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6.14cm"/>
    </style:style>
    <style:style style:name="co4" style:family="table-column">
      <style:table-column-properties fo:break-before="auto" style:column-width="11.534cm"/>
    </style:style>
    <style:style style:name="co5" style:family="table-column">
      <style:table-column-properties fo:break-before="auto" style:column-width="8.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323232" style:direction="ltr" style:rotation-angle="0" style:rotation-align="none" style:shrink-to-fit="true" style:vertical-align="automatic"/>
      <style:paragraph-properties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323232" style:direction="ltr" style:rotation-angle="0" style:rotation-align="none" style:shrink-to-fit="true" style:vertical-align="automatic"/>
      <style:paragraph-properties fo:margin-left="0cm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00" table:default-cell-style-name="ce1"/>
        <table:table-row table:style-name="ro1">
          <table:table-cell office:value-type="string">
            <text:p>PERIODO</text:p>
          </table:table-cell>
          <table:table-cell office:value-type="string">
            <text:p>CEDULA </text:p>
          </table:table-cell>
          <table:table-cell table:style-name="ce20" office:value-type="string">
            <text:p>P.F.G.</text:p>
          </table:table-cell>
          <table:table-cell table:style-name="ce20" office:value-type="string">
            <text:p>APELLIDOS</text:p>
          </table:table-cell>
          <table:table-cell table:style-name="ce20" office:value-type="string">
            <text:p>CIUDAD </text:p>
          </table:table-cell>
          <table:table-cell table:style-name="ce20" office:value-type="string">
            <text:p>ESTADO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073121">
            <text:p>1507312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ALBARRAN LEON MARIA EDUAR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3563824">
            <text:p>1356382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ALBARRAN TORO MARLENE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9592836">
            <text:p>959283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ALVARADO VILLANUEVA MARIA LIZAN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2111508">
            <text:p>2211150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ARTIGAS GUTIERREZ MILAGROS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516130">
            <text:p>2051613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BASTOS MENDEZ LAURA KAR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3031929">
            <text:p>2303192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BERMUDEZ AREVALO CLAUDIA PATR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4550498">
            <text:p>1455049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BITRIAGO YOLIBEL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9986391">
            <text:p>998639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BOLIVAR LOPEZ LEONOR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962135">
            <text:p>2096213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BRITO DIOAMELIS GUIDI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635932">
            <text:p>1563593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BARCAS BALZA ROSIDES <text:s/>ED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1550592">
            <text:p>2155059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LDERON CELY NAIBORY JIBE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461240">
            <text:p>1546124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MARGO QUIRIFE MARIA FERNAN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84402835">
            <text:p>8440283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RDENAS AQUINO DANNY LEAND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3738242">
            <text:p>1373824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RO RIVERO MARIA BAS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407279">
            <text:p>2040727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STILLO MARLIS SAB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2823072">
            <text:p>1282307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STILLO BARRIOS NORMA EDEY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519583">
            <text:p>2051958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STILLO CELIS MARYERI <text:s/>MITZ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5578434">
            <text:p>557843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STILLO DE LIENDO ALICI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099771">
            <text:p>2009977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STILLO ESCALONA BEATRIZ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2551756">
            <text:p>1255175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ASTRO DUQUE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236569">
            <text:p>1523656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OLINA NOGUERA YUSMAIRA DESIRE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224822">
            <text:p>1822482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ONTRERAS CONTRERAS MAIR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127117">
            <text:p>16127117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ONTRERAS TORRES SAHIR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191151">
            <text:p>1919115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ONTRERAS TREJO MARIELA YUR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957816">
            <text:p>1995781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ORDERO CAMACHO PAOL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869325">
            <text:p>2086932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DELFIN RODRIGUEZ CELIMAR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2555912">
            <text:p>1255591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DIAZ TORRES LESBI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462450">
            <text:p>1546245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DIOSES GARCIA ANA EDIC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116032">
            <text:p>1811603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DUGARTE MONSALVE MIRTH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733313">
            <text:p>2073331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DUGARTE PEREZ YEINNY YURIA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4434992">
            <text:p>1443499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DURAN RODRIGUEZ PAOL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226179">
            <text:p>2022617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ESCALANTE MOLINA OFELIA MARGA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2553492">
            <text:p>1255349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ESPINOZA GARRIDO ADGLYS EVELIC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856751">
            <text:p>1885675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FERNANDEZ IBARRA YOHALIX MILAG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7004394">
            <text:p>1700439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GARCIA BERRIOS YISLEBI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9264011">
            <text:p>926401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GARCIA MARQUEZ ISID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4569370">
            <text:p>1456937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GRATEROL TORRES MARI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121314">
            <text:p>1512131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GUERRERO CADENAS JAKELINE JOSEF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406173">
            <text:p>2040617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GUERRERO CARRILLO NAILE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867266">
            <text:p>2086726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GUTIERREZ SANCHEZ YENNY SORE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601872">
            <text:p>2060187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GUTIERREZ SANCHEZ NELLY JAKEL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426365">
            <text:p>1942636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HEREIRA RODRIGUEZ YULEIDYS YACK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9986868">
            <text:p>998686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HERNANDEZ DE QUINTERO TIBISA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783665">
            <text:p>1978366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HERNANDEZ LUCENA MAIKELY KATHER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2685590">
            <text:p>2268559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HERNANDEZ MORENO ANYELIS ADR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7291310">
            <text:p>1729131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HERRERA VIELMA MILDRE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517644">
            <text:p>1951764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HIDALGO BERVESI MARIA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968773">
            <text:p>1596877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IGLESIAS DE VARELA CIRCE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602486">
            <text:p>2060248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JAIME NAVA YOANG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0051153">
            <text:p>1005115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JUSTINIANO INFANTE JUANA GREG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0561476">
            <text:p>1056147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LA <text:s/>CRUZ PEREZ MARIA CONCEPCI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408250">
            <text:p>2040825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LEAL HERRERA KLEYDY LILI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321876">
            <text:p>1832187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LEON VALLADARES ELIDA NORBE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046589">
            <text:p>1804658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LOBO GALAVIS JOHANA JAK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045915">
            <text:p>1804591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LOZANO LOZANO ARIANY SAIR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912526">
            <text:p>1691252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ALUENGA NEIDYS RAQ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4602409">
            <text:p>1460240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ALUENGA ROAS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734559">
            <text:p>2073455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ARQUEZ CADENAS YEXI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226587">
            <text:p>20226587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ARQUEZ CARRILLO GABY MAR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182365">
            <text:p>1918236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ENA MENA YEXI <text:s/>KAR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371462">
            <text:p>1637146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ENDEZ ESCALONA JU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520972">
            <text:p>2052097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ENDEZ MENDEZ ADRIANYELA YAM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932844">
            <text:p>1893284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IRABAL ANDRADE CARMEN MARLE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2823645">
            <text:p>1282364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OLINA CRUZ KARIN JU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0564819">
            <text:p>1056481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OLINA DE CONTRERAS NUV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2118193">
            <text:p>2211819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OLINA GUERRERO IRIS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7305048">
            <text:p>1730504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ONTILLA MENDEZ MARIA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859649">
            <text:p>1685964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ORALES TORRES NEHECYAIRA MAYBEC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073784">
            <text:p>1507378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ORENO BORRERO MARIA MAYERL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867583">
            <text:p>1986758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ORENO GARCIA AN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429953">
            <text:p>1942995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UÑOZ MONTECINO AIXAMAR ANGELI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2058930">
            <text:p>1205893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NADALES SOLORZANO LIDIS ZULE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1086724">
            <text:p>2108672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NIETO CAMEJO LENDY KATHER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244496">
            <text:p>1924449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NIÑO NIÑO YURLEIMI ZU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278016">
            <text:p>1927801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ORTEGA YESEN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826419">
            <text:p>1982641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ORTIZ BECERRA MARY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961266">
            <text:p>2096126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OSMAN LINARES DISNEY JOH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3014113">
            <text:p>2301411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AEZ ANCENO DIANA ISA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3032403">
            <text:p>2303240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ALENCIA MORENO HERLIANGEL MILAG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613217">
            <text:p>19613217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ARRA CASTILLO ANA VENTU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425326">
            <text:p>1842532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ATIÑO BALLESTERO LAUR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019729">
            <text:p>1501972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ELAYO RENGIFO SOLKAR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2685949">
            <text:p>2268594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EREZ CONTRERAS ROX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732178">
            <text:p>2073217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EREZ RAMIREZ ROSAU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735093">
            <text:p>2073509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ERNIA ESCALANTE ELEIDY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025680">
            <text:p>1902568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IÑERO BUSTON 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1601868">
            <text:p>2160186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RADA NINF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978864">
            <text:p>1697886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ULGAR ALDANA KARBELY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429701">
            <text:p>1942970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ULIDO UZCATEGUI EUGENIA YANILU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051136">
            <text:p>1605113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QUINTERO QUINTERO INGRID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3" office:value-type="float" office:value="9262740">
            <text:p>926274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QUINTERO VERGARA CARLO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7357558">
            <text:p>1735755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AMIREZ TIBIS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3186115">
            <text:p>1318611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AMIREZ CARMEN AMA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406763">
            <text:p>2040676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AMIREZ GUERRERO MARLIN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904423">
            <text:p>1690442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ANGEL TOVAR FABIOLA JOCE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5462270">
            <text:p>1546227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IVERO MARTINEZ REINA ZULE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4813405">
            <text:p>1481340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DRIGUEZ ANDRADE MARIA SI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992371">
            <text:p>1699237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DRIGUEZ HERRERA AN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2200284">
            <text:p>1220028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DRIGUEZ MONTILLA YELITZ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613108">
            <text:p>1961310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DRIGUEZ PEREZ FRANCIS YAN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2234991">
            <text:p>2223499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DRIGUEZ REYES KEY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3063172">
            <text:p>1306317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JAS DOLLY ESMERAL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100881">
            <text:p>2010088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JAS ROJAS YOSELIN <text:s/>ISA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3238566">
            <text:p>1323856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MERO SARA NAID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1550427">
            <text:p>21550427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MERO MENDEZ LAURA YUDE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7987784">
            <text:p>1798778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MERO PIÑA MARIAN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2110756">
            <text:p>1211075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MERO RAMOS GLORIA NORBER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881378">
            <text:p>1988137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NDON QUINTERO MARYURI YURIR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5206979">
            <text:p>520697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OSINE DE HERNANDEZ MARI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491845">
            <text:p>1949184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UEDA CONTRERAS ALIX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7931507">
            <text:p>17931507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UIZ CADENAS YUDERKYS CONCEPCI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735860">
            <text:p>2073586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UJANO SANCHEZ YANDERIS DARI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174246">
            <text:p>18174246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SANCHEZ VERACIERTA ROCIO YUSME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8146618">
            <text:p>814661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SERRANO MARRERO EDITH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239149">
            <text:p>2023914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SIVIRA MORALES DARLEYIN GREG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825410">
            <text:p>1982541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SOLORZANO TERAN ANDREI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406304">
            <text:p>2040630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STEPHANY MADELAINE COLINA MENDO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491270">
            <text:p>1949127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SULBARAN RONDON LILIA YA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0805692">
            <text:p>1080569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TORO DE ALBARRAN ADRIANA MILEY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602301">
            <text:p>2060230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TORRES LANDAETA LIS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043084">
            <text:p>2004308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TORRES PARRA YEXICA NOHEM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601827">
            <text:p>20601827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UZCATEGUI VARGAS NOL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638342">
            <text:p>1663834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VALERO GEYSY YOHIRIB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882918">
            <text:p>1988291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VASQUEZ COLMENARES YAHIRIS YUSMAR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906097">
            <text:p>18906097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VELAZQUEZ TERAN CAROLI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631904">
            <text:p>19631904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VILLAMIZAR MOLINA ROSELIA YAN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264368">
            <text:p>1626436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VIVAS PAREDES AWILDA MASU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3022333">
            <text:p>23022333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ZAPATA MENDEZ YUSBERSI KAR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6591239">
            <text:p>6591239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BRICEÑO QUINTERO JESU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6132061">
            <text:p>16132061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CORDOVA AVILEZ LUIS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9988247">
            <text:p>9988247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GOMEZ ROJAS JESU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2205398">
            <text:p>1220539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LINARES ARTAHONA ENRRY FRANCISC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9612600">
            <text:p>1961260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MARCO ANTONIO CANELONES BRICEÑ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487292">
            <text:p>2048729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PEREZ GARCES OSCAR RAFA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7768782">
            <text:p>17768782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QUINTERO CASTRO JESUS EDU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4550178">
            <text:p>1455017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AMIREZ CADENAS RAFAEL ARGEN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20950518">
            <text:p>20950518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REALZA TOVAR JOSE GREGO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4916550">
            <text:p>14916550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VAQUERO DUGARTE ERLES ALEX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2" office:value-type="float" office:value="18642275">
            <text:p>18642275</text:p>
          </table:table-cell>
          <table:table-cell table:style-name="ce2" office:value-type="string">
            <text:p>TECNICO SUPERIOR EN ENFERMERIA </text:p>
          </table:table-cell>
          <table:table-cell table:style-name="ce23" office:value-type="string">
            <text:p>VELAZCO VELAZCO EBER ALEXAND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1699349">
            <text:p>11699349</text:p>
          </table:table-cell>
          <table:table-cell table:style-name="ce4" office:value-type="string">
            <text:p>LICENCIADO EN EDUCACION MENSION EDUCACION FISICA</text:p>
          </table:table-cell>
          <table:table-cell table:style-name="ce24" office:value-type="string">
            <text:p>CASTRO FERNANDEZ JACQUELINE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9135161">
            <text:p>19135161</text:p>
          </table:table-cell>
          <table:table-cell table:style-name="ce4" office:value-type="string">
            <text:p>LICENCIADO EN EDUCACION MENSION EDUCACION FISICA</text:p>
          </table:table-cell>
          <table:table-cell table:style-name="ce24" office:value-type="string">
            <text:p>CONTRERAS CHACON EXAR D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4361563">
            <text:p>14361563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NUÑEZ HENCYL BLADIMI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6476768">
            <text:p>16476768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RODRIGUEZ VALERA JORGE LU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6634530">
            <text:p>16634530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DURAN AZUAJE REINALD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6634926">
            <text:p>16634926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NARVAEZ CANELON FREDDY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7261502">
            <text:p>17261502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TRIBIÑO HERNANDEZ CARLOS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7549199">
            <text:p>17549199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ROJAS ESCALONA ROS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7766127">
            <text:p>17766127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FERNANDEZ ROSALES ANTONI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7810627">
            <text:p>17810627</text:p>
          </table:table-cell>
          <table:table-cell table:style-name="ce4" office:value-type="string">
            <text:p>LICENCIADO EN EDUCACION MENSION EDUCACION FISICA</text:p>
          </table:table-cell>
          <table:table-cell table:style-name="ce24" office:value-type="string">
            <text:p>CARDENAS TORRES JESUS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8558166">
            <text:p>18558166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RAYNER JOSE QUIÑONE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8560405">
            <text:p>18560405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RIVERO BRIZUELA ISAAC MARIAN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9191687">
            <text:p>19191687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COLMENARES HIDALGO IGINIA NA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9280822">
            <text:p>19280822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MORA SEPULVEDA JHON ANG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9522854">
            <text:p>19522854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LINDA BRIGYD CORREA SANDOVA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9528073">
            <text:p>19528073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VARGAS NOI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19826240">
            <text:p>19826240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REYES HIDALGO ROSMELY AGUST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20409527">
            <text:p>20409527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BRICEÑO RODRIGUEZ LEANDRY ANA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20963453">
            <text:p>20963453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MAYA VIERA LILIBE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22686062">
            <text:p>22686062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RAMIREZ FERNANDEZ DENIS YAD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23916170">
            <text:p>23916170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RAMIREZ FERNANDEZ YUSMERY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4" office:value-type="float" office:value="24018581">
            <text:p>24018581</text:p>
          </table:table-cell>
          <table:table-cell table:style-name="ce4" office:value-type="string">
            <text:p>LICENCIADO EN EDUCACION MENSION EDUCACION FISICA</text:p>
          </table:table-cell>
          <table:table-cell table:style-name="ce13" office:value-type="string">
            <text:p>MANZANILLA ROJAS FRANCIS MAHO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0178318">
            <text:p>1017831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BUSTAMANTE MENDEZ NINF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4708679">
            <text:p>1470867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OSALES RUJANO ALIX ED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790173">
            <text:p>1879017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CASTELLANOS GUARIN JESSICA YAJA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879921">
            <text:p>1887992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AMEZ AYONA VICKY LO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234426">
            <text:p>19234426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VILLA PEREZ MILEIM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4378426">
            <text:p>1437842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AGELVIS GUERRERO ALEXANDER DAVI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071004">
            <text:p>1907100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AGUILERA MENDOZA GERMAN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3592121">
            <text:p>1359212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AGUILERA SILVA CARMEN ROSA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550282">
            <text:p>1755028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AGUIRRE PARADAS PABLO ADELC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801131">
            <text:p>1980113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ARAQUE GUERRERO SARA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409491">
            <text:p>2040949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ARIAS PINEDA SORELIS MARIN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3062493">
            <text:p>13062493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ARISMENDI ARISMENDI ELI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239486">
            <text:p>2023948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AZUAJE ARENA MARISOL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6634844">
            <text:p>1663484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BALBUENA FERNANDEZ SON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735951">
            <text:p>1873595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BALBUENA FERNANDEZ LUISA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2554266">
            <text:p>1255426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BALZA SILV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492179">
            <text:p>1949217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BALZA RODRIGUEZ ENDE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6" office:value-type="float" office:value="19881335">
            <text:p>19881335</text:p>
          </table:table-cell>
          <table:table-cell table:style-name="ce4" office:value-type="string">
            <text:p>LICENCIADO EN EDUCACION </text:p>
          </table:table-cell>
          <table:table-cell table:style-name="ce25" office:value-type="string">
            <text:p>BALZA RODRIGUEZ ARIANNY YANIR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4184998">
            <text:p>1418499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BARRIOS RODRIGUEZ IRAIDA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1071206">
            <text:p>2107120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BERMUDEZ SANCHEZ JOSE LU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9389148">
            <text:p>938914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BONGIOVANNI FERRARELLO PAO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5675525">
            <text:p>567552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BORRERO SOLANO CIRO ARMAN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6" office:value-type="float" office:value="20599081">
            <text:p>20599081</text:p>
          </table:table-cell>
          <table:table-cell table:style-name="ce4" office:value-type="string">
            <text:p>LICENCIADO EN EDUCACION </text:p>
          </table:table-cell>
          <table:table-cell table:style-name="ce25" office:value-type="string">
            <text:p>BUSTAMANTE BARRETO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2253990">
            <text:p>12253990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CABIEDES GIRÓN NELSON EN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069353">
            <text:p>1906935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CADENAS CARMONA ZUANNY NAHIROB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661735">
            <text:p>1766173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CAILE ACEROS ELZER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6635595">
            <text:p>1663559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CAMACHO ANTONI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0561199">
            <text:p>1056119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CASTILLO MELYS DE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6072247">
            <text:p>1607224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CATIRE VELASQUEZ LISBET GREG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724181">
            <text:p>1772418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CONTRERAS JHAN CARLO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057534">
            <text:p>1905753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CONTRERAS MOLINA YILBARI LIS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033170">
            <text:p>1903317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CORREA SANDOVAL KAYELYS JASM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4928358">
            <text:p>1492835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DAVILA ANDRIS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4204763">
            <text:p>1420476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DORANTE VASQUEZ MARIA MARLEN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4724738">
            <text:p>1472473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DUARTE MENDEZ VELC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1841859">
            <text:p>1184185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DUARTE OROZCO MAY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965426">
            <text:p>2096542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ESCALONA ALVAREZ YUSMA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5537013">
            <text:p>1553701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ESPINOZA SUAREZ TEID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226380">
            <text:p>2022638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FARIAS RAMIREZ SANDRA LIS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244815">
            <text:p>1924481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FAUDITO YUL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406915">
            <text:p>2040691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FERNANDEZ ALEJO MARIANNY GREG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291921">
            <text:p>1729192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FRANCIS OJEDA YAJAIR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784352">
            <text:p>19784352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FRIAS FLORES DOALIS MAQU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6475861">
            <text:p>1647586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ALLARDO CHINCHILLA NELLY GUILL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543019">
            <text:p>2054301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ARCIA MEJIAS ANDREI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1707789">
            <text:p>11707789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GARCIA MUJICA MARIA VITA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6" office:value-type="float" office:value="17509980">
            <text:p>17509980</text:p>
          </table:table-cell>
          <table:table-cell table:style-name="ce4" office:value-type="string">
            <text:p>LICENCIADO EN EDUCACION </text:p>
          </table:table-cell>
          <table:table-cell table:style-name="ce25" office:value-type="string">
            <text:p>GODOY MORAN YURIS SEL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3591914">
            <text:p>1359191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OMEZ EFREN AMAB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558269">
            <text:p>1855826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ONZALEZ JESUS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1759924">
            <text:p>1175992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ONZALEZ BOLAÑO LILA MA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518632">
            <text:p>1951863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ONZALEZ GALLARDO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768842">
            <text:p>1776884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ONZALEZ HOYO YORLY HE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225204">
            <text:p>1822520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RATEROL HOYOS MAYELI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430344">
            <text:p>1943034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UEVARA GONZALEZ MARIA MILAG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280718">
            <text:p>1928071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UTIERREZ CASTILLO JOHAN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2206519">
            <text:p>12206519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GUTIERREZ ESCOBAR JOSE NATIVIDA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069398">
            <text:p>1906939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GUTIERREZ VIERA D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766653">
            <text:p>1776665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HERRERA ELIAN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732888">
            <text:p>2073288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IBARRA PULIDO ARLENYS DAR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5537017">
            <text:p>1553701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JEREZ CANELON YUR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867499">
            <text:p>2086749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JHOSSELYS CARENET GUTIERREZ LUC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260148">
            <text:p>1726014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JIMENEZ HERNANDEZ ROSANG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549090">
            <text:p>1754909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JIMENEZ PEREZ NOBELIS NATH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768147">
            <text:p>1776814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LINARES LISNORM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783320">
            <text:p>1978332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LINARES COLINA ANA TIBIS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224813">
            <text:p>1922481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LOPEZ NINIBETH ANDERS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2647907">
            <text:p>1264790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LOPEZ COLMENARES YOEL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1169701">
            <text:p>2116970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LOZADA HERNANDEZ MARIA FRANCIS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6" office:value-type="float" office:value="16071987">
            <text:p>16071987</text:p>
          </table:table-cell>
          <table:table-cell table:style-name="ce4" office:value-type="string">
            <text:p>LICENCIADO EN EDUCACION </text:p>
          </table:table-cell>
          <table:table-cell table:style-name="ce25" office:value-type="string">
            <text:p>LOZANO HERNANDEZ LUZ HAIDE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520019">
            <text:p>2052001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ARQUEZ MENDEZ MARLEY NOHE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856562">
            <text:p>1885656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ARQUEZ ROA RONALD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4711283">
            <text:p>1471128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ARTINEZ ELMER RAFA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4239908">
            <text:p>14239908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MARTÍNEZ IRI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6071890">
            <text:p>1607189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ARTINEZ PEREZ JULIO ALEXAND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430050">
            <text:p>1943005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EJIAS DUQUE AILYN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3484360">
            <text:p>1348436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EJIAS LINARES DUSBELY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045084">
            <text:p>1804508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EZA PLAZA MERLY NACAR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5463055">
            <text:p>1546305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OLINA ANGULO CARMEN MAIGUAL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989622">
            <text:p>1798962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OLINA CASTRO RUBI LEON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2823433">
            <text:p>1282343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OLINA DE NARVAEZ NIS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6070481">
            <text:p>1607048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OLINA ESCALONA CEL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045393">
            <text:p>1804539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OLINA MEZA D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601840">
            <text:p>2060184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ONTAÑA TORRES DEXI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5363776">
            <text:p>1536377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ONTILLA VILLANUEVA YOLETNY ADEL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619359">
            <text:p>1961935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ONTOYA DARLYS A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290872">
            <text:p>1729087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ORENO CRISTANCHO YANEIDI YANI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1709867">
            <text:p>1170986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MUJICA PARRA BLANC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882834">
            <text:p>1988283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NIETO ORELLANA DAILIS LUC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620740">
            <text:p>1962074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NIÑO BELANDRIA YENIS REBE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425927">
            <text:p>1842592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NOVOA ERNANDEZ D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601952">
            <text:p>2060195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NOVOA ERNANDEZ YESSICA YUR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0428792">
            <text:p>1042879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NUÑEZ GARCIA LOREYNE LEY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3882725">
            <text:p>1388272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OJEDA MONTERO GLADIS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4996968">
            <text:p>1499696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PADILLA HIDALGO MARIA ED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881959">
            <text:p>1988195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PAREDES MEJIAS ELIZABETH KATER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5799527">
            <text:p>1579952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PARRA ROSA AU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882107">
            <text:p>1988210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PARRA ROMERO JORGE LU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6978019">
            <text:p>16978019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PEREZ HERNANDEZ PETR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768926">
            <text:p>1776892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PEREZ MARTINEZ WILME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882719">
            <text:p>1988271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PIMENTEL DIAZ LAUR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602530">
            <text:p>17602530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PINEDA LOPEZ YULIAN KATIUZ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3061610">
            <text:p>13061610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PINEDA LOPEZ JULIO CES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5330005">
            <text:p>1533000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PRIETO ARLEN ARAC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3618418">
            <text:p>2361841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QUINTANA PERTUZ AN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349583">
            <text:p>1934958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QUINTERO VALERA LISBETH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522273">
            <text:p>1952227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QUIROS GOMEZ CARLOS EDU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520865">
            <text:p>2052086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AMIREZ AVENDAÑO ROBERT JO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881459">
            <text:p>1988145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AMIREZ DURAN CARLA ALEX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641930">
            <text:p>18641930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AMIREZ LARA GLENDY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3130472">
            <text:p>313047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EYES GARRIDO EDGAR O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826244">
            <text:p>1982624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EYES HIDALGO ROXA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659822">
            <text:p>1765982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INCONES NIZ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518076">
            <text:p>1951807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IVAS PEREZ AN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518095">
            <text:p>1951809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IVAS PEREZ MARI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869219">
            <text:p>2086921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IVERO ALTUVE LIZ YEN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2117447">
            <text:p>22117447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RODRÍGUEZ FRANCIS JAN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549785">
            <text:p>1754978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ODRIGUEZ ALBARRAN REBEC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6979552">
            <text:p>1697955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ODRIGUEZ DE MOGOLLON ADR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2825013">
            <text:p>1282501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ODRIGUEZ ZAMBRANO NOLVIS YOL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238812">
            <text:p>2023881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OSARIO ALMEIDA GIGNA PAOL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203625">
            <text:p>1720362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UIZ VICTOR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2688086">
            <text:p>2268808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RUIZ QUINTERO ZULY ZAD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1715387">
            <text:p>1171538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SANABRIA VOLCANEZ LISA LUB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1839387">
            <text:p>1183938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SANCHEZ SANCHEZ REYES YOLAN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407219">
            <text:p>2040721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SANTANA PINEDA CARLOS EDU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660309">
            <text:p>17660309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SANTANA ROJAS JUAN CARLO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518005">
            <text:p>19518005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SANTIAGO ANGULO MAYR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2201436">
            <text:p>12201436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SEQUERA JULI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100691">
            <text:p>2010069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SERRANO FERNANDEZ MARI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867982">
            <text:p>2086798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SILVA OCHOA EUCARIS LIS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6" office:value-type="float" office:value="16645119">
            <text:p>16645119</text:p>
          </table:table-cell>
          <table:table-cell table:style-name="ce4" office:value-type="string">
            <text:p>LICENCIADO EN EDUCACION </text:p>
          </table:table-cell>
          <table:table-cell table:style-name="ce25" office:value-type="string">
            <text:p>TORREALBA VALERO BERC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601824">
            <text:p>2060182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TORRES ROSARIO KTERIN NA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660534">
            <text:p>17660534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TORREYES RUIZ TANI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239887">
            <text:p>2023988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URQUIOLA SANCHEZ JUAN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965901">
            <text:p>2096590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VALENCIA SALVATIERRA EVELYN BENIL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9484382">
            <text:p>9484382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VALERA RUIZ JOSE IGNAC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3487413">
            <text:p>1348741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VANEGAS JULIO LUIS MIG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6476838">
            <text:p>1647683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VASTIDAS ESCALONA YASMIN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8425217">
            <text:p>18425217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VILLAREAL CASTILLO WILFRE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3022803">
            <text:p>23022803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VIRIGAY CACERES LEID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7985201">
            <text:p>17985201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YAGUARAN VILLANUEVA GERALDINE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20963688">
            <text:p>20963688</text:p>
          </table:table-cell>
          <table:table-cell table:style-name="ce4" office:value-type="string">
            <text:p>LICENCIADO EN EDUCACION </text:p>
          </table:table-cell>
          <table:table-cell table:style-name="ce13" office:value-type="string">
            <text:p>YANEZ ORELLANA MAYUR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5383964">
            <text:p>15383964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ZAMBRANO DURANTT YELITZ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5" office:value-type="float" office:value="19350424">
            <text:p>19350424</text:p>
          </table:table-cell>
          <table:table-cell table:style-name="ce4" office:value-type="string">
            <text:p>LICENCIADO EN EDUCACION </text:p>
          </table:table-cell>
          <table:table-cell table:style-name="ce24" office:value-type="string">
            <text:p>TERAN GARCES YENEID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978148">
            <text:p>1697814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CEVEDO BUSTAMANTE NAILE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838884">
            <text:p>1283888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GUILAR NEIDA CAREL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761642">
            <text:p>1176164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GUILAR QUINTERO CARMEN ARAC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32166">
            <text:p>1963216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GUILERA ZERPA EMILSE CRIS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26865">
            <text:p>1982686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GUIÑO PEREZ ANGEL LUI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285588">
            <text:p>1328558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LFONZO LOZANO SAMUEL RAFA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150368">
            <text:p>2015036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LTUVE CONTRERAS SANDR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518545">
            <text:p>2051854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LTUVE GARCIA VERONICA IRAL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661422">
            <text:p>1766142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LVARADO ESCALONA JACINTO RAM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992047">
            <text:p>1899204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LVARADO HERNANDEZ CARIS IRI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604648">
            <text:p>1360464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MAYA BRIZUELA YUSBELIS YO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86119">
            <text:p>1118611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NGEL ARISMENDI GLEND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12557">
            <text:p>1961255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NGEL MOLINA ELI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919023">
            <text:p>1191902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PONTE DELPINO NEUDY NOHEM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402917">
            <text:p>1140291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ABIA DIAZ MARLEN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660619">
            <text:p>1766061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AQUE CONTRERAS YU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26941">
            <text:p>1982694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AQUE PALENCIA MAYR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389590">
            <text:p>938959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AUJO LAGUNA JESUS O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190142">
            <text:p>1619014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AUJO RODRIGUEZ EDITH NORELK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683566">
            <text:p>1368356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AUJO VELASQUEZ YUL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1837">
            <text:p>1220183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IAS ZAIDA NER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669912">
            <text:p>1566991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ISMENDIZ PEÑA ELENA KATER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82831">
            <text:p>1988283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RIECHI ACERO JOH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681063">
            <text:p>1568106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SCANIO GONZALEZ YACSORA ELI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100508">
            <text:p>1510050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VILA BATISTA AIXA YAMIL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3166350">
            <text:p>2316635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YALA MANRIQUE HEDY CONSUEL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2113707">
            <text:p>2211370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LLESTEROS TELLEZ SANDRA LI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8142304">
            <text:p>814230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LZA DE MENDEZ MIGDALIA MARLE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291941">
            <text:p>1729194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LZA DIAZ EDILI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926354">
            <text:p>1392635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RRIOS DE GODOY YAMILETH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600928">
            <text:p>2060092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RRUETA RONDON AMALI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26712">
            <text:p>1982671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ECERRA PEÑA AURIS RAQ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118843">
            <text:p>1811884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ECERRA SALINAS YELITZA JOHAN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350377">
            <text:p>1935037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ERRIOS TERAN NELYSAC YOH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105323">
            <text:p>1310532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OHORQUEZ OCHOA ERNESTINA LET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880045">
            <text:p>1788004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OTERO CARMONA HEIDY VIV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92604">
            <text:p>1119260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RIAN LARA MARITZA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241037">
            <text:p>1424103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RICENO PIÑA NEIS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205811">
            <text:p>1720581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URGOS PERAZA YAMILETH DEL REA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29955">
            <text:p>1942995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BRERA SANTIAGO INAD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988624">
            <text:p>179886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LDERON ZENAID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30448">
            <text:p>1943044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MACHO BECERRA BEATRIZ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771855">
            <text:p>1877185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MACHO NEIRA MILAGRO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517806">
            <text:p>1951780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MACHO PACHECO DELV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19382">
            <text:p>1961938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MPERO MONTILLA ELIANI VAN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637260">
            <text:p>1663726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MPERO ORTEGA YRM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266435">
            <text:p>926643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MPOS ARLENY MERCE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26661">
            <text:p>1822666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RRASCO RAMOS NEIRIN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906621">
            <text:p>1890662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SERES UZCATEGUI NORBEL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223222">
            <text:p>1522322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STAÑEDA PIMENTEL ANDRISBEL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660725">
            <text:p>1766072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STILLO CARRILLO BERTH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660727">
            <text:p>1766072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STILLO CARRILLO ISDALYS AD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20776">
            <text:p>1962077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STRO BRICEÑO NERIANNYS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126800">
            <text:p>1612680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EGARRA GONZALEZ NEIDI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839991">
            <text:p>1283999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ELIS DE ORTEGA GLORIA NANC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90459">
            <text:p>1829045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ESAR RIVERO ANA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349442">
            <text:p>1934944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HAVEZ DUN ERIK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324319">
            <text:p>1232431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HAVEZ RUIZ ARELIS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089815">
            <text:p>1608981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HAVEZ ZAMBRANO CARMEN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376058">
            <text:p>1737605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HIRINO CHIRINOS JESSICA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79142">
            <text:p>1257914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HONA SILVA FRANC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52686">
            <text:p>1255268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A URBINA ROSA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792114">
            <text:p>1679211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LMENARES CALDERON DILMA YUJEI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550441">
            <text:p>1455044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LMENARES DE CHACON YUSMAR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89501">
            <text:p>1118950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LMENARES LEON PEGG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712612">
            <text:p>1471261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LMENAREZ MEDRAN ALENNIS MILIP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7285">
            <text:p>1220728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LORADO IZQUIERDO ARIDA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53159">
            <text:p>1255315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DE VALDERRAMA GLORIA VICT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71293">
            <text:p>1907129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TRERAS YUSMELYS THA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333468">
            <text:p>1633346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TRERAS PATIÑO MARIA MIREY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724108">
            <text:p>1772410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TRERAS PEREZ YAMILE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01435">
            <text:p>1980143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TRERAS VARGAS YADARC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365838">
            <text:p>936583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RDERO TORRES YAMNI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3158444">
            <text:p>2315844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UERO SILVA BETT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26138">
            <text:p>1982613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ERO NIETO D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669577">
            <text:p>1566957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DIAZ GARRIDO MORELA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89119">
            <text:p>1828911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DIAZ GARRIDO MARIA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91124">
            <text:p>194911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DUGARTE ROA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946064">
            <text:p>1394606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DUGARTE TERAN ARACEL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25354">
            <text:p>1982535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DUQUE MOLINA YESENIA GREG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099064">
            <text:p>2009906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ESCALONA GARRIDO DIOSMAR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406878">
            <text:p>2040687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ESCALONA MEDINA JETZABETH ELOD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537870">
            <text:p>1553787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ESCALONA MOLINA KEILA DEL 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100936">
            <text:p>2010093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ESCORCHA DOMINGUEZ ROSANGEL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907340">
            <text:p>1890734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ESCORCHA SANCHEZ KARINA LI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29634">
            <text:p>1942963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ERNANDEZ RIVAS DEGLIS KATHER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2120">
            <text:p>1220212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IGUEREDO ESCALONA NOHELI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8144766">
            <text:p>814476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LORES ISABEL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063782">
            <text:p>1306378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LORES BERMUDEZ ELIANA JOSEF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12289">
            <text:p>1051228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LORES CHACON WILLIAN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136924">
            <text:p>161369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LORES SILVA RAIZA LAY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4249">
            <text:p>1220424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UENTES ARIAS SANDY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57561">
            <text:p>1905756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ARCIA BELANDRIA YENNY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204722">
            <text:p>1720472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ARCIA GARCIA DENNI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1170639">
            <text:p>2117063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ARCIAS CORZO LOANNIS LET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515324">
            <text:p>165153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AVIDIA JEAN CARLO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54970">
            <text:p>1255497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ELVES MARTINEZ YANE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072978">
            <text:p>1507297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BEZA DE ARTAHONA GLORI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3596525">
            <text:p>359652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MEZ DE HERNANDEZ YOLAN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869703">
            <text:p>2086970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MEZ GOMEZ YULEIM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882322">
            <text:p>1388232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NZALEZ ARELY MAIGUAL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189241">
            <text:p>1618924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NZALEZ NURIS YES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979687">
            <text:p>1697968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NZALEZ AQUINO LENN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838150">
            <text:p>1883815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NZALEZ DIAZ ANGEL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58229">
            <text:p>1055822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NZALEZ ESPINOZA CRISALID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38219">
            <text:p>2023821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NZALEZ PUERTA MAIDELEN ZULEN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7898993">
            <text:p>789899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NZALEZ ROSINE CARMEN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996516">
            <text:p>1499651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RATEROL GODOY ODALIS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92207">
            <text:p>1119220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UALDRON DIAZ MARBELIS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990443">
            <text:p>999044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UDIÑO MORA AURA MARBEL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063507">
            <text:p>1306350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UDIÑO PEREZ ADELA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2985349">
            <text:p>2298534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UERRA BUSTAMANTE MARIA DE LOS ANGEL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638322">
            <text:p>1663832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UERRERO ESQUERRA MIGDAL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79608">
            <text:p>1257960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UILLEN GALINDEZ BLANCA LENN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839824">
            <text:p>188398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UTIERREZ FANDIÑO KATHERIN MAR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710268">
            <text:p>1171026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NANDEZ YALEIDA ESPERAN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88103">
            <text:p>1828810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NANDEZ CASTILLO AURO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058867">
            <text:p>1205886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NANDEZ CORTEZ ROMEL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488543">
            <text:p>1648854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NANDEZ ESPINOZA EGLIS JAMARI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709727">
            <text:p>1170972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NANDEZ GOMEZ YINETT 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010356">
            <text:p>1201035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NANDEZ HERNANDEZ JOSE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792352">
            <text:p>1679235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RERA BARCO BETZI ZUNILD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962170">
            <text:p>2096217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RERA ECHENIQUE GLORIA VERONI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90382">
            <text:p>1119038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RERA MENA PAULA AIDE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280739">
            <text:p>1928073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RERA QUINTERO ROSIRIS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867015">
            <text:p>1486701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RERA SALAS JHONNY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587709">
            <text:p>1358770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UERFANO RODRIGUEZ GAUDI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517329">
            <text:p>1951732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JAIMES RIVAS CINDY MAIL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964731">
            <text:p>2096473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JARAMILLO SULVARAN LUSBEID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330578">
            <text:p>1533057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JIMENEZ APONTE PASTORA DE L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38839">
            <text:p>2023883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JIMENEZ MAMBEL YULIBE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061353">
            <text:p>1306135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ABORDA MEJIAS TERES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3557061">
            <text:p>2355706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EAL AGUILAR DIONIS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192096">
            <text:p>1919209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EON PEREZ ZULEIM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500582">
            <text:p>1350058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OBO MARQUEZ ROSSI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659785">
            <text:p>1765978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OPEZ YENNIFER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550355">
            <text:p>1455035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ORETO IRENE YAZM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88699">
            <text:p>1118869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OVERA CRESPO CARMEN SENOV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638246">
            <text:p>1663824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GDALENO ULACIO ROSAU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358440">
            <text:p>1735844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NCHEGO HENDER ORLAN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591713">
            <text:p>1359171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RIN CARRASCO DORELYS YA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693365">
            <text:p>1769336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RQUEZ CARDENAS THAIS ALEX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20809">
            <text:p>1962080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RQUEZ DIAZ DIEGO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772865">
            <text:p>1877286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RQUEZ GRAU CUPERTIN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40324">
            <text:p>202403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RQUEZ TORRES PEDRO EMI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244081">
            <text:p>1924408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RTINEZ GUTIERREZ VANESS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599188">
            <text:p>2059918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JIAS CHIRINOS DAYANA EVANG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118569">
            <text:p>1811856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JIAS MEDINA LEISMAR ADE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57580">
            <text:p>1055758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JIAS RIBAS YSLILLER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874239">
            <text:p>987423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NA TOVAR NURIS CONCEPCI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1169925">
            <text:p>2116992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NDEZ ESCOBAR MARLENE BRIGG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61195">
            <text:p>1056119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NDEZ GONZALEZ DEL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185412">
            <text:p>1318541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NDOZA ARAGON LURDIS XIOMA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118754">
            <text:p>1811875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ZA PAREDES ANNYS DEL ROS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408929">
            <text:p>2040892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ILLA BARRUETA ROSANGEL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180268">
            <text:p>1918026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GOLLON AGÜERO YUR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101354">
            <text:p>2010135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LINA BRACA WILMERY YSA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913884">
            <text:p>1991388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LINA MORILLO SANDY RHOSMI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212432">
            <text:p>1321243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LINA RAMIREZ BELK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602456">
            <text:p>2060245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LINA ROJAS NORA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708467">
            <text:p>1170846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NTES SULMA ERICK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869914">
            <text:p>2086991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NTIEL BALZA YERALDIN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60947">
            <text:p>1056094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NTILLA GOMEZ MARIA HIPOL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881438">
            <text:p>1788143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NTILLA RAMOS JOH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517595">
            <text:p>1951759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NZON MARIA GRAS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52570">
            <text:p>1255257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NZON FRANCI NILSE MA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20807">
            <text:p>1962080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A ESCALANTE REYNALDO SA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601252">
            <text:p>2060125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A PEREZ MARIA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002950">
            <text:p>1400295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A RAMIREZ LUZ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1167485">
            <text:p>2116748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ENO MARI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518641">
            <text:p>1451864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ENO MENDEZ HEI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271887">
            <text:p>1527188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ENO RIVAS MARIELA ANTO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199509">
            <text:p>1219950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ENO RODRIGUEZ YADIR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839057">
            <text:p>1883905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ENO SARMIENTO SAMUEL DE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987056">
            <text:p>1798705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SIS MARQUEZ ANGELA EN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271790">
            <text:p>1527179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NABAJA OSPINO LENYS EST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537392">
            <text:p>1553739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NUÑEZ CONTRERAS NORA DEL 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517399">
            <text:p>1951739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NUÑEZ CONTRERAS YESSIKA NORA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519281">
            <text:p>2051928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OCHOA MENDEZ YRIS YUSN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194166">
            <text:p>1319416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OLIVARES DAMARIS GREG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279455">
            <text:p>1927945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OROZCO GALINDEZ ZENAIR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980439">
            <text:p>1698043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OSPINO MARQUEZ MILEID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980440">
            <text:p>1698044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OSPINO MARQUEZ LUCIMAR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560263">
            <text:p>1856026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OSPINO MARQUEZ IPPSY VANES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85529">
            <text:p>1118552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AREDES DE BITRIAGO LUZ DIV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882021">
            <text:p>1388202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AREDES MARTINEZ MARISELA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637979">
            <text:p>1663797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AREDES SOLIS NAYELI NET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602010">
            <text:p>2060201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AREDES VARILLAS YETSI LI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515790">
            <text:p>1651579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ÑA CARLOS JAVI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2985118">
            <text:p>2298511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ÑA ARAIZ LIL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956764">
            <text:p>1495676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ÑA DABOIN NELL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496804">
            <text:p>1349680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ÑA LOPEZ MARITZ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3031150">
            <text:p>2303115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ÑA PEÑA MARYURIS MAHOL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5724">
            <text:p>122057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FANNY YAD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291567">
            <text:p>1729156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GUTIERREZ JESSIKA FAUST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1431440">
            <text:p>2143144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MALDONADO MARIANG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828168">
            <text:p>1582816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MORENO CANDIDA IYANU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61700">
            <text:p>1056170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RAMIREZ ANA Y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670501">
            <text:p>1567050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RETAMOSA CANDELARIA ESTH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201979">
            <text:p>1920197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TORO ED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012910">
            <text:p>2001291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ZAMBRANO LAUR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407765">
            <text:p>2040776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INEDA GAVIDIA MAIRELY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266156">
            <text:p>1926615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INEDA SANCHEZ BRICEID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731430">
            <text:p>1973143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LANA GALINDEZ YEXICA MILEI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252628">
            <text:p>925262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RINCIPAL ESCALONA FRANCELI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101390">
            <text:p>1710139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QUINTANA LUCENA RUDY MARGA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39304">
            <text:p>2023930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QUINTERO YESIGLEN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25015">
            <text:p>1982501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QUINTERO RIVAS ELCI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464704">
            <text:p>1646470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IREZ AZUAJE DIA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195906">
            <text:p>1219590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IREZ DIAZ PEDRO CINERC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073779">
            <text:p>1507377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IREZ FALCON ELIDES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588941">
            <text:p>1658894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IREZ FRAINO ANDREI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491951">
            <text:p>1149195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IREZ JIMENEZ RUTH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389128">
            <text:p>938912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IREZ RANGEL ANA L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24564">
            <text:p>1822456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OS REQUENA JASSIBE NAZAR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56145">
            <text:p>1055614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NGEL CONTRERAS HILBA YUR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63007">
            <text:p>1056300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NGEL FERNANDEZ CARMEN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100072">
            <text:p>2010007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NGEL MARTINEZ JOCELYS SOF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384584">
            <text:p>938458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TTIA GARRIDO JEANETT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8804185">
            <text:p>880418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EBOLLEDO JOSE LU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493189">
            <text:p>1349318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EBOLLEDO MORALES CAROLI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4939">
            <text:p>1220493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ENDA COSILES FRANCIS ROS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290733">
            <text:p>1729073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ESTREPO DE QUINTERO YUSNEIDA BIANN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549122">
            <text:p>1454912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BAS MENDOZA CARMEN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958742">
            <text:p>1795874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OS ROMERO DANELS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51768">
            <text:p>1255176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AS JOSEFINA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340268">
            <text:p>1434026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AS ARIAS YAMILET MAIB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711565">
            <text:p>1171156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AS MENDOZA ALB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4601">
            <text:p>1220460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AS PEREZ EMILEYD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89282">
            <text:p>1828928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AS VALLADARES JOSE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967372">
            <text:p>1596737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ERO PERNIA LUZ M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637338">
            <text:p>1663733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A ALMANZA VERONI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463037">
            <text:p>1546303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DRIGUEZ MARTINEZ ELIZABETH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6866">
            <text:p>1220686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DRIGUEZ NOVOA YASNIRIA ANTONIE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396980">
            <text:p>1139698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DRIGUEZ PEREZ OFEL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3026024">
            <text:p>230260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DRIGUEZ SANDOVAL ABRAHANNY YOTSE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26759">
            <text:p>1982675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DRIGUEZ VILLEGAS SARAHIS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278061">
            <text:p>1927806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JAS CALDERON MARIA CALDER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021071">
            <text:p>1502107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JAS FERNANDEZ BEXIS GARD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19757">
            <text:p>1961975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JAS ZAMBRANO XIOMARA M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364313">
            <text:p>1736431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MERO BONILLA MILEYVYS MAIL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517380">
            <text:p>1951738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MERO DAVILA YESSICA YOCAS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80324">
            <text:p>125803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NDON BLANCO NORIS CL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171796">
            <text:p>1417179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NDON LAGUNA IXO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116616">
            <text:p>1811661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NDON PAREDES SORELIS MAGO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987153">
            <text:p>1798715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NDON PERAZA EYLEN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322518">
            <text:p>1232251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NDON VELIZ YU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260256">
            <text:p>926025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SA VIRGINIA RATT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349440">
            <text:p>1434944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UIZ ESCALANTE NANC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87687">
            <text:p>1118768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LAS LORENA ERM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69628">
            <text:p>19069628</text:p>
          </table:table-cell>
          <table:table-cell table:style-name="ce4" office:value-type="string">
            <text:p>LICENCIADO EN EDUCACION MENSION EDUCACION ESPECIAL</text:p>
          </table:table-cell>
          <table:table-cell table:style-name="ce26" office:value-type="string">
            <text:p>SALAZAR BASTIDAS ROSA AV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54926">
            <text:p>1255492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LCEDO GONZALEZ DAX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072507">
            <text:p>1507250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LINAS PERNIA YANETH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599339">
            <text:p>2059933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MBRANO BASTIDAS JOH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371138">
            <text:p>1437113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CHEZ MARBEL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462635">
            <text:p>1246263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CHEZ DE TAQUIVA MARIA CHARI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340201">
            <text:p>1434020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CHEZ PEREZ KATIUSKA LI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1552373">
            <text:p>2155237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CHEZ SUAREZ VIRGELI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357663">
            <text:p>1735766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CHEZ VARGAS KEREN RU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8065976">
            <text:p>806597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RMIENTO MEDINA PAULA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413449">
            <text:p>1641344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ERRANO SANCHEZ ANDRI YOLB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26567">
            <text:p>1982656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ILVA GUDIÑO AURI ANGELA BET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69463">
            <text:p>1906946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ILVA PEREZ YURI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323798">
            <text:p>1232379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OLIS AIRA CEL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599929">
            <text:p>2059992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OLIS VELAZQUEZ MAYERLIN RANNE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55449">
            <text:p>1055544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OSA CONTRERAS MAR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989994">
            <text:p>1798999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ULBARAN ALBARRAN DORA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434262">
            <text:p>1443426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ERAN ESCOBAR JEIMI YURLEI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099986">
            <text:p>2009998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RO ALVARADO JOHERLYN MALGR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39690">
            <text:p>2023969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RRES BARRETO IRIS ZULE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841546">
            <text:p>1184154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RRES BECERRA NIEVE SOR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983973">
            <text:p>998397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RRES CORDERO OMAIR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800116">
            <text:p>1880011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RRES FERNANDEZ CAROLINA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127463">
            <text:p>1612746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RRES MANZANO MARIANNA SAR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661379">
            <text:p>1766137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RRES PARRA FREDDY RONAL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12807">
            <text:p>1961280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VAR BELLO CARMEN ELIS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838872">
            <text:p>1883887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VAR MATUTE YANNAY YAMI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349545">
            <text:p>1934954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REJO BRICEÑO LILI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1431424">
            <text:p>214314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UNDA DENNYS LILIB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192210">
            <text:p>1919221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DERRAMA FIGUEROA MARTHA CEC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118349">
            <text:p>1811834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DEZ BRITO EUKARIS YAMIL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461185">
            <text:p>1546118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ERA VASQUEZ NADIUSKA NAZAR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89341">
            <text:p>1118934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ERO MARIA HERLIN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714509">
            <text:p>1171450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ERO NUÑEZ DESIREE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434857">
            <text:p>1443485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LADARES GARCIA JOHANNA KAREL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91788">
            <text:p>1119178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LADARES RANGEL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759594">
            <text:p>1375959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LADARES ROSARIO ADRIA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191054">
            <text:p>1919105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RILLAS FERNANDEZ KEYLA YORM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783670">
            <text:p>1978367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SQUEZ CEGARRA YUSLEIDY BET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69314">
            <text:p>1906931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SQUEZ PINEDA MAHOLY DEL REA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58568">
            <text:p>1055856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ZQUEZ LEON JESU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839201">
            <text:p>1283920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ZQUEZ MEJIA ELSAN DIOCEL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012351">
            <text:p>2001235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ELAZQUES GLEIDY NOHEL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829964">
            <text:p>1582996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ELEZ GUARIN MARIA YA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636980">
            <text:p>1663698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ERA SINIVA YLIAN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599788">
            <text:p>2059978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ERA VALERO EV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71304">
            <text:p>1907130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LLAMIZAR CANELONES YUREIM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40650">
            <text:p>2024065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LLEGAS MARTINEZ CARMEN YOSE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101591">
            <text:p>2010159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LLEGAS PIÑERO ARIANNI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638374">
            <text:p>1663837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LLEGAS VILLAMIZAR THANYIBETH TAIMA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710745">
            <text:p>1171074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RGUEZ FLORES MARIL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592304">
            <text:p>1359230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RGUEZ FLORES YUDIT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978033">
            <text:p>1697803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VAS PEÑA YUSMAR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987604">
            <text:p>1798760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YOMAIRA DEL VALLE CONTRERA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90696">
            <text:p>1829069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ZAMBRANO BARRERA DESIREE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549553">
            <text:p>1754955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ZAMBRANO PAREDES DAYANA DESIRE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733103">
            <text:p>2073310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ZAMBRANO RIVAS DAYIVIRE YILEI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5448613">
            <text:p>544861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ZAMBRANO ZERPA MARIA AUXILIADO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672041">
            <text:p>1567204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LVARADO MARIA MAGDA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266401">
            <text:p>926640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NDRADE GONZALEZ DOR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190450">
            <text:p>1119045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NGEL ARISMENDI ADRIANA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40417">
            <text:p>2024041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PURE URREA CRISC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635216">
            <text:p>1663521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ANGUIBEL VERGARA 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953386">
            <text:p>1895338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AQUE MOLINA SUSA MILEI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29525">
            <text:p>1942952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CILA GONZALEZ YANNY NOHEM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046763">
            <text:p>1804676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ARIAS PAREDES ALBA YODEX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3001891">
            <text:p>2300189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RAZARTE BECERRA MERCE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638939">
            <text:p>1663893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RAZARTE CAMACHO ARNELIS YOLAN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985621">
            <text:p>998562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RAZARTE MONTILLA SALOME DE LAS MERCE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814680">
            <text:p>1481468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RRETO ALBARRAN ELO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118171">
            <text:p>1811817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STIDAS BARAZARTE YURAIMY YASM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443288">
            <text:p>1844328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STIDAS TORREALBA MARGA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500471">
            <text:p>1150047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AUTISTA ARCHILA OMA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31712">
            <text:p>1963171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ELANDRIA GARCIA MARY YS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840068">
            <text:p>1184006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ELANDRIA RODRIGUEZ CARMEN YOLAN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550025">
            <text:p>1455002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ENCOMO PAREDES YANET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017572">
            <text:p>1601757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ERMUDEZ MAVARES KARINA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81767">
            <text:p>1988176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ERRIOS TERAN LUCY SARA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43787">
            <text:p>1984378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LANCO CUEVAS ADRIANA J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40854">
            <text:p>2024085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RICEÑO ARAUJO YRIS YAN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70080">
            <text:p>1907008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BRICEÑO HOYO WILME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81361">
            <text:p>1988136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MACHO ELY YAM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549529">
            <text:p>1754952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MACHO CEGARRA YURLEY ANDREY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840192">
            <text:p>1184019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RDENAS RANGEL MARTHA CEC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3549320">
            <text:p>2354932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ASTILLO JIMENEZ ANGY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825186">
            <text:p>1282518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EBALLOS NELLYS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783843">
            <text:p>1978384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HASIN CADENAS GENESIS YUS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558605">
            <text:p>1855860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HAVEZ RHUSMAR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24307">
            <text:p>1902430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TRERAS ALEJOS LISBETH KATHER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1167161">
            <text:p>2116716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TRERAS GARCIA DAILIN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92618">
            <text:p>1949261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TRERAS GUTIERREZ ROSBEY MILAG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278682">
            <text:p>1327868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TRERAS MARTINEZ BELKIS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363629">
            <text:p>936362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ONTRERAS MOLINA A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171185">
            <text:p>1417118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RESPO BRICEÑO ALE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642044">
            <text:p>1864204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UADROS GUISA ZORAIDA YA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574358">
            <text:p>1657435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CUADROS GUISA LUCIA MAY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795332">
            <text:p>1779533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DE LA CRUZ VARGAS ELAINE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374822">
            <text:p>1137482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DUGARTE CASTRO NOREY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520446">
            <text:p>2052044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DURAN MOLINA MARYOR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040435">
            <text:p>1304043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AJARDO FAJARDO CRUCIT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212865">
            <text:p>1321286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LORES ALARCON RAMO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980630">
            <text:p>1698063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FLORES HERNANDEZ MARIANN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92799">
            <text:p>1949279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ALVIS PABON FRANC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3561697">
            <text:p>2356169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AMBOA SANCHEZ LIZ NOR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341965">
            <text:p>1434196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ARRIDO HERNANDEZ YANETH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978439">
            <text:p>1697843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NZALEZ EDUARDO ALFONS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0560430">
            <text:p>10560430</text:p>
          </table:table-cell>
          <table:table-cell table:style-name="ce4" office:value-type="string">
            <text:p>LICENCIADO EN EDUCACION MENSION EDUCACION ESPECIAL</text:p>
          </table:table-cell>
          <table:table-cell table:style-name="ce27" office:value-type="string">
            <text:p>GONZALEZ JAUREGUI MAR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192030">
            <text:p>1819203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ONZALEZ MONTENEGRO NORAIMA MILDR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829747">
            <text:p>1582974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GUERRA CANO EDILMA GRAC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476772">
            <text:p>1847677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NANDEZ PUENTE YULISMAR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221298">
            <text:p>1622129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ERNANDEZ PUENTE MARVELIS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12547">
            <text:p>1961254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HIDALGO PERAZA SANDRI ROS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01661">
            <text:p>1980166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JAIMES ROA NELLY ROSS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278004">
            <text:p>1927800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JEREZ RIVAS JHOA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192214">
            <text:p>1919221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JOYO JOYO ALBA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90544">
            <text:p>1829054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AMUS RINCON KATERINE MARIA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3004708">
            <text:p>2300470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EON MARIA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980931">
            <text:p>1598093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LOPEZ RANGEL WILMARY JAQU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192256">
            <text:p>1819225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CIAS VIVAS MANUEL EN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92517">
            <text:p>1949251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CIAS VIVAS TAHIS ADR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358636">
            <text:p>1735863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LPICA PERNIA JEFFERSON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120823">
            <text:p>1512082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NTILLA DE CONTRERAS LUZ M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828444">
            <text:p>1582844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RQUEZ MARQUEZ NUV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366211">
            <text:p>936621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RQUINA SALAS MARIA YSI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38851">
            <text:p>2023885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ARTINEZ PAREDES LEOMA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300934">
            <text:p>1930093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DINA CHIRINOS NORELYS MILETX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964629">
            <text:p>2096462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NDEZ MARI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824152">
            <text:p>1282415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NDEZ GARCIA SONI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58309">
            <text:p>2025830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NDEZ ROJAS MARIANGEL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379486">
            <text:p>1837948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NDOZA MARYURY <text:s/>SUHAY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4587965">
            <text:p>458796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ENDOZA DE BLANCO BELKIS SOLEDA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867082">
            <text:p>1486708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LINA GLADY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56876">
            <text:p>1905687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LINA ALTUVE LILIF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070017">
            <text:p>1607001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LINA PEÑ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25254">
            <text:p>1822525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NTAÑA MONTILLA YENNI CO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9986493">
            <text:p>998649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NTILLA YAJAIR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204236">
            <text:p>1720423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NTILLA HERNANDEZ RAFAEL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243441">
            <text:p>1924344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A BARRETO NATALY KATYUSK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2111395">
            <text:p>2211139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MORENO PINSON YUARI YADER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519070">
            <text:p>2051907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OCHOA MOLINA JESSICA LIND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137033">
            <text:p>1913703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OVIEDO ARIAS MARIANA ELOD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355722">
            <text:p>1535572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AEZ VILLAMONTE FE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26281">
            <text:p>1982628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ALENCIA RIVAS YRALY VENAN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24596">
            <text:p>1902459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AREDES MONTILLA NORELYS LIS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225069">
            <text:p>1822506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AREDES MONTILLA YESIKA MARGA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350136">
            <text:p>1935013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ÑA ROSALES MAYR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2374">
            <text:p>12202374</text:p>
          </table:table-cell>
          <table:table-cell table:style-name="ce4" office:value-type="string">
            <text:p>LICENCIADO EN EDUCACION MENSION EDUCACION ESPECIAL</text:p>
          </table:table-cell>
          <table:table-cell table:style-name="ce27" office:value-type="string">
            <text:p>PEREZ GLORIA DE LAS MERCE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735776">
            <text:p>2073577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BUSTAMANTE YEISY YANIR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964737">
            <text:p>2096473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CASTRO MARIA MILAGRO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675880">
            <text:p>13675880</text:p>
          </table:table-cell>
          <table:table-cell table:style-name="ce4" office:value-type="string">
            <text:p>LICENCIADO EN EDUCACION MENSION EDUCACION ESPECIAL</text:p>
          </table:table-cell>
          <table:table-cell table:style-name="ce24" office:value-type="string">
            <text:p>PEREZ GOMEZ EMILSE MAR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334588">
            <text:p>1633458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GOMEZ DISNEY MI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574420">
            <text:p>1657442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REZ MORA DENNY XIORBEL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953606">
            <text:p>1895360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ESTANA GARCIA LEYDIS JHO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838042">
            <text:p>1183804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PULIDO RAMIREZ WILSON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978805">
            <text:p>1697880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QUINTERO ELBA YOMA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71445">
            <text:p>1907144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QUINTERO CAMACHO YESIK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828445">
            <text:p>1582844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IREZ DE GONZALEZ MARYURI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838498">
            <text:p>1883849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IREZ GONZALEZ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238022">
            <text:p>2023802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MIREZ RUIZ PIERINA DEL REA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464324">
            <text:p>1246432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ANGEL MOLINA CLAUD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845600">
            <text:p>1784560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EINA FUENTES JO PAO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906344">
            <text:p>1890634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AS ALJONA YENN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559261">
            <text:p>1855926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AS CONTRERAS ELSY MARGA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725773">
            <text:p>17725773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AS MONTILLA LUIS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072309">
            <text:p>1507230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IVAS VILLAMIZAR MARIA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371349">
            <text:p>1137134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DRIGUEZ ANIZAB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92512">
            <text:p>1949251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JAS MANCIPE JOSE DANI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641698">
            <text:p>1864169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JAS RANGEL ROSALB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20430">
            <text:p>1962043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MERO SANTANA JESUS GER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868025">
            <text:p>2086802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ONDON QUINTERO ANYIMAR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551575">
            <text:p>1455157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RUJANO PEÑA HEIDY ZULE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558640">
            <text:p>1855864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EZ MEJIA YU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1374186">
            <text:p>1137418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LAS DE MOLINA BLEIDIS YEL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213545">
            <text:p>1321354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LAS ROJAS YENNY VILEX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398662">
            <text:p>1839866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ABRIA LOBO JURAINI MARYELY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520712">
            <text:p>2052071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CHEZ ALBARADO LUZ MARB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4865111">
            <text:p>1486511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CHEZ NEIRA ROSMARY YANERK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192877">
            <text:p>1819287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CHEZ ROJAS EGLIS OSMAR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278347">
            <text:p>1927834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TIAGO ROSMAR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377444">
            <text:p>1737744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TIAGO MORENO MARIEL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29047">
            <text:p>1942904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ANTIAGO MORET DANY DIX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933475">
            <text:p>1693347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EPULVEDA QUINTERO YUSBEL KATHER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965757">
            <text:p>2096575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OTO CONTRERAS JAIRO YOHA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3501561">
            <text:p>1350156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SOTO GONZALEZ MONICA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866178">
            <text:p>1986617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ABARES AGUILAR GENES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551990">
            <text:p>1255199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TORRES JIMENEZ CLA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8891337">
            <text:p>1889133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UZCATEGUI GRATEROL ROS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409758">
            <text:p>20409758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UZCATEGUI LOBO YANEID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5829501">
            <text:p>15829501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UZCATEGUI SULBARAN JOSE ALEJAND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0012106">
            <text:p>20012106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ERO PAREDES CRISTAL YAIC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7376569">
            <text:p>17376569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ALLADARES GUEVARA YULIA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057367">
            <text:p>1905736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LLAMIZAR ALBARRAN REINA J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492872">
            <text:p>19492872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LLAMIZAR LASO AUROR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2207744">
            <text:p>12207744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LLAMIZAR RAMIREZ NORELKIS GEORG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9620660">
            <text:p>19620660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LLAREAL MONTILLA MAGDA HAILEEM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16189015">
            <text:p>16189015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VIVAS SANCHEZ ED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7" office:value-type="float" office:value="22687417">
            <text:p>22687417</text:p>
          </table:table-cell>
          <table:table-cell table:style-name="ce4" office:value-type="string">
            <text:p>LICENCIADO EN EDUCACION MENSION EDUCACION ESPECIAL</text:p>
          </table:table-cell>
          <table:table-cell table:style-name="ce13" office:value-type="string">
            <text:p>ZULETA ROMERO CLAUDIA YUR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44436">
            <text:p>1964443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BREU SALAS ANYUBEL TRINIDA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70052">
            <text:p>1567005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BREU ZAMUDIO RICARD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0563074">
            <text:p>10563074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ACOSTA CORDERO MILVIA SOLANG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90257">
            <text:p>16190257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ACOSTA RINCON KATERINE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70782">
            <text:p>1567078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DAMEZ MONSALVE YANNEL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991926">
            <text:p>999192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GELVIS ARELLANO KATERINE LIS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369102">
            <text:p>93691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GUIRRE BENIGNA GETRUD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793406">
            <text:p>1679340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GUIRRE DE RIVAS ELIANNY YUSN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170455">
            <text:p>1717045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ARCON LOYO DANEYIS IN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56859">
            <text:p>190568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BARRAN MARQUEZ YURAIMA YAKEL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33324">
            <text:p>163333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BORNOZ DUQUE MIREY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349177">
            <text:p>1934917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EJOS CASTRO LILIA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29710">
            <text:p>1942971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ETA MENDEZ TAMAR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537816">
            <text:p>175378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FONZO LOZANO ZULIBE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569104">
            <text:p>14569104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ALTUVE YUBELIS LIS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29103">
            <text:p>1532910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TUVE QUINTERO DANNY ESPERAN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44067">
            <text:p>1924406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VARADO MAGDALENO NANC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31742">
            <text:p>1963174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VAREZ BECERRA YUSBEL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78679">
            <text:p>1927867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VAREZ PRIETO MARIA DIORG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96638">
            <text:p>2099663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LVAREZ TOMOCHE JENIFER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0533">
            <text:p>1137053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MAYA ANGULO CARMEN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189503">
            <text:p>1118950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NGEL ARISMENDI ENAIR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0144864">
            <text:p>10144864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ANGEL DE BERRIOS YAJAIR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098346">
            <text:p>1509834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NGEL VELASCO ROSANG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732322">
            <text:p>207323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NGULO CONTRERAS ANDRI EVE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712051">
            <text:p>147120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NGULO CONTRERAS TANIA ELIZ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395">
            <text:p>1819239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NGULO PEÑA LISBETH JASNEI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866008">
            <text:p>1486600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POLINAR RAMIREZ NANCY YIR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30222">
            <text:p>153302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PONTE GUEDEZ KERMA YAN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38761">
            <text:p>1883876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AQUE RAMIREZ YERL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53552">
            <text:p>1895355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AQUE RIVERA NEIV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641175">
            <text:p>1864117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AQUE SANCHEZ KATIANA MILEID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30215">
            <text:p>1533021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AUJO N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660768">
            <text:p>1766076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AUJO SEGOVIA YANNELY YAM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866982">
            <text:p>1486698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ELLANO HERNANDEZ SONIA DEL 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711592">
            <text:p>1471159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ELLANO PEREZ MARIA HERLIN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661380">
            <text:p>176613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ELLANO PEREZ ON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290909">
            <text:p>1729090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IAS YUSMAI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4415">
            <text:p>1220441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IAS REYES NURIS MILDRE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0724721">
            <text:p>107247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O AÑEZ DIEC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00125">
            <text:p>181001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RIECHE LINARES MAUR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80511">
            <text:p>1928051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RTAHONA BARCO DANI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69332">
            <text:p>1906933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VANCINI CASTRO YANIRET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8837">
            <text:p>18118837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AVENDAÑO FRIAS YESSIKA CO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9151">
            <text:p>196191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VILA ARIAS KARLA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770">
            <text:p>1962077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VILA TORO YES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1550054">
            <text:p>2155005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YALA BONZA YEINY YOR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6170">
            <text:p>2086617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AZUAJE ORDUÑO EDY Y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062400">
            <text:p>13062400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AZUAJE RODRIGUEZ LUIS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366543">
            <text:p>936654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LDERRAMA CHIVATA MART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91260">
            <text:p>1919126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LLONA SUAREZ NADEZCA KARAXIOL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2037">
            <text:p>196120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LLONA SUAREZ ANDREA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14803">
            <text:p>1651480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LZA DURAN DENYSSES MAR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78116">
            <text:p>192781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LZA GARCIA ROSANG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39685">
            <text:p>1223968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RAZARTE HIDALGO NELL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6429">
            <text:p>1171642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RCO REINA LISBETH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736816">
            <text:p>197368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RONA DURLEY JOH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70451">
            <text:p>196704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RRETO GONZALEZ MARYEL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53209">
            <text:p>1595320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RRIOS ARAUJO YADIR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728614">
            <text:p>147286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RRIOS CORRALES YAREMITH DESEIR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416">
            <text:p>181924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RRIOS MENDOZA MARIA VICT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5456">
            <text:p>202254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STIDAS ALVARADO YENIFER KARE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71592">
            <text:p>1567159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ASTIDAS BOCANEGRA MIRL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988823">
            <text:p>99888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CERRA YENN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769590">
            <text:p>1976959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CERRA EDMA ARANCH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38628">
            <text:p>202386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CERRA MONTILLA DARIMAR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541923">
            <text:p>195419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CERRA OROZCO ERIKA MAR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466">
            <text:p>196204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CERRA RANGEL ELEIDIS J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31749">
            <text:p>1963174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LANDRIA CARRERO YARGEIRY KATHER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2042">
            <text:p>2060204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LANDRIA RODRIQUEZ 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7366980">
            <text:p>73669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LLO HERNANDEZ VIRGINI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2226">
            <text:p>1949222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LLO PERNIA YOLIS LIS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07723">
            <text:p>189077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NAVENTA BEQUIZ MARI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88218">
            <text:p>1828821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NCOMO GARCIA ENMA XIOMA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27415">
            <text:p>1612741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NCOMO RAMIREZ KARELY DEL ROS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3097">
            <text:p>1578309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NITEZ LEON NURIS YAR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559145">
            <text:p>1855914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QUIZ ORTEGA MARIA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1139">
            <text:p>1137113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RRIOS GONZALEZ AU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53100">
            <text:p>189531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RRIOS MORENO 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14075">
            <text:p>2041407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RRIOS SULBARAN RACIEL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4986">
            <text:p>2096498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BETANCOURT ROSANG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0990">
            <text:p>11710990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BETANCOURT PERNIA MARIA SULE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51228">
            <text:p>182512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ETANCOURT PIMENTEL ARELY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81170">
            <text:p>19881170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BETANCURT MONTES YESIK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839990">
            <text:p>1183999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LANCO BLANCO ROSALB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1169544">
            <text:p>2116954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LANCO FRIAS MARI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14072">
            <text:p>1651407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OLIVAR ROSALES LUZMILA YUBBI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012030">
            <text:p>1201203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OSA GONZALEZ JUSTINA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732691">
            <text:p>1973269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RAVO CONTRERAS MARIANY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814633">
            <text:p>1581463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RAVO ESCOBAR EULIMAR ANGELI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1223">
            <text:p>206012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RICEÑO BECERRA IDES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775">
            <text:p>1962077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RICEÑO BRICEÑO DOURNERLYS DEL ROS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43786">
            <text:p>2054378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RICEÑO CAMACHO CRISALY MAYB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829186">
            <text:p>1582918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RICEÑO CAMACHO YULMAR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813602">
            <text:p>14813602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BRICEÑO MARTINEZ IRIS SUS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205911">
            <text:p>1720591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RICEÑO PADILLA DANIEL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7497300">
            <text:p>74973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RICEÑO VEGAS ROS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4762">
            <text:p>155347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UITRAGO PEREZ FRANCY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56103">
            <text:p>1905610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UITRIAGO PEÑA TANIA MILDR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2691">
            <text:p>1220269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USTAMANTE MORA BELK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12531">
            <text:p>132125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USTAMANTE PEÑA YOAN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43540">
            <text:p>1924354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BUSTAMANTE TARAZONA WENDY DERLEN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851095">
            <text:p>1785109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BELLO DELGADO JANEXIS JACKEL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550879">
            <text:p>1755087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BRERA DIAZ ALIX YHAN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784581">
            <text:p>1978458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DENAS YUSNEID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073221">
            <text:p>150732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DENAS YUL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71883">
            <text:p>1907188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DENAS MUCHACHO KAREN DAR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68632">
            <text:p>1596863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ARO MIRIAM MILAG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072795">
            <text:p>1507279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LUZ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71138">
            <text:p>1567113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KENYAR DEL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26316">
            <text:p>182263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ANGEL ANGELICA YAN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26616">
            <text:p>198266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BASTIDAS DAR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402400">
            <text:p>114024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GARCIA YUSMAR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461988">
            <text:p>1546198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GIL TEODUL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90317">
            <text:p>1829031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MAYA MERCEDE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25028">
            <text:p>198250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RIVAS JOSE GREGO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30676">
            <text:p>1533067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RODRIGUEZ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169257">
            <text:p>171692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RODRIGUEZ NEILA YAN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517687">
            <text:p>1951768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ACHO SALAS YUSSEL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30328">
            <text:p>153303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PERO MARIYELI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661176">
            <text:p>1766117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MPOS PEÑA SOLANGEL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8526">
            <text:p>1663852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NELONES ANA MAR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2234">
            <text:p>1980223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ÑAS GUERRERO MARY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4264">
            <text:p>117142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RBAJAL MARQUINA GLAD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198">
            <text:p>1949119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RDENAS CARRILLO MARTH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80527">
            <text:p>19280527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CARMONA BURGOS MARIA ASUNCI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340898">
            <text:p>1434089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RRASCO FERNANDEZ JANETH KATHAR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046612">
            <text:p>1804661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RRERO CALDERON LAURA M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783038">
            <text:p>1978303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RRERO GUZMAN YERCIS ROX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4691">
            <text:p>1137469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RRERO PEÑA JUDI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70198">
            <text:p>1567019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RRILLO DE PARRA YELITZ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40234">
            <text:p>1634023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RRILLO PIÑA YANEIR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1225">
            <text:p>206012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RRILLO RAMIREZ MEILYN I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88914">
            <text:p>182889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AS LEON YAMIL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16993">
            <text:p>205169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AÑEDA MORANTES RUTH EST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94587">
            <text:p>1289458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ILLO AMAYA MARIBEL YUDI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731781">
            <text:p>1473178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ILLO BOZA DENNIS ELAYN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099154">
            <text:p>2009915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ILLO MENES EILYN ALBAN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15472">
            <text:p>1651547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ILLO MONTOYA YONEIDA YONDEN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68626">
            <text:p>1596862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ILLO ROJAS SOBE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31266">
            <text:p>196312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ILLO VILLARREAL ROS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898986">
            <text:p>1589898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RO CASTRO CORINA YEL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27756">
            <text:p>161277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RO GARCIA BEATRIZ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045532">
            <text:p>1804553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ASTRO RINCON LISB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8495">
            <text:p>20408495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CEBALLOS ROJAS ERIK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1521">
            <text:p>198015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EDEÑO GARCIA MAILYN ADR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2090465">
            <text:p>2209046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EIBA TORRES IVIS MARIEN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58251">
            <text:p>173582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ELEDON BOLAÑOS LUSELLI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97328">
            <text:p>182973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ESAR BARRUETA YONELMI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662297">
            <text:p>1466229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ESAR RODRIGUEZ ANA YS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7214">
            <text:p>208672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HAVEZ BENCOMO EVELYN JOH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877203">
            <text:p>1787720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HAVEZ ROJAS MARLLELY BET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735180">
            <text:p>207351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HIRINOS MORALES FESLI YUR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557118">
            <text:p>2355711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ISNEROS ORTIZ YAKARI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91262">
            <text:p>161912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HEN BENITEZ CARLOT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203473">
            <text:p>1720347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HEN OROPEZA ADRIANA SIGRIG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7059">
            <text:p>208670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LMENARES CASTRO LILIBETH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222172">
            <text:p>922217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LMENARES DE CONTRERAS ARGENIS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031565">
            <text:p>23031565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COLMENARES DELGADO MIGUEL HUM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736768">
            <text:p>20736768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COLMENARES GUTIERREZ BELK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72577">
            <text:p>1567257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LMENARES PEREZ THAISLAND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72865">
            <text:p>1637286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LMENARES SANCHEZ MELISSA DE LOS ANGEL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93102">
            <text:p>191931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LMENAREZ MEDRAN ELS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59149">
            <text:p>1965914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NIGLIONE CHACON LEGNA NATALITH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199107">
            <text:p>121991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NTRERAS DORIS CEC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5007">
            <text:p>202250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NTRERAS CACUA WENDY KATER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045821">
            <text:p>180458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NTRERAS ESTEVES 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295664">
            <text:p>152956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NTRERAS MORA ROS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120388">
            <text:p>1512038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NTRERAS QUINTERO MONIC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733347">
            <text:p>2073334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NTRERAS QUINTERO MADY LITSBEI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1167764">
            <text:p>211677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NTRERAS SALAS LISBETH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24994">
            <text:p>1282499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NTRERAS VILLAMIZAR MARIA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040793">
            <text:p>130407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RDERO MONTOYA ANA AUD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26609">
            <text:p>1612660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RDOBA MOSQUEDA YUSMAR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980407">
            <text:p>169804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RONADO YANN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866047">
            <text:p>1486604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ORREA FUENMAYOR LUDYS KAIR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01209">
            <text:p>2010120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RESPO MEDRANO ANGEL EFR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9259">
            <text:p>196192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UENCE MORENO YURAIMA YOHAN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28549">
            <text:p>1892854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CUSATO FLORES YENIFER JACKEL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6581737">
            <text:p>65817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ELGADO CARDOZA LURDES EBANGELIS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1731">
            <text:p>181917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ELGADO PARRA ROSA LISB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4518">
            <text:p>1663451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ESANTIAGO MOLINA MARITZ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1571">
            <text:p>198015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EVIA GARCIA YENN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422465">
            <text:p>17422465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DIAZ ACOSTA ALEXANDER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814748">
            <text:p>1481474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ANGEL ELDA MARI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1200">
            <text:p>198012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CARRERO SOLDRENE MAIROB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224006">
            <text:p>2322400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CASTAÑO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791977">
            <text:p>13791977</text:p>
          </table:table-cell>
          <table:table-cell table:style-name="ce4" office:value-type="string">
            <text:p>LICENDIADO EN EDUCACION MENSION EDUCACION INICIAL </text:p>
          </table:table-cell>
          <table:table-cell table:style-name="ce24" office:value-type="string">
            <text:p>DIAZ DE GARCIA LA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349825">
            <text:p>193498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DELGADO GERMARI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58093">
            <text:p>188580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GONZALEZ ZULY MADELE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39574">
            <text:p>12239574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DIAZ GUEDEZ ARELYS JOSEF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2067">
            <text:p>2060206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MEJIAS CARMEN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32210">
            <text:p>1963221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MENDEZ YUSNEID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74268">
            <text:p>1657426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MENDOZA ISNAIRA LIS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171513">
            <text:p>1417151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MONTILLA MARI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8780">
            <text:p>166387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PEREZ ERLIN MARI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44301">
            <text:p>1924430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PEREZ FRANCY JANN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641564">
            <text:p>186415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RANGEL YA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558161">
            <text:p>18558161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DIAZ UNDA MARGORI DEL REA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33251">
            <text:p>163332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IAZ VARILLAS YAJA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675294">
            <text:p>1367529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OMINGUEZ RODRIGUEZ ELV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6736">
            <text:p>1171673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UGARTE RIVAS DALIA DOLOR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271370">
            <text:p>1527137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UGARTE RIVAS NAIR DEL ROS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4493">
            <text:p>166344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URAN MARIA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732622">
            <text:p>207326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URAN MANRIQUE AURA YUS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732623">
            <text:p>207326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URAN MANRIQUE YUSIMAR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1019">
            <text:p>1819101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DURAN MENDOZA YSMELDA ESTH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00128">
            <text:p>201001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ECHENIQUE PEREZ AN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784993">
            <text:p>147849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ESCALANTE BLANCA AIDE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781390">
            <text:p>18781390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ESCALONA ALVARADO BLANCA PASTO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024588">
            <text:p>1402458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ESCALONA FUENTES JUAN RAM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3199">
            <text:p>1578319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ESCALONA MONTOYA DELCY SHIR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6001">
            <text:p>1811600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ESCOBAR GUTIERREZ INGRID YISI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8559">
            <text:p>208685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ESQUERRA MARTINEZ KRISSMAR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7826">
            <text:p>1776782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ESTANGA PIÑANGO MARIA ALEJAND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938780">
            <text:p>139387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ESTRADA LUNA CARMEN AUD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555949">
            <text:p>1255594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AJARDO MARI LEX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349574">
            <text:p>19349574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FAJARDO CASTILLO OSNEL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93139">
            <text:p>1919313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AJARDO GARRIDO MARIELBIS ROS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93199">
            <text:p>19193199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FANDIÑO ADR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4968">
            <text:p>2096496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ARIAS PEROZA LOLY MARYEL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867310">
            <text:p>1486731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ERNANDEZ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82979">
            <text:p>2068297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ERNANDEZ CHIRINOS MILEIDY A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959965">
            <text:p>1395996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ERNANDEZ ESCORCHA MARTI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24211">
            <text:p>18224211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FERNANDEZ FERNANDEZ YUSBEL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6222">
            <text:p>181162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ERNANDEZ GARRIDO MARISO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6223">
            <text:p>181162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ERNANDEZ GARRIDO DEISY MAG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77119">
            <text:p>1927711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ERNANDEZ HERNANDEZ KEIVI YOMA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002971">
            <text:p>140029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ERNANDEZ PLAZA MARIA DIL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82728">
            <text:p>198827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ERNANDEZ RODRIGUEZ YOSELIN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44121">
            <text:p>192441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ERNANDEZ VERA YULIANA LILI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0749">
            <text:p>1137074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LORES DE CONTRERAS LUZ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07722">
            <text:p>189077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ONSECA BEQUIZ DAYANA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421">
            <text:p>194914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ONSECA REY JUAN DE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469306">
            <text:p>1646930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RANCO ROSA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662305">
            <text:p>1466230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RANCO RONA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7992">
            <text:p>1663799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FRIAS GUEDEZ KEIL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190111">
            <text:p>11190111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FRIAS PEREZ AMEL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8424">
            <text:p>181184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LIANO YULIMAR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270531">
            <text:p>152705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LLARDO GOMEZ ARELIS LIS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26964">
            <text:p>16126964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ALLARDO MOLINA NOR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6592">
            <text:p>1776659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LLARDO TERAN NORGEL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67010">
            <text:p>1596701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CARMEN YAJA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4014">
            <text:p>117140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DORYS ELI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168252">
            <text:p>2316825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20082">
            <text:p>2052008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CONTRERAS ARIANNI CARO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3995">
            <text:p>1137399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DE CASTRO DUMER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366150">
            <text:p>936615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DE DUGARTE AL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37682">
            <text:p>12237682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ARCIA DE VELASQUEZ MARIA DE LOS SANTO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79086">
            <text:p>1927908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ARCIA DÍAZ SARITZ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52373">
            <text:p>1915237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FIGUEREDO SILVIA NORA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199750">
            <text:p>1219975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GONZALEZ EZ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83118634">
            <text:p>8311863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HERRERA JENNIFER ANDRE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882182">
            <text:p>1388218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LUZARDO BEXY YASM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32280">
            <text:p>19632280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ARCIA MENDEZ CARMEN A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46632">
            <text:p>1884663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MENESES DIANA SARA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424412">
            <text:p>1842441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MOLINA DARCY VAN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5032">
            <text:p>1553503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MORA MERCE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5792">
            <text:p>1553579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NAVARRO HEIDI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55069">
            <text:p>1665506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NOGUERA LIGI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2886">
            <text:p>1980288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PEREZ ANA ME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00921">
            <text:p>201009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RIVAS JOHAN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510770">
            <text:p>1251077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CIA ROSALES OLEID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6506">
            <text:p>2040650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ARCIAS ALDANA YULI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411076">
            <text:p>1641107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RIDO CASTELLANOS ANGIE NEI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4390">
            <text:p>2096439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RIDO PIÑA BEATRIZ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75420">
            <text:p>1657542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ARZON VARGAS DAICY JACIN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332999">
            <text:p>1433299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DOY MORAN LISBETH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99441">
            <text:p>1539944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MEZ YUDETZI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40646">
            <text:p>2024064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OMEZ MARIANNY YOSSE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984880">
            <text:p>99848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MEZ ANGARITA MARIA ME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518341">
            <text:p>1951834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MEZ CRUCES LENN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72096">
            <text:p>1637209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OMEZ GOMEZ 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72097">
            <text:p>16372097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OMEZ GOMEZ MARIEL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78037">
            <text:p>132780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MEZ PEÑA WALKIRIA MARO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7813">
            <text:p>16637813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OMEZ VALERO MARIA CRIST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93393">
            <text:p>191933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COLMENAREZ ESTEBAN ALFRE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6207">
            <text:p>166362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HERNANDEZ DENNYS YUSM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36732">
            <text:p>1283673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HERRERA TIBISA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4159">
            <text:p>122041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HIDALGO EDIS ADILEX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24367">
            <text:p>1822436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MONTILLA CARMEN KATIUSK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8475">
            <text:p>2040847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MUÑOZ AID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48085">
            <text:p>1904808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NUÑEZ NORELY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883169">
            <text:p>1388316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PEÑA MARLEN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205285">
            <text:p>1720528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RONDON YOMAIK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471238">
            <text:p>1847123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RUIZ ONEID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8361">
            <text:p>1811836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TORRES MAEKOL ARNAL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6925">
            <text:p>177669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ONZALEZ VIDAL CRIZAIDA CLAID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293872">
            <text:p>1629387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RATEROL CERRANO NORIS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549947">
            <text:p>1454994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RATEROL GARCIA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701">
            <text:p>1949170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RATEROL VILLALBA MILITZA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099693">
            <text:p>200996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ANCHEZ ALVARADO IRAID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340291">
            <text:p>1434029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ARIN ROJAS FLOR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072320">
            <text:p>15072320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UDIÑO GARCIA NORBELYS YETS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37304">
            <text:p>1283730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DIÑO LEON MIRTHA GIS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220324">
            <text:p>152203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EDEZ LEAL IRENE JOS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78650">
            <text:p>1327865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EDEZ PIÑA VICTOR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3156">
            <text:p>113731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ERRERO BELLO MARIS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349158">
            <text:p>1934915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ERRERO CAMACARO ALB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32947">
            <text:p>17332947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UERRERO ESTRADA YESSICA YULI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7963">
            <text:p>1220796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ERRERO GUERRERO MARITZA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154000">
            <text:p>231540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ERRERO GUTIERREZ PASTO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5011">
            <text:p>2022501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ERRERO LOPEZ BAMBRA CAMARY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144919">
            <text:p>1514491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ERRERO OLIVERO INDIRA L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099539">
            <text:p>2009953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EVARA HERNANDEZ GENESIS ISA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40263">
            <text:p>2024026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ILLEN FLORES MARI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662533">
            <text:p>1766253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ILLEN RIVAS GERALDIN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859775">
            <text:p>1685977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ISA PEREZ NERIO 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8722">
            <text:p>12208722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GUTIERREZ MYRNA VERONI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08502">
            <text:p>117085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TIERREZ ALVAREZ LESBIA ANAHI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6780">
            <text:p>208667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TIERREZ ALVAREZ MARIANGEL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371930">
            <text:p>1437193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TIERREZ RANGEL MARGA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1431302">
            <text:p>214313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TIERREZ RODRIGUEZ YUSMERY JOH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063007">
            <text:p>130630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GUZMAN LEON MIREY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5087">
            <text:p>2022508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EDIA BARRIOS ELS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6788">
            <text:p>2086678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EDIA VILLAMIZAR KATERIN JA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6815">
            <text:p>1776681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CARRERO YU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027023">
            <text:p>150270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MENDEZ MORAIMA JULIB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120595">
            <text:p>1512059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MOLINA LUZ ME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080522">
            <text:p>200805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MORONTA MARIANA DE LOS ANGEL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989004">
            <text:p>1798900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ORTEGA MARIANN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4987">
            <text:p>1663498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PARRA ANA 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1223">
            <text:p>198012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RAMIREZ YOHANA KAR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1224">
            <text:p>198012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RAMIREZ LIZ ADR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001697">
            <text:p>2300169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RAMOS MAYBELIN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2001">
            <text:p>1171200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RANGEL CARMEN ANDRE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7578">
            <text:p>1220757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RANGEL MARIBEL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555057">
            <text:p>125550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NANDEZ RANGEL AURA LOR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333496">
            <text:p>1433349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HERNANDEZ RODRIGUEZ NILDA SOV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882394">
            <text:p>1388239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RERA DAYANAR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208589">
            <text:p>1620858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RERA AZUAJE KARINA LILI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1876">
            <text:p>1980187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ERRERA MONTILLA FIORELLA GUADALUP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71257">
            <text:p>163712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IDALGO HERRERA YHONNYLDE BE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9897">
            <text:p>1961989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IDALGO PIÑERO DELKYS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264356">
            <text:p>92643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OYO MENDOZA MARXI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69920">
            <text:p>1566992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HOYO VILLA CATA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43655">
            <text:p>1824365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INFANTE TORRES DAIRY YURID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154440">
            <text:p>23154440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JAIMES ECHEVERRY YAMIS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193058">
            <text:p>17193058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JARAMILLO JARAMILLO YACKELINE YOLEIS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01468">
            <text:p>2010146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AUREGUI NAILEX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78719">
            <text:p>1327871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AUREGUI SIERRA YUSMARI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40396">
            <text:p>2024039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EREZ BERRIOS MIGELANGEL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67723">
            <text:p>117677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IMENEZ MARIA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0555962">
            <text:p>105559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IMENEZ LOPEZ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859814">
            <text:p>168598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IMENEZ MENDEZ ALEJAND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434571">
            <text:p>144345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IMENEZ MENESES OSIRIS YENIL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7518">
            <text:p>2040751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IMENEZ PALACIOS ALEXANDRA NOHEM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434353">
            <text:p>1443435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IMENEZ PARRA ORAIMA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7837">
            <text:p>181178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ORGE MEDINA YENNY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517351">
            <text:p>195173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OYO LAGUNA MARIA ANG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8068896">
            <text:p>8068896</text:p>
          </table:table-cell>
          <table:table-cell table:style-name="ce4" office:value-type="string">
            <text:p>LICENDIADO EN EDUCACION MENSION EDUCACION INICIAL </text:p>
          </table:table-cell>
          <table:table-cell table:style-name="ce24" office:value-type="string">
            <text:p>JUARES INFANTE CAND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24162">
            <text:p>128241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A CRUZ CADENAS HAIDEE ELEOD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90290">
            <text:p>1619029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A CRUZ MARQUEZ YDARME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599025">
            <text:p>115990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ATIEGUE PEREZ ROSA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37136">
            <text:p>1223713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EAL AZUAJE ZULEIM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510265">
            <text:p>1251026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EAL REYES MARINA JOSEF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462010">
            <text:p>1246201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EON ARIAS LEONO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0844">
            <text:p>2060084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EON LA CRUZ MARIA YUSME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30454">
            <text:p>1533045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EON MORA DILIA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7467606">
            <text:p>746760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INARES GAINZA AN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7989917">
            <text:p>798991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INARES GAINZA MARIBEL DEL ROS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690326">
            <text:p>1869032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INARES YANEZ YARELI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3965">
            <text:p>1220396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OPEZ ZENAID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13676">
            <text:p>1321367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OPEZ CONTRERAS YAMILE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06473">
            <text:p>1890647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OPEZ GUEDEZ INES CO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29179">
            <text:p>1532917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OPEZ QUINTERO MARI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56764">
            <text:p>188567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OZADA DURAN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16844">
            <text:p>2051684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OZANO RIVERA LEYDY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121929">
            <text:p>1512192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OZANO RONDON MARI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90757">
            <text:p>161907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UCAS ORTIZ ALMA DE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78087">
            <text:p>1327808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UGO MACIAS NELLY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39772">
            <text:p>1883977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UNA GUEVARA YOHANNA YAM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0851751">
            <text:p>108517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LUZARDO PEREZ BELKIS AYARI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6469">
            <text:p>1811646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DERA YO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659616">
            <text:p>176596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ICA RUBIO DAYAN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791057">
            <text:p>167910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ITA RUBIO MARIA NATH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23511">
            <text:p>1282351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LDONADO CASTILLO MARI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1256">
            <text:p>206012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LPICA RANGEL YERIKA ESTEFA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8678">
            <text:p>1776867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NRRIQUE CASTILLO ADRIAN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25800">
            <text:p>198258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NRRIQUE VERA RUTH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7291">
            <text:p>2086729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NZANILLA MANZANILLA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72208">
            <text:p>1637220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IN PAREDES YANETTE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845472">
            <text:p>1784547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IN RAMIREZ RUTH MAR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992495">
            <text:p>9992495</text:p>
          </table:table-cell>
          <table:table-cell table:style-name="ce4" office:value-type="string">
            <text:p>LICENDIADO EN EDUCACION MENSION EDUCACION INICIAL </text:p>
          </table:table-cell>
          <table:table-cell table:style-name="ce24" office:value-type="string">
            <text:p>MARINA ACERO VILLASMI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6931">
            <text:p>166369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IÑO FLORES OMAIRA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4116944">
            <text:p>2411694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QUEZ MAR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2225">
            <text:p>113722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QUEZ DE ARAQUE MARIA YR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978476">
            <text:p>1697847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QUEZ DELGADO ROSA ANG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383">
            <text:p>1949138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QUEZ DUGARTE MIGDALI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169125">
            <text:p>171691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QUEZ GUERRERO MARLON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3889">
            <text:p>1578388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QUEZ MORA DORIS EMIL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27795">
            <text:p>1612779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QUEZ PEÑA MAITE ON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44722">
            <text:p>192447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QUEZ PEÑA YASMIN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368827">
            <text:p>936882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QUINA PEÑA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2710">
            <text:p>2096271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TINEZ CABEZA KEILIS ISAU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69627">
            <text:p>1906962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TINEZ CASTILLO YOJEID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883523">
            <text:p>138835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TINEZ DE TOVAR AMAND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772847">
            <text:p>18772847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MARTINEZ DIAZ MARIEL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5808">
            <text:p>2022580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RTINEZ GUZMAN ELIZA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050206">
            <text:p>1305020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MATOS MATOS MARIA CONCEPCI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74511">
            <text:p>1657451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ATOS PEREIRA YOLY MOREL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6041">
            <text:p>20406041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MATUTE SILVA GENESIS DELIAG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541545">
            <text:p>1454154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DINA CASTRO LUZ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69170">
            <text:p>1906917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JIAS RODRIGUEZ JOSMAR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371066">
            <text:p>143710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NA MARQUEZ MARIA LOUR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169537">
            <text:p>171695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NA MARQUEZ MIRLA MILAGRO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17457">
            <text:p>205174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NDEZ GALVIS YORNEIL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0518">
            <text:p>1137051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NDEZ MOLINA MAU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5639">
            <text:p>2022563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NDEZ PEREZ ANA HAID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2481">
            <text:p>2096248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NDOZA YENNIS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6167">
            <text:p>2086616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NDOZA ROMERO YORVELYS ROS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82131">
            <text:p>19882131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MENES MATERAN MARIA AMA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7107">
            <text:p>117171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NESES SUAREZ CLEOF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045291">
            <text:p>1804529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ESA HERNANDEZ DEIR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4871">
            <text:p>157848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BARBARA MIR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549683">
            <text:p>1454968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BARRUETA MARIA ERIS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12001">
            <text:p>1321200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CONTRERAS MARIA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52427">
            <text:p>1915242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DE GARCIA SANDRA MILAG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348827">
            <text:p>1434882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GALVIS KIRA NADIUSK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081">
            <text:p>1962008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JIMENEZ MARI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3156">
            <text:p>157831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MARQUEZ ROCIO DAYN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425959">
            <text:p>184259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MOLINA ANDRI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50508">
            <text:p>2015050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MOLINA MARIAN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392666">
            <text:p>183926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RAMIREZ D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859508">
            <text:p>1685950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RANGEL YAJA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724427">
            <text:p>1472442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SANCHEZ RUZM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65617">
            <text:p>1536561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SOSA DAIR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71886">
            <text:p>1567188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LINA VALERO ROS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369851">
            <text:p>93698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CADA CONTRERAS NANCY J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56283">
            <text:p>1905628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CADA MARQUEZ ELODIA MILDRE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828228">
            <text:p>158282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SALVE MONTES YASMIL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772837">
            <text:p>187728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SALVE SOLER JOERLI BANES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8581">
            <text:p>18118581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MONTAÑA PIMENTEL MARI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249762">
            <text:p>142497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TES BOLAÑOS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14799">
            <text:p>1651479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TES BOLAÑOS YERN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12660">
            <text:p>1321266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TES MOLINA MARIA A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6521">
            <text:p>181165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TES PEÑA YUDIS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555633">
            <text:p>12555633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MONTILLA CASTILLO GREGORIA ERIBER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186328">
            <text:p>111863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TILLA JEREZ ELIZET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71629">
            <text:p>1567162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TILLA SOTO JOSE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259421">
            <text:p>142594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TILVA GONZALEZ BETTY JASM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19780">
            <text:p>205197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NTOYA GARCIA EGGLYS SEN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32283">
            <text:p>1963228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A LOPEZ LEIDI REBE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34768">
            <text:p>1633476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A MARQUEZ LEYD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13279">
            <text:p>1321327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A RAMIREZ FLORALB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002682">
            <text:p>1400268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A RUJANO FRANCIS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53936">
            <text:p>1895393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A SARMIENTO VANESSA CRISTA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34853">
            <text:p>2013485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ALES APONTE FRANCELIS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264774">
            <text:p>926477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ALES GONZALEZ FRANCI YAN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01314">
            <text:p>201013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ALES RODRIGUEZ RAQUEL YAK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8569">
            <text:p>1663856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ENO NORELKIS LISEH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12879">
            <text:p>1321287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ENO NOREL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5124">
            <text:p>122051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ENO RAFAEL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2063">
            <text:p>1220206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ENO GARCES ZOBEID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419291">
            <text:p>1841929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ENO RANGEL LISEIDA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00820">
            <text:p>2010082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ENO ROJAS LEIDI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174920">
            <text:p>1517492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ENO RONDON AN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51798">
            <text:p>1575179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RILLO DE MESA NE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271544">
            <text:p>1527154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TA MONTOLLA MIRIAM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29061">
            <text:p>1532906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OTA MONTOYA MARBELL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7737">
            <text:p>122077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UJICA GARCIA MARITZA ANTO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93154">
            <text:p>1919315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UÑOZ FRIAS JOSIREE EDUARL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8031">
            <text:p>177680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MUÑOZ MENDOZA VIANNEY ROSME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6451">
            <text:p>181164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ARANJO COLMENARES YO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1504">
            <text:p>1980150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ARVAEZ BARRERA LUIS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2536">
            <text:p>1137253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ARVAEZ DE MORA SULMY YARIX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70300">
            <text:p>153703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ARVAEZ FLORES YOSNERY LI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27380">
            <text:p>161273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ATERA DURAN GLORI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350508">
            <text:p>1935050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AVAS RIVAS DAIVERLYS DAILL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724350">
            <text:p>1472435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AVAS VEGA KATT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2814">
            <text:p>198028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IEVES RIVAS ANDRILLARL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771246">
            <text:p>1877124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IEVES SANCHEZ LORENA LIS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57401">
            <text:p>1735740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IÑO ESCALONA DILM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790188">
            <text:p>1379018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OGUERA NOGUERA YAJA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21177">
            <text:p>1732117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OGUERA NOGUERA NELI AUXILIADO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75538">
            <text:p>1657553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OGUERA VEGA LUC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2114168">
            <text:p>2211416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OVA GABY YA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26387">
            <text:p>1822638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UÑEZ HERNANDEZ MART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8395">
            <text:p>1811839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NUÑEZ PEREZ MIRN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120822">
            <text:p>151208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BREGON GARZA WENDY WESTA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592354">
            <text:p>1359235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JEDA FLOR MARI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5371">
            <text:p>155353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LIVERA GRATEROL MAHOL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8637">
            <text:p>177686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ROPEZA RIVERO MARIA AUXILIADO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659658">
            <text:p>1765965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ROPEZA VERA LAURA MANY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675937">
            <text:p>136759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ROZCO PEREIRA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80566">
            <text:p>1328056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ORTEGA AMAIRANIS CARO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602938">
            <text:p>1460293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RTEGA DE CELY SANDRA MIREY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4551">
            <text:p>166345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RTEGA MARQUEZ RUSMELI DEL REA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705585">
            <text:p>1870558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RTIZ FERNANDEZ ELVI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254">
            <text:p>1962025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RTIZ HERRERA LILIMAR NAI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840680">
            <text:p>118406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RTIZ MARTINEZ ANA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5986">
            <text:p>2022598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RTIZ ROSALES NANCY MARBEL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711523">
            <text:p>147115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SUNA JIMENEZ DADNY YARAB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25076">
            <text:p>1902507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OVIEDO DELGADO YORLEY YAQU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95763">
            <text:p>1289576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CHECO QUINTANA VILM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68450">
            <text:p>1596845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EZ BECERRA GLADYS HUCAR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3377">
            <text:p>1578337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EZ CAMACHO JISEL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83360">
            <text:p>1778336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LACIOS SIRA EDYLMAR LIS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9289">
            <text:p>1961928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LENCIA COHEN GENESIS YOS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7636">
            <text:p>1553763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LENCIA YZARRA MAURYS NEREY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108194">
            <text:p>1210819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NTOJA SANDR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883271">
            <text:p>138832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NTOJA BECERRA NEYD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7599">
            <text:p>1171759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ADA TANI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24536">
            <text:p>1772453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ADA MARQUEZ SINTI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0072">
            <text:p>1220007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EDES JACKELINE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099794">
            <text:p>2009979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EDES MARTINEZ KARINA PRAZMA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8899">
            <text:p>1776889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EDES MORENO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9135">
            <text:p>2086913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EDES NAVAS YARELIS NA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49496">
            <text:p>1534949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EDES RODRIGUEZ ANA ZAMY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390592">
            <text:p>1439059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RA WUENDY LISETT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69236">
            <text:p>1566923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RA MUCHACHO MARIA HERMELIN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4531">
            <text:p>209645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RA ROA AYLEEN NORALK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53061">
            <text:p>1895306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RA SANGUINO ALEXANDR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1040">
            <text:p>2096104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ARRAGA CAMACHO ELOIS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581827">
            <text:p>1258182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ÑA NANCY TIBIS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792425">
            <text:p>167924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ÑA VILMARY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25322">
            <text:p>128253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ÑA PAREDES MIR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78220">
            <text:p>1327822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ÑA QUIÑONEZ CARMEN AD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775164">
            <text:p>127751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ÑA RANGEL GRICEL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776948">
            <text:p>1277694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ÑA ROJAS YDALV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37544">
            <text:p>1283754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ÑA SANCHEZ CARMEN MATILD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82296">
            <text:p>1988229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ÑA VALLADARES EUCARIS NAIROB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389">
            <text:p>1949138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ALTA BALZA IDELIS DEL 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253287">
            <text:p>1725328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ALTA FULA M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914">
            <text:p>196209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IRA MENDOZA VECXY 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071916">
            <text:p>160719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IRA ROA ALB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551766">
            <text:p>145517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IRA SANCHEZ NEL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0455">
            <text:p>1171045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ARAUJO ESTILIT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041004">
            <text:p>1304100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BRICEÑO MARISOL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13060">
            <text:p>1321306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BUSTAMANTE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0873770">
            <text:p>1087377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DE FERNANDEZ C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56471">
            <text:p>190564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HERNANDEZ DAISY YULI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205274">
            <text:p>1720527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HERNANDEZ GLEDYS AGNED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334">
            <text:p>1819233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MARQUEZ BETZAIDA NOHEM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482423">
            <text:p>144824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MENDEZ FLOR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4893">
            <text:p>166348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MENDOZA DARLY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1924">
            <text:p>198019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MOLINA MARILY YO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54066">
            <text:p>196540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PAEZ YOSIMAR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54067">
            <text:p>1965406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PAEZ YOHANA PAO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16970">
            <text:p>2051697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PEREZ DORIS GRAC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57395">
            <text:p>1735739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RIVAS INGRI MAR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1828">
            <text:p>1980182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RODRIGUEZ JULIMAR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916685">
            <text:p>2391668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RODRIGUEZ JECCIC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6148">
            <text:p>1663614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ROJAS GLENDY MAI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270766">
            <text:p>152707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SANCHEZ HEIDY AL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93090">
            <text:p>19193090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PEREZ SEGOVIA MARI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82851">
            <text:p>1988285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TAPIA ANGELA MILEYD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76596">
            <text:p>1737659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EZ VENTA NORELY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799517">
            <text:p>1279951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NIA DURAN YUDITH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3665">
            <text:p>1578366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NIA ORTEGA ELDA MAG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3885">
            <text:p>1578388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NIA PEREZ YULI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33646">
            <text:p>1633364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NIA RODRIGUEZ DARC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385601">
            <text:p>938560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EROZA DIAZ YANETH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932853">
            <text:p>14932853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PEROZA GARCEZ MIRIAM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01487">
            <text:p>20101487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PIMENTEL BERRIOS NAIVE SOL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549062">
            <text:p>175490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IMENTEL VIERA MARI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2014">
            <text:p>117120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INEDA MARTINEZ YOLAN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0621066">
            <text:p>106210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INEDA NIEVES MARIA VICEN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7867920">
            <text:p>786792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IÑA DE MEDINA LUCREC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5987">
            <text:p>1553598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LAZA ALBORNOZ DOR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641290">
            <text:p>1864129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LAZA PIRELA LIN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203733">
            <text:p>1720373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ORTILLA DUNO MAIR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3035">
            <text:p>1137303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RIETO YASMI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988300">
            <text:p>179883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UENTE BALZA YECEN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072358">
            <text:p>1107235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UERTA BARTOL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061395">
            <text:p>1306139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UERTA GAVIDIA MIGDALI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837604">
            <text:p>1183760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PULIDO DE SAN MIGUEL MIRIAM IN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7011">
            <text:p>1220701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QUINTERO BARCOS JASERL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71473">
            <text:p>1567147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QUINTERO IZARRA BETS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9335">
            <text:p>2040933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QUINTERO PAOLINI MIGBE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2043">
            <text:p>2060204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QUINTERO PAREDES MAIRA Y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82371">
            <text:p>198823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QUINTERO QUINTERO EDD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784962">
            <text:p>197849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QUINTERO TERAN MARIA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0622">
            <text:p>12200622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QUINTERO VERGARA MARIA SILV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545707">
            <text:p>135457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GRIVIRIS NEY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7779">
            <text:p>1553777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ISABERI RAQ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8803">
            <text:p>1663880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MARY NATT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31055">
            <text:p>1963105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BARRETO 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517152">
            <text:p>1951715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BASTIDAS MILAGRO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120039">
            <text:p>1512003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BELANDRIA ALCI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1307">
            <text:p>206013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BUSTAMANTE AN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25075">
            <text:p>1902507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GARCIA YEIMIS QUISMELL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25824">
            <text:p>177258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GUILLEN DAIRI NATHALI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294">
            <text:p>1949129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MARQUINA YENNI CAROLIN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57115">
            <text:p>1735711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OROZCO ORLIS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5900">
            <text:p>202259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PARRA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388">
            <text:p>1819238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PEÑA MIRLY YUSN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012898">
            <text:p>2001289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IREZ TORRES MARIA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78286">
            <text:p>1327828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RAMIREZ VIVAS NUV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68462">
            <text:p>159684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MOS MARIN YENN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79207">
            <text:p>132792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ALBARRAN NAYLE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78066">
            <text:p>132780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ARAQUE DORA ALB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7156">
            <text:p>122071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BECERRA DENNY YUD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7159">
            <text:p>117171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BETANCURT CAROLI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8241">
            <text:p>2040824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CABEZAS ROCIO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264">
            <text:p>194912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GARCIA GLARITZA MARI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43025">
            <text:p>192430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MALDONADO AN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904423">
            <text:p>169044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TOVAR FABIOLA JOCE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702048">
            <text:p>1370204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URQUIOLA MARIA BRIG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8890">
            <text:p>2040889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NGEL ZAMBRANO ORALYS MARI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0971">
            <text:p>206009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AVELO RIVAS YUSBELIS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349915">
            <text:p>1934991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EY CASTILLO MARI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6756">
            <text:p>202267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EY RUEDA LEIDY PATR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964123">
            <text:p>129641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EYES ARGUELLES ALICIA DE LAS MERCE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59101">
            <text:p>1535910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EYES DE SEQUERA CARMEN SOB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32246">
            <text:p>1963224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EYES URIBE MERY YURL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2326">
            <text:p>1980232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BAS CABEZA LORENNY OSMAR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735105">
            <text:p>1973510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CO LUZARDO ROSMIRA AYARI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97052">
            <text:p>1619705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ERA LOPEZ DEIMAR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69680">
            <text:p>190696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AS FAJARDO MILAGRO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8489">
            <text:p>1811848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AS MARTINEZ GEIDIS NO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07168">
            <text:p>1890716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AS MARTINEZ MARIA NAK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5392">
            <text:p>1553539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AS MEDINA ANA ELET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43297">
            <text:p>1924329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AS SOSA YUSM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777">
            <text:p>1962077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A JENYS IDELS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792082">
            <text:p>1679208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 ROS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518820">
            <text:p>1951882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 ARANGUREN YUSMAR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046238">
            <text:p>1804623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 GARCIA YIBENA MADY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554157">
            <text:p>125541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 GIL GLORIA NALL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330234">
            <text:p>1533023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 MARQUEZ PETR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771921">
            <text:p>187719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 MARTINEZ ELID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43690">
            <text:p>2064369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 MORA JOHA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18878">
            <text:p>18118878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RIVERO PEREZ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814929">
            <text:p>1481492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 PEROZA DERLYS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9112">
            <text:p>1961911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 RECHIDER ISAURA YOSE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8133">
            <text:p>2040813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S AGUILAR YURAIM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90566">
            <text:p>182905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S AGUILAR MARIA CRISAL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682057">
            <text:p>136820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S VASQUEZ DARELCY YA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80796">
            <text:p>1928079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IVEROS VERGARA YDALMARIS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47778">
            <text:p>1664777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A ALTUVE NEIVE YAQU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204490">
            <text:p>1720449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A CHIRINOS GREC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7857">
            <text:p>208678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A DEVIA YURY YAM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5076102">
            <text:p>250761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A MANCIPE MIGUEL AMADO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986">
            <text:p>1819298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A MEZA YANIRA YUFRAIR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516">
            <text:p>181925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MARIA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17304">
            <text:p>2051730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BALDERRAMA WENDY FABIO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40415">
            <text:p>2024041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BECERRA YENIMAR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2271">
            <text:p>194922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CARRERO DUBRASKA YENIR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995103">
            <text:p>1499510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COLMENARES ELISABE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002131">
            <text:p>140021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DE ROJAS MARIA CEC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8060">
            <text:p>1776806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DURAN IRIS VAN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859022">
            <text:p>168590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GARCIA MARIC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57470">
            <text:p>1905747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GARCIA LINA LISN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68025">
            <text:p>159680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GONZALEZ MANYURI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5099">
            <text:p>1220509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GUILLEN ALEIDY IBETT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350644">
            <text:p>19350644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RODRIGUEZ LOZANO MILEX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560272">
            <text:p>1856027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PARRA YANEID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13395">
            <text:p>16513395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RODRIGUEZ PARRA HERLIS DESIR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23774">
            <text:p>1282377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ROJAS MARGI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24277">
            <text:p>1902427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RONDON LUISANA EV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39041">
            <text:p>18839041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RODRIGUEZ SANTOS 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712">
            <text:p>1819271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TREJO BETZI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7021">
            <text:p>155370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VILLEGAS YEDITZ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82680">
            <text:p>1988268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DRIGUEZ VILLEGAS MARBELYS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549379">
            <text:p>1454937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JA MARIA BERLIN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9114">
            <text:p>196191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JAS AVILA RAIZA ISA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21753">
            <text:p>1592175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JAS BRICEÑO YU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071468">
            <text:p>1607146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JAS DE GARCIA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8624">
            <text:p>166386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JAS DURAN RUTH KATHER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6732">
            <text:p>15536732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ROJAS FLORES MARIA BELK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16160">
            <text:p>2051616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JAS MARTINEZ MILDRED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903">
            <text:p>1949190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JAS PEREZ DECCY YACK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333553">
            <text:p>1633355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JAS ROJAS BELK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7654">
            <text:p>1220765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MAN TOVAR LENNYS TAHI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881">
            <text:p>1962088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MERO DIANA SILEN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99496">
            <text:p>2059949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MERO SANTIAGO YUSBEL SANT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063824">
            <text:p>130638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NDON ZUL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3237">
            <text:p>2096323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NDON BARRUETA NELSY MARI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4112">
            <text:p>1578411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NDON GARCIA OMAI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735876">
            <text:p>2073587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NDON RODRIGUEZ CARMEN DE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56512">
            <text:p>1885651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NDON ZAMBRANO YAMI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912">
            <text:p>1949191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SALES MOLINA GLENDYS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100507">
            <text:p>201005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OSALEZ CHACON ISAU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070423">
            <text:p>160704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BIO SILVA ELVIR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92939">
            <text:p>1919293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IZ ADRIAN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39757">
            <text:p>202397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IZ ARROYO EMEL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046332">
            <text:p>1804633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IZ AVILA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046334">
            <text:p>1804633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IZ AVILA YO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026515">
            <text:p>23026515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RUIZ MORALES BLANCA EVE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57871">
            <text:p>1905787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IZ SANTAELLA YULIA JHONAIK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434943">
            <text:p>1443494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IZ SOSA BELKYS M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13431">
            <text:p>132134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JANO FLORES YANETH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2319">
            <text:p>1949231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JANO PEÑA YAKIBEL ADR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370356">
            <text:p>113703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JANO PEREZ MARIA BERTA DE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2482">
            <text:p>2096248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MBO GENESIS DEL REA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76722">
            <text:p>1737672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RUMBO ARIAS YNGRID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74555">
            <text:p>1657455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AVEDRA BARRETO YUR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24586">
            <text:p>19024586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SAEZ ROSARIO KARELIS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5450">
            <text:p>1220545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LAS RODRIGUEZ MARIBEL DEL ROS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601149">
            <text:p>2060114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LAZAR MEZA RAMON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5302">
            <text:p>209653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LCEDO GONZALEZ MARIA ANGELI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153716">
            <text:p>1115371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LCEDO SALAS AN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517212">
            <text:p>1951721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LGADO RANGEL YUREIMA YAM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462529">
            <text:p>1546252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LINAS SANCHEZ ZA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010920">
            <text:p>1201092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LVATIERRA PARRA SILVI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204414">
            <text:p>172044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CHEZ LUB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953459">
            <text:p>119534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CHEZ DUGARTE MAR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779425">
            <text:p>1277942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CHEZ DUGARTE MARIA YSAB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45807">
            <text:p>155458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CHEZ MACHIN DAGNIS YAM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966">
            <text:p>1819296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CHEZ MARQUEZ MILAGRO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14564">
            <text:p>117145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CHEZ PEREZ ARELIS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213124">
            <text:p>1321312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CHEZ RODRIGUEZ KARINA YEL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89807">
            <text:p>182898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CHEZ ROJAS NELLYS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6293">
            <text:p>208662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CHEZ ZAMBRANO GENOVA ANAH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25815">
            <text:p>1772581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DOLVA PEREZ YENNY JAK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5639">
            <text:p>2096563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ANTIS HIDALGO FLERIFER DIL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7425335">
            <text:p>742533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ERRANO GUERRA ISMELD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681211">
            <text:p>1568121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ERRANO MOTA YENNSY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89782">
            <text:p>1618978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ERRANO TREJO YANNA NATA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193736">
            <text:p>1419373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ILVA JUSTA NAHI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549255">
            <text:p>1354925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ILVA RIVAS JUDITH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13347">
            <text:p>1651334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OAZO NIAMPIRA NANCY Y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641044">
            <text:p>1864104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OSA OL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047">
            <text:p>1819204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OSA MORENO XIOMA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70597">
            <text:p>1947059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OSA SOSA ZURIMA DE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3515">
            <text:p>1961351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OTO MORA YARELIS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4132">
            <text:p>1553413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OTO RAMIREZ Y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120174">
            <text:p>1512017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OTO SANCHEZ YORAIMA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551727">
            <text:p>1255172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UAREZ HOYO FE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290555">
            <text:p>1829055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UAREZ MEDINA MAYRA LISS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424559">
            <text:p>184245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ULBARAN ESCALONA MARIA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92364">
            <text:p>191923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SUPPINI PAREDES KARI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06396">
            <text:p>1890639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APIA PAIVA MARIANNI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491759">
            <text:p>194917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ARAZONA ROZO ERICKA MAHERLO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864184">
            <text:p>1486418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LLES MEJIA ESPERAN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4593">
            <text:p>166345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RAN ALTUVE DAINE DARIS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5578">
            <text:p>2086557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RAN BASTIDAS LEIDY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26041">
            <text:p>1612604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RAN CASTILLO ERMELIND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185759">
            <text:p>1918575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RAN GONZALEZ MARIA SENOB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70927">
            <text:p>1907092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RAN MARQUEZ INDRID AYAR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69532">
            <text:p>1966953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RAN MENA DEXI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739384">
            <text:p>1373938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RAN TORREALBA MAIKA THAMA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659430">
            <text:p>1765943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RAN USUGA MAR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4263">
            <text:p>1663426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ERAN VERGARA YANN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189902">
            <text:p>161899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IMAURE FRANCO BETTY LOR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58835">
            <text:p>1895883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LEDO HENRIQUEZ NAYIVI YULEI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31762">
            <text:p>196317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LOZA CONTRERAS YUSDAIRY NAC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92902">
            <text:p>181929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RCATE BARRETO ZULY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865589">
            <text:p>2086558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RO BASTIDAS GRISEL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74073">
            <text:p>1657407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RRES GARCIA MORA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902765">
            <text:p>12902765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TORRES GONZALEZ ZORAIDA JAZM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608325">
            <text:p>17608325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TORRES GONZALEZ TANIA NAT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199702">
            <text:p>121997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RRES HOYO DILM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9356">
            <text:p>1961935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RRES MORENO DEISI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02973">
            <text:p>1980297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RRES RIVAS YOHANA MICH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38061">
            <text:p>1883806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RRES RODRIGUEZ YASMIL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7463">
            <text:p>1663746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RRES SULBARAN NOL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43794">
            <text:p>1924379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VAR ARAUJO CARMEN PATR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3260">
            <text:p>1961326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VAR PARRA CARMEN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9179">
            <text:p>1961917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OVAR VILORIA GENESIS MARGAR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19857">
            <text:p>2051985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RAVIESO DUGARTE MARINA LIX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34838">
            <text:p>1553483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REJO CARREÑO NATHALY YAMI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978093">
            <text:p>169780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RIBIÑO TORO CARMEN BEX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102465">
            <text:p>1810246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RUJILLO GARRIDO VICMARY NATH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39629">
            <text:p>1883962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TUNERA PERALTA ANGELICA ROS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709207">
            <text:p>1170920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URBINA CUEVAS MARIEL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2687702">
            <text:p>226877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URIBE DE ALVARADO LUZ D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836991">
            <text:p>12836991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URQUIOLA BESSI SULE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5118">
            <text:p>1220511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UTRIZ JENNY MILED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20961">
            <text:p>2052096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UZCATEGUI ARAUJO YOXI CLAR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5231">
            <text:p>202252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UZCATEGUI MARQUEZ IRIS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43931">
            <text:p>192439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UZCATEGUI MOLINA YESIBEL YANEXS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69221">
            <text:p>1906922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LERO CAMACHO LEIDY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194630">
            <text:p>11194630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VALERO CASTILLO YELITZA DEL ROS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963200">
            <text:p>2096320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LERO HERNANDEZ LUIS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978041">
            <text:p>1697804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LERO MOLINA YUVIS VIS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839247">
            <text:p>1883924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LERO ROLTE ADELAIDA Y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278114">
            <text:p>192781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LLADARES YULIANY KAIRE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463284">
            <text:p>1546328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LLADARES CLEDY FLORALB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9711">
            <text:p>1961971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LLADARES DIAZ VICMAR IVETT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1831">
            <text:p>122018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RGAS RUIZ DANYS LIS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783903">
            <text:p>1578390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RILLAS DUQUE LADY JOHAN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24609">
            <text:p>17724609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RILLAS MOLINA ROS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513">
            <text:p>1962051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ASQUEZ CAICEA CARLOS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4813640">
            <text:p>1481364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ELASQUEZ MONTILLA MARI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44593">
            <text:p>166445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ELASQUEZ TIMAURE BEATRIZ ARAC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517455">
            <text:p>19517455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VELAZQUEZ BRICEÑO MARIETZY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3559630">
            <text:p>2355963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ENERO GALIANO JOHANA KATERIN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0919430">
            <text:p>1091943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ERA BOSCAN ONEID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68345">
            <text:p>15968345</text:p>
          </table:table-cell>
          <table:table-cell table:style-name="ce4" office:value-type="string">
            <text:p>LICENDIADO EN EDUCACION MENSION EDUCACION INICIAL </text:p>
          </table:table-cell>
          <table:table-cell table:style-name="ce27" office:value-type="string">
            <text:p>VERGARA PEÑA NORBELYS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206347">
            <text:p>1220634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CTORAA RODRIGUEZ MILDRE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635745">
            <text:p>16635745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DAL HOYO MIREY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515623">
            <text:p>1651562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DAL MARQUEZ DORKAS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408058">
            <text:p>2040805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LLAMARIN MONSALVE ROSALB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226593">
            <text:p>2022659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LLAMIL MONTES NORGELIS IN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07131">
            <text:p>18907131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LLAMIZAR JENNIFER YAN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2464268">
            <text:p>1246426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LLAMIZAR HERNANDEZ MARIA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120626">
            <text:p>15120626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LLARREAL SUPERLANO YILESK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13460">
            <text:p>19613460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LLEGAS CATARI MICHELINA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407462">
            <text:p>164074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LLEGAS MORENO ROSA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546202">
            <text:p>1554620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LORIA ARTAHONA DELVIA ARAC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388864">
            <text:p>938886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VAS MARQUEZ BLANCA NELS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056162">
            <text:p>190561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VAS ZAMBRANO YARITZA NORELV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6475163">
            <text:p>1647516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VIVERO ALVARADO BERENICE MAGDA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881427">
            <text:p>19881427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YANEZ GODOY NADIUSK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8907378">
            <text:p>1890737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YBARRA MORENO DAYAN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768562">
            <text:p>17768562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YZAGA MARTINEZ YANETZI YO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9361773">
            <text:p>936177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ZAMBRANO GARCIA ANA LIDE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732844">
            <text:p>2073284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ZAMBRANO RAMIREZ MARIANI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783418">
            <text:p>19783418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ZAMBRANO RIVERA TAHIRIS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3831483">
            <text:p>13831483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ZUANARE BUSTAMANTE VILM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350073">
            <text:p>19350073</text:p>
          </table:table-cell>
          <table:table-cell table:style-name="ce4" office:value-type="string">
            <text:p>LICENDIADO EN EDUCACION MENSION EDUCACION INICIAL </text:p>
          </table:table-cell>
          <table:table-cell table:style-name="ce24" office:value-type="string">
            <text:p>QUINTERO PAOLINI MAURI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1404901">
            <text:p>11404901</text:p>
          </table:table-cell>
          <table:table-cell table:style-name="ce4" office:value-type="string">
            <text:p>LICENDIADO EN EDUCACION MENSION EDUCACION INICIAL </text:p>
          </table:table-cell>
          <table:table-cell table:style-name="ce24" office:value-type="string">
            <text:p>VIDAL RIVAS YSVEL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5920973">
            <text:p>15920973</text:p>
          </table:table-cell>
          <table:table-cell table:style-name="ce4" office:value-type="string">
            <text:p>LICENDIADO EN EDUCACION MENSION EDUCACION INICIAL </text:p>
          </table:table-cell>
          <table:table-cell table:style-name="ce24" office:value-type="string">
            <text:p>PLAZA ARAQUE LUZ M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77022">
            <text:p>17377022</text:p>
          </table:table-cell>
          <table:table-cell table:style-name="ce4" office:value-type="string">
            <text:p>LICENDIADO EN EDUCACION MENSION EDUCACION INICIAL </text:p>
          </table:table-cell>
          <table:table-cell table:style-name="ce24" office:value-type="string">
            <text:p>ALBARRAN AZUAJE YESIK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20516634">
            <text:p>20516634</text:p>
          </table:table-cell>
          <table:table-cell table:style-name="ce4" office:value-type="string">
            <text:p>LICENDIADO EN EDUCACION MENSION EDUCACION INICIAL </text:p>
          </table:table-cell>
          <table:table-cell table:style-name="ce24" office:value-type="string">
            <text:p>MORA MOLINA MARIA OFE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7357827">
            <text:p>17357827</text:p>
          </table:table-cell>
          <table:table-cell table:style-name="ce4" office:value-type="string">
            <text:p>LICENDIADO EN EDUCACION MENSION EDUCACION INICIAL </text:p>
          </table:table-cell>
          <table:table-cell table:style-name="ce24" office:value-type="string">
            <text:p>PARRA QUINTERO EDD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8" office:value-type="float" office:value="19620114">
            <text:p>19620114</text:p>
          </table:table-cell>
          <table:table-cell table:style-name="ce4" office:value-type="string">
            <text:p>LICENDIADO EN EDUCACION MENSION EDUCACION INICIAL </text:p>
          </table:table-cell>
          <table:table-cell table:style-name="ce13" office:value-type="string">
            <text:p>JAIMES LOBATON NAILYN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9" office:value-type="float" office:value="8841033">
            <text:p>8841033</text:p>
          </table:table-cell>
          <table:table-cell table:style-name="ce21" office:value-type="string">
            <text:p>TECNICO EN PRODUCCION MEDIOS DE COMUNICACION</text:p>
          </table:table-cell>
          <table:table-cell table:style-name="ce28" office:value-type="string">
            <text:p>DELGADO ALFINGER LIE YAN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9" office:value-type="float" office:value="11374703">
            <text:p>11374703</text:p>
          </table:table-cell>
          <table:table-cell table:style-name="ce21" office:value-type="string">
            <text:p>TECNICO EN PRODUCCION MEDIOS DE COMUNICACION</text:p>
          </table:table-cell>
          <table:table-cell table:style-name="ce28" office:value-type="string">
            <text:p>GALINDO DIAZ BLANCA FLO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9" office:value-type="float" office:value="18772789">
            <text:p>18772789</text:p>
          </table:table-cell>
          <table:table-cell table:style-name="ce21" office:value-type="string">
            <text:p>TECNICO EN PRODUCCION MEDIOS DE COMUNICACION</text:p>
          </table:table-cell>
          <table:table-cell table:style-name="ce28" office:value-type="string">
            <text:p>LADERA MARQUEZ EMILI ALEX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9" office:value-type="float" office:value="5236419">
            <text:p>5236419</text:p>
          </table:table-cell>
          <table:table-cell table:style-name="ce21" office:value-type="string">
            <text:p>TECNICO EN PRODUCCION MEDIOS DE COMUNICACION</text:p>
          </table:table-cell>
          <table:table-cell table:style-name="ce28" office:value-type="string">
            <text:p>PEREZ GONZALEZ SENOVI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8953460">
            <text:p>18953460</text:p>
          </table:table-cell>
          <table:table-cell table:style-name="ce21" office:value-type="string">
            <text:p>TECNICO EN PRODUCCION MEDIOS DE COMUNICACION</text:p>
          </table:table-cell>
          <table:table-cell table:style-name="ce29" office:value-type="string">
            <text:p>PLAZA HERNANDEZ ALEXAND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408999">
            <text:p>20408999</text:p>
          </table:table-cell>
          <table:table-cell table:style-name="ce21" office:value-type="string">
            <text:p>TECNICO EN PRODUCCION MEDIOS DE COMUNICACION</text:p>
          </table:table-cell>
          <table:table-cell table:style-name="ce29" office:value-type="string">
            <text:p>TOVAR RODRIGUEZ ADR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9" office:value-type="float" office:value="18181181">
            <text:p>18181181</text:p>
          </table:table-cell>
          <table:table-cell table:style-name="ce21" office:value-type="string">
            <text:p>TECNICO EN PRODUCCION MEDIOS DE COMUNICACION</text:p>
          </table:table-cell>
          <table:table-cell table:style-name="ce28" office:value-type="string">
            <text:p>ZERPA VASQUEZ VANESSA EM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350969">
            <text:p>19350969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ALDANA ROJO ANTONI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6737030">
            <text:p>16737030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ANGULO JOTHSELIZ <text:s/>K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5384875">
            <text:p>15384875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BASTIDAS BAPTISTA ZOHAR KUMA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825005">
            <text:p>19825005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BERMUDEZ LUJANO MA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4340637">
            <text:p>14340637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BERRIOS TERAN MARIA ELOD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8860603">
            <text:p>18860603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CANO JAIMES DARWIN ALONZ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350321">
            <text:p>19350321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COLMENARES RIVAS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238594">
            <text:p>20238594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DELGADO ARRAIZ MARIA YAMILEX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825110">
            <text:p>19825110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GAMBOA MARIA ZOR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350336">
            <text:p>19350336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LINARES CRESPO MARIA EUG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6859728">
            <text:p>16859728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MANTILLA BARAJAS YAM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8558313">
            <text:p>18558313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QUINTERO DELGADO MARIA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3549770">
            <text:p>13549770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RAMIREZ <text:s/>MEDINA ILVIO <text:s/>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6635812">
            <text:p>16635812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RANGEL BASTIDAS FRANCISCO EMIL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517224">
            <text:p>19517224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RANGEL GAMBOA WUEND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825072">
            <text:p>19825072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RONDON RANGEL ELIAN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4113098">
            <text:p>24113098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RONDON RANGEL ANAV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613642">
            <text:p>19613642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SOSA BASTIDAS VANESS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599049">
            <text:p>20599049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VALECILLOS VALECILLOS LEIDY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4662845">
            <text:p>14662845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VALERO GONZALEZ JOSE GREGO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6637114">
            <text:p>16637114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VEGA <text:s/>BRICEÑO HERLIANI Y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825012">
            <text:p>19825012</text:p>
          </table:table-cell>
          <table:table-cell table:style-name="ce11" office:value-type="string">
            <text:p>TECNICO <text:s/>PRODUCCION AGROECOLOGICA</text:p>
          </table:table-cell>
          <table:table-cell table:style-name="ce30" office:value-type="string">
            <text:p>VERGARA TORRES DANIEL VALENT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261430">
            <text:p>9261430</text:p>
          </table:table-cell>
          <table:table-cell table:style-name="ce22" office:value-type="string">
            <text:p>TECNICO EN PROYECTOS DE PARTICIPACION Y GESTION</text:p>
          </table:table-cell>
          <table:table-cell table:style-name="ce30" office:value-type="string">
            <text:p>BENITEZ MONTOYA VALENTINA VICT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569244">
            <text:p>13569244</text:p>
          </table:table-cell>
          <table:table-cell table:style-name="ce22" office:value-type="string">
            <text:p>TECNICO EN PROYECTOS DE PARTICIPACION Y GESTION</text:p>
          </table:table-cell>
          <table:table-cell table:style-name="ce30" office:value-type="string">
            <text:p>FASQUIAS CUEVAS YOUNDER HORMAND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987051">
            <text:p>17987051</text:p>
          </table:table-cell>
          <table:table-cell table:style-name="ce22" office:value-type="string">
            <text:p>TECNICO EN PROYECTOS DE PARTICIPACION Y GESTION</text:p>
          </table:table-cell>
          <table:table-cell table:style-name="ce30" office:value-type="string">
            <text:p>GUEVARA RICO SIMON DE LA TRINIDA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288925">
            <text:p>18288925</text:p>
          </table:table-cell>
          <table:table-cell table:style-name="ce22" office:value-type="string">
            <text:p>TECNICO EN PROYECTOS DE PARTICIPACION Y GESTION</text:p>
          </table:table-cell>
          <table:table-cell table:style-name="ce30" office:value-type="string">
            <text:p>RODRIGUEZ VARILLAS LEONARDO RE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025833">
            <text:p>19025833</text:p>
          </table:table-cell>
          <table:table-cell table:style-name="ce22" office:value-type="string">
            <text:p>TECNICO EN PROYECTOS DE PARTICIPACION Y GESTION</text:p>
          </table:table-cell>
          <table:table-cell table:style-name="ce30" office:value-type="string">
            <text:p>TORRES PIÑA GISELL NAYARI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226155">
            <text:p>20226155</text:p>
          </table:table-cell>
          <table:table-cell table:style-name="ce22" office:value-type="string">
            <text:p>TECNICO EN PROYECTOS DE PARTICIPACION Y GESTION</text:p>
          </table:table-cell>
          <table:table-cell table:style-name="ce30" office:value-type="string">
            <text:p>VILLAMIZAR CASTRO ROGER FABIA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072427">
            <text:p>1607242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AMPUEDA PEREZ XIOMAR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619419">
            <text:p>19619419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ARAUJO HERNANDEZ CARLOS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767923">
            <text:p>1776792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ARGUELLO ALVAREZ YARIXA YUVIZ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262605">
            <text:p>426260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AVANCINI FRANCISCO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204486">
            <text:p>1720448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BANDERELA MENDOZA DACELYS DALIC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394746">
            <text:p>1239474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BECERRA JESUS ALEX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238181">
            <text:p>20238181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BECERRA CONTRERAS MARIA MAR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033596">
            <text:p>2303359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BETANCOURT GRATEROL YULIMAR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445575">
            <text:p>1844557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BRACHO VALDERRAMA DAMARIS ANTO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517800">
            <text:p>1951780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BRICEÑO LEON MARIA JOH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001189">
            <text:p>23001189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BRICEÑO QUINTERO ANDREI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388466">
            <text:p>938846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BRICEÑO TERAN ROSA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662517">
            <text:p>1466251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BRICEÑO TERAN MER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661327">
            <text:p>1766132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ALLE NAVAS NIRBEXI YACE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825049">
            <text:p>19825049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AMACHO RONDON YESIC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062926">
            <text:p>1306292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AMERO RIVERO CESAR AL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4732973">
            <text:p>1473297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ARBALLO PEREZ MARILIN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881230">
            <text:p>1988123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ARMONA GUEDEZ YELITZ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268812">
            <text:p>926881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ASTILLO ORDUÑO EVE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026672">
            <text:p>2302667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ASTILLO PEREZ ANDREI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734490">
            <text:p>1273449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ESPEDES ESTHER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984932">
            <text:p>1498493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HACON GONZALEZ ROJEL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226016">
            <text:p>1922601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HINA HIDALGO HERNAN DAVI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367220">
            <text:p>1936722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HINCHILLA VALECILLOS YOHANDRI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225102">
            <text:p>1822510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RESPO COLLANTES ALEXANDER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784226">
            <text:p>1978422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RESPO COLLANTES LISETH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498511">
            <text:p>18498511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CUADRADO GUILLEN SANDRA LI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073136">
            <text:p>1507313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DAVILA SANCHEZ CESAR ENR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208746">
            <text:p>1620874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DIAZ QUINTANA SONNY OLIN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825093">
            <text:p>1982509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ESCALONA CASTELLANO GEN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203593">
            <text:p>1720359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ESQUERRA CORDOBA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433163">
            <text:p>1443316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FERNANDEZ LAGUNA MAIRIT YENN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768593">
            <text:p>1776859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FERNANDEZ QUINTERO CARLOS DANI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1551943">
            <text:p>2155194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FLORES DIAZ SARAI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225016">
            <text:p>1822501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FRIAS PEREZ IGLIS ALEXAND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171747">
            <text:p>1417174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GALINDEZ MEZA MARYURI ELINO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120801">
            <text:p>15120801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GARCIA MARQUEZ KENNIS VIL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070536">
            <text:p>1907053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GARCIA MORENO ANA RAQ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145204">
            <text:p>1814520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GARRIDO MUÑOZ ALBA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669957">
            <text:p>1966995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GONZALEZ PARGAS OFEL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829724">
            <text:p>1582972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GONZALEZ RAMIREZ ELOD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967680">
            <text:p>1596768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GUTIERREZ MARIA REBE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278384">
            <text:p>1927838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HERNANDEZ COLS SHEILA CO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294793">
            <text:p>2029479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HERNANDEZ MARQUEZ EDGA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812598">
            <text:p>10812598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HERNANDEZ MEJIAS YULIX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869600">
            <text:p>2086960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HERRERA RAMIREZ JORGE LU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189662">
            <text:p>1118966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HERRERA RIVAS ROSA ERMELIN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415825">
            <text:p>2041582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HIDALGO ANGEL MARIA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550805">
            <text:p>1755080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HIDALGO VALLADARES NAYRET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562055">
            <text:p>1056205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IANI PACHECO GENAR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997649">
            <text:p>4997649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JAIME BLANCO MARIS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726539">
            <text:p>4726539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JIMENEZ BENITEZ CARMEN LUI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551540">
            <text:p>1255154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LAGUNA FRANCY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377894">
            <text:p>1737789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LARA BRAQUE FANNY YU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225294">
            <text:p>1822529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LINARES CRESPO ANYER NO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290228">
            <text:p>17290228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LOPEZ REYES NAHIL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550093">
            <text:p>1455009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LUGO MACIAS DORIS BEATR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548801">
            <text:p>9548801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LUQUE DALGI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202930">
            <text:p>1220293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ARIN MUÑOZ MAIGUALID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462572">
            <text:p>1946257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ARQUEZ PEREZ BLANC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256900">
            <text:p>1825690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ARQUEZ RAMIREZ ANA IR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865404">
            <text:p>2086540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ENDEZ MARIANEL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865985">
            <text:p>2086598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EZA BRICEÑO IVAN EN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239715">
            <text:p>2023971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OLINA DUQUE CRUZ MAIRE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193752">
            <text:p>1919375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ONCADA SIERRA MARI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837537">
            <text:p>1183753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ONTES DOMING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670918">
            <text:p>15670918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ONTILLA MORENO YURBANY SOB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825056">
            <text:p>1982505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ONTILLA MORENO LENNY SARAHY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961307">
            <text:p>2096130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MORENO LINAREZ GERALDIN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101971">
            <text:p>20101971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OCANTO CAMACHO EMMA TIBIS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288937">
            <text:p>1828893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ORTIZ BORRERO NIX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063323">
            <text:p>1306332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OSORIO QUINTERO BISLUBIA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736477">
            <text:p>2073647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OTALVAREZ GUERRERO GENOVA YAMAL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964784">
            <text:p>2096478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ACHECO TERAN AREIBIS PAO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048076">
            <text:p>1204807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AEZ JAIMES ANGELIC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2838266">
            <text:p>1283826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ALACIOS MEJIAS MAIRA MARG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491364">
            <text:p>1949136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ARRA LOPEZ KENNEDYS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257039">
            <text:p>4257039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EÑA ROJO VICENTE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838204">
            <text:p>1883820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EREZ JOSE LU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711954">
            <text:p>1471195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EREZ RAMIREZ MARIA ESTH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150502">
            <text:p>2015050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ERNIA ROA JESUS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09192">
            <text:p>1170919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ETIT LOPEZ YRAIM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518536">
            <text:p>2051853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PUERTA PADILLA MILAGRO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08832">
            <text:p>1170883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QUINTERO PAREDES NELLY MARGA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34918">
            <text:p>8134918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QUINTERO VALERO JUBI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224966">
            <text:p>1822496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AMIREZ TORRES YONIEL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372151">
            <text:p>16372151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AMOS MARIN ROSA INOCEN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244603">
            <text:p>1924460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ANGEL ROA EDUARD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350218">
            <text:p>19350218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IVAS LISANDRO JAVI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435519">
            <text:p>9435519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IVAS GRATEROL MIRL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0365">
            <text:p>1171036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IVAS PAREDES OMA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120710">
            <text:p>1512071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OA CONTRERAS JAVI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072550">
            <text:p>1507255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ODRIGUEZ BLANCO FANNY YA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238134">
            <text:p>2023813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ODRIGUEZ GALAVIS RICHAR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067657">
            <text:p>1406765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ODRIGUEZ MARIN MARIA FE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567564">
            <text:p>1556756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OJAS ROA ISID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350288">
            <text:p>19350288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RONDON ALTUVE CARLOS EDU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883130">
            <text:p>1388313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SAAVEDRA GARCES MARIS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023274">
            <text:p>2302327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SALAZAR MARQUEZ YENN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225000">
            <text:p>1822500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SALCEDO RAMIREZ YUFRAINETH YURIS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867801">
            <text:p>14867801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SANCHEZ CONTRERAS MAR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856942">
            <text:p>1885694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SILVA RODRIGUEZ ROSA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709242">
            <text:p>2070924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SUAREZ MENDOZA ALEX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425474">
            <text:p>1842547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SULBARAN SULBARAN LILIANA LIS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2345">
            <text:p>1171234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SUPERLANO SAYAGO LUIS ELO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602518">
            <text:p>20602518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TERAN OLGALIS SUC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867613">
            <text:p>2086761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TORREALBA GARRIDO JHON SALVADO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172544">
            <text:p>14172544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TORREALBA TORO GERAL RAFA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987343">
            <text:p>1798734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TORRES PAIVA JONNATTA DANI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636562">
            <text:p>1663656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TORRES QUINTERO YUVE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663498">
            <text:p>14663498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TRENO RODRIGUEZ JOLIMAR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839476">
            <text:p>1883947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TRIBIÑO HERNANDEZ JULIO CES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732710">
            <text:p>1473271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VARGAS DE SANTOS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409889">
            <text:p>20409889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VEGA UZCATEGUI JOSE LU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636700">
            <text:p>16636700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VERGARA FRANCO MARIA YO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674623">
            <text:p>12674623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VERGARA PEÑA ALBERT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987187">
            <text:p>17987187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VERGARA URBINA IVONNE NACA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778845">
            <text:p>17778845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VILLEGAS PALACIO FREIDYS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990776">
            <text:p>9990776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ZAMBRANO BRICEÑO ZORAID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988912">
            <text:p>17988912</text:p>
          </table:table-cell>
          <table:table-cell table:style-name="ce22" office:value-type="string">
            <text:p>TECNICO EN EVALUACION AMBIENTAL</text:p>
          </table:table-cell>
          <table:table-cell table:style-name="ce30" office:value-type="string">
            <text:p>ZERPA MORA AN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987886">
            <text:p>17987886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ABREU SAJONERO FRANK HUM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978045">
            <text:p>16978045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ALBUJAS NAYDI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192228">
            <text:p>19192228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ALEJO MORENO FRANCIS MARLLE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164036">
            <text:p>23164036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ALVEAR MIRANDA DIGN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402445">
            <text:p>11402445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ARROYO ROJAS ANA SELM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3501517">
            <text:p>13501517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ARTEAGA BUSTOS MARIA EST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6638537">
            <text:p>16638537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AVILAN DIAZ JESSICA DAIRY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7377142">
            <text:p>17377142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BARRIOS CANELON ENNIS MAR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592199">
            <text:p>13592199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BASTIDAS LINARES FLOR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6638261">
            <text:p>16638261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BETANCOURT PINEDA YOHANA MAR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330540">
            <text:p>13330540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BONILLA SARMIENTO NORIS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477051">
            <text:p>16477051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BONILLA SARMIENTO INGRID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602773">
            <text:p>18602773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BUELVAS MENDOZA AIDEE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659913">
            <text:p>17659913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CARIDAD CARRASQUILLA ERNA LI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771903">
            <text:p>18771903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CASTELLANO BERRIOS NAIROBI VANES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837878">
            <text:p>11837878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COLINA DUGARTE DILM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5241952">
            <text:p>15241952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CONTRERAS DE SANCHEZ JEANETH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202294">
            <text:p>12202294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CORDERO MAIKA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4315">
            <text:p>11714315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CORDERO PEREZ FRANCISC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2114317">
            <text:p>22114317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CORDOBA TERAN ONEID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275751">
            <text:p>17275751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CRESPO JENN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068022">
            <text:p>14068022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DELGADO HERNANDEZ ADEL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9801881">
            <text:p>19801881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DIAZ PEREZ ENE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191070">
            <text:p>19191070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DIAZ TOVAR LEIDYS LAU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031494">
            <text:p>23031494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DIAZ TOVAR AN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4933639">
            <text:p>14933639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DIAZ VARGAS ANN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3883067">
            <text:p>13883067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DOMINGUEZ JIMENEZ CRIS NATH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0408178">
            <text:p>20408178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DURAN BURGOS GRECIA LI DE LA PA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550011">
            <text:p>14550011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ESCALONA ESCORCHA BELKI ELI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0518145">
            <text:p>20518145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ESCALONA GUTIERREZ DAMARA ZULE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991203">
            <text:p>9991203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FLORES GARCIA YENEIDA EVELY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278159">
            <text:p>13278159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GAMEZ ARAUJO ROSA YN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069290">
            <text:p>19069290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GARCIA LEAL ODALIS <text:s/>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867141">
            <text:p>20867141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GARCIA MONSALVE DAY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166090">
            <text:p>23166090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GARCIA TRUJILLO MARIA EUG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9492744">
            <text:p>19492744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GASPITA RODRIGUEZ PEDRO RAFA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3062512">
            <text:p>13062512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GOMEZ MIRL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814224">
            <text:p>14814224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GONZALEZ LEON MARIEL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0962614">
            <text:p>20962614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GONZALEZ RODRIGUEZ JOSE DANI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132211">
            <text:p>10132211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GUEDEZ MENDEZ SANTIAGO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406858">
            <text:p>20406858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HEREDIA LILIBETH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5384622">
            <text:p>15384622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HERRERA MERCADO LUZBEIDY ELEDES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1402446">
            <text:p>11402446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INFANTE MAC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740745">
            <text:p>13740745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JIMENEZ DELGADO VILMARI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619040">
            <text:p>19619040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LARRARTE URQUIOLA MAILETH ELO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0474">
            <text:p>11710474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LINARES DAVILA DANIEL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828927">
            <text:p>15828927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LINARES SORA MAYURYS YOL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1170222">
            <text:p>21170222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LOZADA LINARES DAMELIS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186528">
            <text:p>11186528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LUNA PERAZA YESCENIA M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6979474">
            <text:p>16979474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MANZANILLA PAREDES DAMARIS REBEC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873783">
            <text:p>10873783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MARQUEZ ELOIS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558143">
            <text:p>18558143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MARTINEZ ESCOBAR NAURIS THA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205001">
            <text:p>12205001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MENDOZA ALTUVE ANA LUI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965362">
            <text:p>20965362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MENDOZA CUERO KATHERIN RAQ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967086">
            <text:p>15967086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MINA RODALLEGA AMARF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771931">
            <text:p>18771931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MOLINA DURAN YENN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692823">
            <text:p>13692823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MONTEROLA MARIANEL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8288909">
            <text:p>18288909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MONTILLA ZULIMAR YENIR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5121907">
            <text:p>15121907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MONTOYA ESCALONA SON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133233">
            <text:p>10133233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MONTOYA MOLINA SAMUEL HERI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9244779">
            <text:p>19244779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MORA ANGULO JESUS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1170683">
            <text:p>21170683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MORENO ANAHOLE ANDRE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6978346">
            <text:p>16978346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MORENO CRISTANCHO YOHANNA BIANN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4528471">
            <text:p>24528471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MUJICAS MEJIAS IRENE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6569">
            <text:p>11716569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NACAR URQUIOLA YADIRA ISA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7660706">
            <text:p>17660706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NAVARRO LOAIZA D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0409084">
            <text:p>20409084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NIETO URQUIA NORIANNYS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407349">
            <text:p>20407349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PEÑA DIAZ DARIELYS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820303">
            <text:p>19820303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PEREZ ROMERO YESENI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856883">
            <text:p>18856883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PERNIA GUERRERO ROSANG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8288909">
            <text:p>18288909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PIMENTEL RANGEL ELIZNEID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814948">
            <text:p>14814948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PINILLA GRATEROL GUSTAV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783105">
            <text:p>19783105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PLANA BUSTAMANTE ANGELA FABIO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381054">
            <text:p>9381054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PUERTA ROSA PASTO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0407327">
            <text:p>20407327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QUINTERO FERNANDEZ GENESIS SOLANY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980693">
            <text:p>18980693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QUINTERO HERNANDEZ MILEIDY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117699">
            <text:p>18117699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QUIROZ SALAS CARMEN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8487705">
            <text:p>8487705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RAMIREZ ELBA ED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148624">
            <text:p>18148624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RAMIREZ DIXON NOREL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0908">
            <text:p>11710908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RAMIREZ GAMEZ DORIS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0624051">
            <text:p>10624051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RIVAS LUCAS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6859193">
            <text:p>16859193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ROA MEZA YUNERIS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814424">
            <text:p>19814424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RODRIGUEZ MONTERO CARLOS EDU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0240708">
            <text:p>10240708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RODRIGUEZ UZCATEGUI MARIA DOLOR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670994">
            <text:p>15670994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ROJAS PERNIA DIGNA NE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409616">
            <text:p>11409616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ROMERO PEREZ NINIVETH NOHEM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5463314">
            <text:p>15463314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RUMBOS YINE DEL REA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2650">
            <text:p>11712650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SOLIS NEREID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7328009">
            <text:p>17328009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SULVARAN BRAVO RAYSA <text:s/>LU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0406308">
            <text:p>20406308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TORO VALERA NERSIN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254902">
            <text:p>9254902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TOVAR DE DIAZ NELLY LET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712899">
            <text:p>14712899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TOVAR SOLIS ROLANDO EN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138872">
            <text:p>13138872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TOVAR ZULETA YOLI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6384570">
            <text:p>6384570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URQUIOLA RAMO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4172805">
            <text:p>14172805</text:p>
          </table:table-cell>
          <table:table-cell table:style-name="ce22" office:value-type="string">
            <text:p>PLANIFICACION DE PROGRAMAS SOCIOCOMUNITARIOS</text:p>
          </table:table-cell>
          <table:table-cell table:style-name="ce33" office:value-type="string">
            <text:p>VALERA CAMACHO GEOMAR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791770">
            <text:p>16791770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VASQUEZ SAAVEDRA NAHUY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791771">
            <text:p>16791771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VASQUEZ SAAVEDRA MARLY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247628">
            <text:p>4247628</text:p>
          </table:table-cell>
          <table:table-cell table:style-name="ce22" office:value-type="string">
            <text:p>PLANIFICACION DE PROGRAMAS SOCIOCOMUNITARIOS</text:p>
          </table:table-cell>
          <table:table-cell table:style-name="ce30" office:value-type="string">
            <text:p>VELASQUEZ SAYAGO JOSE HERMELIN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463258">
            <text:p>15463258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VENAVENTA FERNANDEZ DIANA DEL ROC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828563">
            <text:p>15828563</text:p>
          </table:table-cell>
          <table:table-cell table:style-name="ce22" office:value-type="string">
            <text:p>PLANIFICACION DE PROGRAMAS SOCIOCOMUNITARIOS</text:p>
          </table:table-cell>
          <table:table-cell table:style-name="ce31" office:value-type="string">
            <text:p>VIERA ALTUVE NANCY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9057978">
            <text:p>19057978</text:p>
          </table:table-cell>
          <table:table-cell table:style-name="ce22" office:value-type="string">
            <text:p>PLANIFICACION DE PROGRAMAS SOCIOCOMUNITARIOS</text:p>
          </table:table-cell>
          <table:table-cell table:style-name="ce32" office:value-type="string">
            <text:p>ZAMBRANO VARILLAS MARIA SAB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3" office:value-type="float" office:value="15326844">
            <text:p>15326844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AL BARBOUR AL BARBOUR CHAVI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3591809">
            <text:p>13591809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ALBARRAN ARIAS ALEX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557570">
            <text:p>1055757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LBARRAN QUINTERO CONSUELO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1374523">
            <text:p>1137452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LBORNOZ MORILLO YESMAR ALEYD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329072">
            <text:p>1532907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LDANA OMAI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906710">
            <text:p>1890671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LTUBE VALERO ARNALD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2930424">
            <text:p>1293042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LVAREZ CENTENO EMIR RAFA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6073997">
            <text:p>1607399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NGEL VERA JULIO CES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556290">
            <text:p>1055629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NGULO VALERO COSKY ORLEAN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9802083">
            <text:p>19802083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ANTUNEZ PEREZ GLENDY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5131759">
            <text:p>513175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ÑEZ CARMONA ITAL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6635413">
            <text:p>1663541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RANGUIBEL VERGARA PEDRO LU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9383724">
            <text:p>938372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RAQUE SIRIA VIOLE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8185258">
            <text:p>818525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RAQUE ARAQUE CESAR EN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046806">
            <text:p>1804680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RAQUE DIAZ ADONA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3105435">
            <text:p>13105435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ARAUJO ALVARADO BETSY MARYU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3" office:value-type="float" office:value="8144619">
            <text:p>8144619</text:p>
          </table:table-cell>
          <table:table-cell table:style-name="ce14" office:value-type="string">
            <text:p>ABOGADO</text:p>
          </table:table-cell>
          <table:table-cell table:style-name="ce13" office:value-type="string">
            <text:p>ARAUJO GRATEROL PEDRO RAM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556178">
            <text:p>1055617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RELLANO ROJAS SAM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150641">
            <text:p>1015064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REVALO DE DURAN NELQUIS YAQUELI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724506">
            <text:p>1472450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RGUELLO DIAZ YENNI YEN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4067538">
            <text:p>14067538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ARRAIZ DIAZ YOLIMAR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2554776">
            <text:p>12554776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AYALA DE RIVAS NOR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1709253">
            <text:p>11709253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AYALA MANRIQUE CLAUD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555019">
            <text:p>1055501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YALA PAREDES JESUS ARNOL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20600635">
            <text:p>2060063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YALA PARRA PEDRO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7941931">
            <text:p>794193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AZUAJE OCHOA JOSE GREGO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6514025">
            <text:p>1651402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BARRIOS CONTRERAS CRISBELLI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8183334">
            <text:p>818333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BAUTISTA ALI EUCLID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11185907">
            <text:p>11185907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BERNAL CASTRO TIMAR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551182">
            <text:p>1455118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BERNAL PEREZ LUI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3917135">
            <text:p>391713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BERRIOS JOSE FABRIC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20011058">
            <text:p>20011058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BERRIOS GARRIDO LIGI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121966">
            <text:p>1512196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BETANCOUR SANABRIA WILMER ABEL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5972805">
            <text:p>597280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BLANCO TRIBIÑO DUGLAS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1194058">
            <text:p>1119405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BONIFORTTY GONZALEZ JORGE LU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0266147">
            <text:p>10266147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BRAVO JESUS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8" office:value-type="float" office:value="9385361">
            <text:p>9385361</text:p>
          </table:table-cell>
          <table:table-cell table:style-name="ce14" office:value-type="string">
            <text:p>ABOGADO</text:p>
          </table:table-cell>
          <table:table-cell table:style-name="ce18" office:value-type="string">
            <text:p>BRICEÑO JOSE GREGO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4094387">
            <text:p>409438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BRICEÑO PALENCIA JOSE ATIL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7766328">
            <text:p>17766328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BRICEÑO SERRANO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4712596">
            <text:p>14712596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BUITRAGO MENDOZA CARLOS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7290628">
            <text:p>1729062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CAILE FLORES ANGEL EDU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20012536">
            <text:p>20012536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CAMACHO VARGAS NAYARI GAB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157619">
            <text:p>1515761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CAMARGO VERA VALENT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041404">
            <text:p>1304140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CARDENAS PARRA AID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2476431">
            <text:p>2476431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CARMEN ISBELIA MARTINEZ DE MENDO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9069363">
            <text:p>19069363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CASTAÑEDA RODRIGUEZ YULIMAR MARILU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8039251">
            <text:p>8039251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CERRADA CAMACHO SILVINA YUDIH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3" office:value-type="float" office:value="19881795">
            <text:p>19881795</text:p>
          </table:table-cell>
          <table:table-cell table:style-name="ce14" office:value-type="string">
            <text:p>ABOGADO</text:p>
          </table:table-cell>
          <table:table-cell table:style-name="ce13" office:value-type="string">
            <text:p>COIRAN NUÑEZ MARLI MAY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0624632">
            <text:p>10624632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COLINA ROSA ZOR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613397">
            <text:p>1961339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COLMENARES FRIAS ERIKA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2008334">
            <text:p>12008334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COLMENARES ROBLES GREGORI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7259721">
            <text:p>1725972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COLMENAREZ NUBI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172323">
            <text:p>1417232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CONTRERAS SANCHEZ ENEID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17644390">
            <text:p>17644390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CONTRERAS SANCHEZ ANNEY ESMARELS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8560671">
            <text:p>18560671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CORSO VERGARA YENNI ISA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8838900">
            <text:p>18838900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CURIEL LAGUNA JACKELINE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4201776">
            <text:p>420177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DAVILA JOSE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18906064">
            <text:p>18906064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DELGADO CONTRERAS FRAILENY MAIR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19619588">
            <text:p>19619588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DIAZ DUARTE WILMARY YEL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712572">
            <text:p>1471257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DIAZ GARCIA CARMEN BEL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227656">
            <text:p>1022765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DIAZ YBAÑEZ MARI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023477">
            <text:p>1802347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DURAN CAMARGO JACHSON EFIGE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6155711">
            <text:p>1615571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DURAN DE AGUIRRE INGRID JOH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550014">
            <text:p>1455001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ESCALONA ESCORCHA RAFAEL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1192656">
            <text:p>1119265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ESPECIER RAMON DE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16980510">
            <text:p>16980510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FANDIÑO DAVELIN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559806">
            <text:p>1055980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FANDIÑO PUERTA GIAMELIS EV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9405802">
            <text:p>940580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FERMIN RODRIGUEZ HERMINI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5799790">
            <text:p>15799790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FERNADEZ DENNY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4662664">
            <text:p>14662664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FERNANDEZ CARMEN ALV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20099049">
            <text:p>2009904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FERNANDEZ DELGADO AIDEE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069687">
            <text:p>1906968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FERNANDEZ MORA LINDA MILEX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8117663">
            <text:p>18117663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FERNANDEZ ROJAS JESUS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9388396">
            <text:p>938839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FLORES MIGDALI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4261252">
            <text:p>4261252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FLORES CACERES RAFAEL RAM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783090">
            <text:p>1578309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FLORES RAMOS JOSE ALEX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9183091">
            <text:p>9183091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FLORES RUIZ NANCY YOLIV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14408805">
            <text:p>14408805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FUENTES DAYCIS SIB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712898">
            <text:p>1571289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ALINDEZ MARTINEZ CESAR EDU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4927438">
            <text:p>4927438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GARCES LEAL ELADIO DE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534893">
            <text:p>1553489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ARCIA ANGULO MARILU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740517">
            <text:p>1374051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ARCIA GARCIA AVILIO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9349752">
            <text:p>19349752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GARCIA MONTILLA GERMAN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213249">
            <text:p>1321324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ARCIA RAMIREZ NUVIA XIOMA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8" office:value-type="float" office:value="11712539">
            <text:p>11712539</text:p>
          </table:table-cell>
          <table:table-cell table:style-name="ce14" office:value-type="string">
            <text:p>ABOGADO</text:p>
          </table:table-cell>
          <table:table-cell table:style-name="ce18" office:value-type="string">
            <text:p>GARRIDO ALZURU LUZ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9990490">
            <text:p>999049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ARZON HERNANDEZ LEAND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883605">
            <text:p>13883605</text:p>
          </table:table-cell>
          <table:table-cell table:style-name="ce14" office:value-type="string">
            <text:p>ABOGADO</text:p>
          </table:table-cell>
          <table:table-cell table:style-name="ce34" office:value-type="string">
            <text:p>GODOY MEJIAS EIDRY MELIS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0013542">
            <text:p>10013542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GOMEZ JOSE GREGO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2367914">
            <text:p>1236791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OMEZ BARRETO MILEXI M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9382436">
            <text:p>938243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ONZALEZ CARVALLO RAFAELA M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7661586">
            <text:p>1766158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ONZALEZ CRUCES ANNY YUDERK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555520">
            <text:p>1055552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ONZALEZ DAVILA ENEIDA JOSEF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8" office:value-type="float" office:value="9385183">
            <text:p>9385183</text:p>
          </table:table-cell>
          <table:table-cell table:style-name="ce14" office:value-type="string">
            <text:p>ABOGADO</text:p>
          </table:table-cell>
          <table:table-cell table:style-name="ce18" office:value-type="string">
            <text:p>GONZALEZ ESCOLCHA LUMILA FRONILD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6189019">
            <text:p>1618901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ONZALEZ NIEVES KARLA CRISA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7661532">
            <text:p>1766153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ONZALEZ TORREYES MORAIM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7724777">
            <text:p>1772477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UERRERO ALETA NERIO GREGO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802475">
            <text:p>1980247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UERRERO ESCALANTE JOHA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8158503">
            <text:p>815850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UERRERO RAMIREZ FRANCISCA DEL SOCOR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9784246">
            <text:p>19784246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GUILLEN MONTILLA NELLYS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8141707">
            <text:p>814170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GUTIERREZ DE DELGADO ISOLD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9612344">
            <text:p>19612344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GUTIERREZ PERNIA OMAI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771416">
            <text:p>1877141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HERNANDEZ FUENTES HECTOR ELIA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278935">
            <text:p>1927893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HERNANDEZ PALENCIA RAIGE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720112">
            <text:p>1072011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HERNANDEZ UZCATEGUI ELSY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546378">
            <text:p>1554637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HERRERA JAIMES WILSON FERN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3751575">
            <text:p>375157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JAEN NAVAS MANUEL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846471">
            <text:p>1884647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JARA LUQUE YEXIS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1075620">
            <text:p>1107562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JIMENEZ CARMONA NE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040477">
            <text:p>1304047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JIMENEZ MUÑOZ EVA PATR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9384318">
            <text:p>9384318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JIMENEZ RAMIREZ RUBEN D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3" office:value-type="float" office:value="15329757">
            <text:p>15329757</text:p>
          </table:table-cell>
          <table:table-cell table:style-name="ce14" office:value-type="string">
            <text:p>ABOGADO</text:p>
          </table:table-cell>
          <table:table-cell table:style-name="ce13" office:value-type="string">
            <text:p>JOSE ANTONIO BUITRAGO MENDO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22984498">
            <text:p>2298449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JOYO LAGUNA ALEXI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9387150">
            <text:p>9387150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LA CRUZ MARIA AMA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4929877">
            <text:p>492987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LA CRUZ MATHEUS ORLANDO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string">
            <text:p>E8432450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LADINO HERRERA RUTH JHIOMA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6526748">
            <text:p>6526748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LIMA RODRIGUEZ EDUARDO MAN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883232">
            <text:p>1388323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LOPEZ PABLOS BETTIS YAQU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4484880">
            <text:p>14484880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LUGO MORA JOVAN EN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3595375">
            <text:p>3595375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ANRRIQUE ABAL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187868">
            <text:p>1818786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ARCANO TORRES ANGIE DINO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8" office:value-type="float" office:value="16979619">
            <text:p>16979619</text:p>
          </table:table-cell>
          <table:table-cell table:style-name="ce14" office:value-type="string">
            <text:p>ABOGADO</text:p>
          </table:table-cell>
          <table:table-cell table:style-name="ce18" office:value-type="string">
            <text:p>MARCIALES RINCON ESTEL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192775">
            <text:p>1819277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ARQUEZ MOLINA ALBERT ANDREVA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4371921">
            <text:p>14371921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ARQUEZ PULIDO YORCLE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2836667">
            <text:p>1283666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ARQUINA DAVILA WILMER AL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20866687">
            <text:p>2086668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ARQUINA MOLINA LEIDY NORAI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3914018">
            <text:p>391401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ARTINEZ JOSE FRANCISC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591663">
            <text:p>1359166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ARTINEZ MORALES TONY KLEN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4260885">
            <text:p>426088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EDINA CAMACHO EL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024010">
            <text:p>1002401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EDINA YUAVI VICTOR ALFRE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672826">
            <text:p>1567282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EJIA CIFUENTES ANGEL GONZAL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025964">
            <text:p>1902596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EJIAS CARLOS ALI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9261412">
            <text:p>926141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EJIAS RAMOS CLARA LAYDET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675033">
            <text:p>1367503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ENDEZ DUARTE YIMMY DAN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2462691">
            <text:p>12462691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ENDEZ MOLINA NILSON EN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9" office:value-type="float" office:value="19243499">
            <text:p>1924349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ENDEZ PULIDO SARA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20100739">
            <text:p>2010073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ERCADO ESCOBAR JOSMERY DEL 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5386875">
            <text:p>5386875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IRANDA TANIA MIREY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7768703">
            <text:p>1776870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LINA GIL YILBERT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6070187">
            <text:p>1607018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LINA GUERRERO M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0873667">
            <text:p>10873667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MONROY QUINTERO FERNAN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7989666">
            <text:p>1798966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NSALVE CASTILLO AGUSTINA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784563">
            <text:p>1978456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NSALVE RUIZ ROBERTO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557851">
            <text:p>1055785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NTERO LEON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501733">
            <text:p>1350173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NTES GUERRERO MARISO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20012516">
            <text:p>2001251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NTILLA DANNYS REYNAL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3" office:value-type="float" office:value="11190432">
            <text:p>11190432</text:p>
          </table:table-cell>
          <table:table-cell table:style-name="ce14" office:value-type="string">
            <text:p>ABOGADO</text:p>
          </table:table-cell>
          <table:table-cell table:style-name="ce13" office:value-type="string">
            <text:p>MONTILLA LAGUNA ANTONI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8290626">
            <text:p>18290626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ONTILLA MONTILLA RAQUEL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289182">
            <text:p>1828918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NTILLA PEÑA YUSNELLY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052015">
            <text:p>1005201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NTILLA YEPEZ AMALI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1243020">
            <text:p>1124302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RA PASTOR RAU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2463342">
            <text:p>12463342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RA CARDOZA ROMMEL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0725237">
            <text:p>10725237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ORENO ZANDR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5449086">
            <text:p>544908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ORENO ARAQUE BAUDILIO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5537930">
            <text:p>15537930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ORENO BETANCOURT LINDER YASM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1708012">
            <text:p>11708012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ORENO GOMEZ DALIA DANAE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2201463">
            <text:p>12201463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ORENO RODRIGUEZ VIRGINIA MAGDA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7661677">
            <text:p>17661677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MORILLO CADENAS JOSE LORENZ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244804">
            <text:p>1924480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MUCHACHO BERGARA YANET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8141007">
            <text:p>8141007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NIETO LIENDO MARIA ELV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8147583">
            <text:p>814758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NIEVES LUIS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5745004">
            <text:p>574500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OBISPO DOMINGO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521377">
            <text:p>1452137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PABON FABIAN EN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9267612">
            <text:p>9267612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PALENCIA GUTIERREZ JAVIER EN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591810">
            <text:p>1359181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PARRA SALAS YANETH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6333943">
            <text:p>1633394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PEÑA ESCALONA LAURA MARIB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611243">
            <text:p>1861124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PEÑA GONZALEZ JESU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6" office:value-type="float" office:value="18838146">
            <text:p>18838146</text:p>
          </table:table-cell>
          <table:table-cell table:style-name="ce14" office:value-type="string">
            <text:p>ABOGADO</text:p>
          </table:table-cell>
          <table:table-cell table:style-name="ce16" office:value-type="string">
            <text:p>PEÑA GUTIERREZ LAUR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9243106">
            <text:p>19243106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PEÑA SANCHEZ DAVID MIGU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1192791">
            <text:p>1119279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PEREZ DIAZ MAYERLIN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959873">
            <text:p>1395987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PEREZ FRIAS HENNYS NOE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2464389">
            <text:p>1246438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PEREZ PEREIRA EUDES JARVI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990076">
            <text:p>1499007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PINTO GARCIA CRUZ LEON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383447">
            <text:p>1538344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PIÑERO ROSAUR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8147715">
            <text:p>8147715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QUINTERO ANGEL JOSE PASTO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1191927">
            <text:p>11191927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RAMIREZ PEÑA RICHARD DOMING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0562912">
            <text:p>10562912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RAMIREZ QUINTERO CARLO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826711">
            <text:p>1982671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AMIREZ RANGEL CRISALIDA ARIANNY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120204">
            <text:p>1512020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AMIREZ ROA WILLIAM ALFONZ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4264263">
            <text:p>4264263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RAMIREZ SANTAMARIA JESU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061380">
            <text:p>1306138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AMOS BARRIOS JOSE GREGO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947863">
            <text:p>1494786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ATTIA DONADO ELOY FEDERIC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2759226">
            <text:p>1275922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EVEROL DE ALCILA MIRV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4931715">
            <text:p>493171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IVAS DE RODRIGUEZ BARBAR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8907083">
            <text:p>18907083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RIVAS PEÑA CO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4261461">
            <text:p>426146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IVAS UVIEDO ANTONIO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045269">
            <text:p>1804526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OA GUILLEN ARMIN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8226621">
            <text:p>18226621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ROA RANGEL TOMAS ALEX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23152267">
            <text:p>23152267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RODRIGUEZ ALBARRACIN NEY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3062563">
            <text:p>1306256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ODRIGUEZ DE DIAZ MARIA ALEX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564319">
            <text:p>1056431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ODRIGUEZ GARCIA MIRTA MARLEN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224523">
            <text:p>18224523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OJAS HERNANDEZ RANDRY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670099">
            <text:p>1567009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OMERO VARGAS ANIBAL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4262907">
            <text:p>426290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ONDON MARI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7541491">
            <text:p>754149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RONDON MEJIAS JOSE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069421">
            <text:p>1906942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SALAS CARRASCO REINY SUAN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2836087">
            <text:p>1283608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SALAS VARGAS JOSE FELIP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2204670">
            <text:p>12204670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SANCHEZ MENDOZA ROSA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8226378">
            <text:p>18226378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SARMIENTO RUZA NELLYS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8147052">
            <text:p>8147052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SAYAGO MONSALVE DOR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20012147">
            <text:p>2001214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SOTO FRIAS TAHUGUASY YATACO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560838">
            <text:p>18560838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SUAREZ CASTELLANOS SAIMON YOHERMA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5270774">
            <text:p>1527077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SUAREZ GALVAN LORENA YAMIL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024170">
            <text:p>1902417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SUESCUN FRANCO NELV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9388787">
            <text:p>938878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TERRERO CUBILLAN LUIS RAM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348816">
            <text:p>10348816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TORRES RIVAS ALEXIS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332299">
            <text:p>14332299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TOVAR QUERALES DOMINGO RAM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3916514">
            <text:p>3916514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TREJO GOMEZ RAFAEL AMA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6190997">
            <text:p>1619099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TREJO VASQUEZ ROGER ALEXAND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3" office:value-type="float" office:value="16978401">
            <text:p>16978401</text:p>
          </table:table-cell>
          <table:table-cell table:style-name="ce14" office:value-type="string">
            <text:p>ABOGADO</text:p>
          </table:table-cell>
          <table:table-cell table:style-name="ce13" office:value-type="string">
            <text:p>URQUIOLA BRICEÑO DAIVE FRANK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933125">
            <text:p>1493312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VALERO ALBARRAN VICTNE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20965427">
            <text:p>2096542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VALERO APONTES MARIELI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050361">
            <text:p>19050361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VALERO CABRILES MARYURI END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8289985">
            <text:p>1828998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VALLADARES NIEVES DARVIN SEBASTIA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7" office:value-type="float" office:value="4264027">
            <text:p>4264027</text:p>
          </table:table-cell>
          <table:table-cell table:style-name="ce14" office:value-type="string">
            <text:p>ABOGADO</text:p>
          </table:table-cell>
          <table:table-cell table:style-name="ce17" office:value-type="string">
            <text:p>VASQUEZ ANGULO PILAR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20600113">
            <text:p>20600113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VASQUEZ HERNANDEZ YOSELI MARI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4867914">
            <text:p>1486791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VELASCO RUJANO MARCO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3" office:value-type="float" office:value="19732761">
            <text:p>19732761</text:p>
          </table:table-cell>
          <table:table-cell table:style-name="ce14" office:value-type="string">
            <text:p>ABOGADO</text:p>
          </table:table-cell>
          <table:table-cell table:style-name="ce13" office:value-type="string">
            <text:p>VIDES JIMENEZ YUSMELIS YULIBET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3213978">
            <text:p>13213978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VIELMA MORA ELI JAVI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8140774">
            <text:p>8140774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VILLANUEVA RODRIGUEZ EUSTORGIO SINEC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6635152">
            <text:p>16635152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VILLEGAS MONTILLA ISMAEL ENRRIQU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9612325">
            <text:p>1961232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VIVAS GOMEZ YULY YOH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9405110">
            <text:p>9405110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YEPEZ ELIZABETH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0558607">
            <text:p>10558607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ZAMBRANO CASTILLO BRIGIDA GRAC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3" office:value-type="float" office:value="10564884">
            <text:p>10564884</text:p>
          </table:table-cell>
          <table:table-cell table:style-name="ce14" office:value-type="string">
            <text:p>ABOGADO</text:p>
          </table:table-cell>
          <table:table-cell table:style-name="ce13" office:value-type="string">
            <text:p>ZAMBRANO CESAR RAFAEL ALBER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4" office:value-type="float" office:value="18192947">
            <text:p>18192947</text:p>
          </table:table-cell>
          <table:table-cell table:style-name="ce14" office:value-type="string">
            <text:p>ABOGADO</text:p>
          </table:table-cell>
          <table:table-cell table:style-name="ce14" office:value-type="string">
            <text:p>ZAMBRANO MARQUEZ AN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3" office:value-type="float" office:value="16637296">
            <text:p>16637296</text:p>
          </table:table-cell>
          <table:table-cell table:style-name="ce14" office:value-type="string">
            <text:p>ABOGADO</text:p>
          </table:table-cell>
          <table:table-cell table:style-name="ce13" office:value-type="string">
            <text:p>ZAMORA MOGOLLON CARMEN MAR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2203715">
            <text:p>12203715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ZERPA SANCHEZ JONNY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5" office:value-type="float" office:value="16979510">
            <text:p>16979510</text:p>
          </table:table-cell>
          <table:table-cell table:style-name="ce14" office:value-type="string">
            <text:p>ABOGADO</text:p>
          </table:table-cell>
          <table:table-cell table:style-name="ce15" office:value-type="string">
            <text:p>ZUÑIGA PEROZA YNGRI YAMI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2837917">
            <text:p>12837917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ALVAREZ MENDOZA RAFAEL ALFONZ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3133426">
            <text:p>313342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ARTEAGA RAMON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4172254">
            <text:p>14172254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BENAVENTE CAMUAN JONATHAN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962424">
            <text:p>20962424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BERROS PEÑA FRANCY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8046285">
            <text:p>18046285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BERTEL MARQUEZ MARIA YOL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8906753">
            <text:p>18906753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CAMEJO MANSILLA MARIA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6394848">
            <text:p>6394848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CASTRO MEJIAS ANGELA ANTO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2836259">
            <text:p>1283625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COLMENARES RODRIGUEZ JOSE DAVI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8839322">
            <text:p>18839322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CONTRERAS VILLAMIZAR YENIFER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8878566">
            <text:p>887856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DIAZ LOPEZ ARIAMNA POMP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600687">
            <text:p>20600687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ESCOBAR PEREZ LEISVING ADR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962708">
            <text:p>20962708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FIGUEROA CORRALES ANGELLY JOS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191657">
            <text:p>19191657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GARCIAS ANDUEZA YOSELIN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6792939">
            <text:p>1679293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GARRIDO MORENO MARISEL ANG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024126">
            <text:p>1902412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HENRIQUEZ MENDOZA ANDRES ALEJANDR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239299">
            <text:p>2023929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HERRERA GONZALEZ RICARD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4551012">
            <text:p>14551012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HIDALGO MENA HAIR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882246">
            <text:p>1988224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HURTADO RONDON HOGLY K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8224885">
            <text:p>18224885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JIMENEZ SEVILLA YOHAN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528746">
            <text:p>1952874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LAMAS DIAZ RAFAEL ARNAL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602433">
            <text:p>20602433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LARA CASTILLO AURIS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8117161">
            <text:p>18117161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LEAL PEREIRA RONALD DA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408459">
            <text:p>2040845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LINARES MEJIAS ZULEIDY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517999">
            <text:p>2051799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LOPEZ PALLARES GENESIS ESTEFA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868976">
            <text:p>2086897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ANZANILLA MENDEZ YULEID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1022029">
            <text:p>2102202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ARQUEZ AGUILAR JESSIC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632203">
            <text:p>19632203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ARQUEZ MONTES GERMA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4255072">
            <text:p>4255072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ARTINEZ FRANCISCO RAM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753566">
            <text:p>2075356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ATERAN CASIQUE LEIDY ROS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2553509">
            <text:p>1255350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EDINA RODRIGUEZ LISYET ANUSK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599727">
            <text:p>20599727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ENDOZA ALDANA SAMUEL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101816">
            <text:p>2010181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EZA HURTADO YENNY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8116069">
            <text:p>1811606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OLINA MORENO LILIA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409428">
            <text:p>20409428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MORENO BRICEÑO ANDRES ALEXAND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string">
            <text:p>E-8398407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PACHECO LASSO MAR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011888">
            <text:p>20011888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PADILLA SOLVIA SIR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6372171">
            <text:p>16372171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PEREZ MEJIAS LUZ MILEX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5967131">
            <text:p>15967131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PEROZO NEREYDA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599166">
            <text:p>2059916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RAMIREZ TERAN RAQUEL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867915">
            <text:p>20867915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RIVAS MARIA BENILD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826095">
            <text:p>19826095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RODRIGUEZ ARIAS GENES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881289">
            <text:p>1988128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RODRIGUEZ LOPEZ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963336">
            <text:p>2096333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RUIZ GONZALEZ ALICEE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518872">
            <text:p>19518872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RUIZ QUINTERO MARIA DANIE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620668">
            <text:p>19620668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SANTANA RUIZ LIZZ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612506">
            <text:p>19612506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SANTIAGO TERAN ROGER DAVI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6532857">
            <text:p>6532857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TRIBIÑO VASQUEZ VICTO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20101549">
            <text:p>20101549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VIEIRA ARIAS FATIM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19620282">
            <text:p>19620282</text:p>
          </table:table-cell>
          <table:table-cell table:style-name="ce22" office:value-type="string">
            <text:p>LICENCIADO EN COMUNICACION SOCIAL</text:p>
          </table:table-cell>
          <table:table-cell table:style-name="ce29" office:value-type="string">
            <text:p>VILLAMIZAR RIVAS ISABEL ANDR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702178">
            <text:p>10702178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ALVAREZ GARCIA ALEXANDE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721505">
            <text:p>8721505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ANDARA DE ALBARRAN ELE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950070">
            <text:p>1395007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ANGEL MONTILLA GORGONI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2684831">
            <text:p>22684831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ANTE VALENCIA FABIOLA EDI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926370">
            <text:p>492637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AROCHA PEREZ ANGEL VICENT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192161">
            <text:p>19192161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AVENDAÑO ANA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549594">
            <text:p>1454959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ASTIDAS BASTIDAS JESUS CLAR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933684">
            <text:p>1493368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ASTIDAS BRICEÑO NELLY YAD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822886">
            <text:p>13822886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ERRIO WILCHES RUB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350432">
            <text:p>1935043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ERRIOS BASTIDAS DIOCELIS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551754">
            <text:p>1255175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ERRIOS MONTILLA JORG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659561">
            <text:p>17659561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OCANEGRA QUINTERO YANNE YACKEL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501731">
            <text:p>13501731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RACHE SANTOS JOSE CIPRIAN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243633">
            <text:p>1624363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RICEÑO DURANT EMIDI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433100">
            <text:p>1543310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RICEÑO GARCIA CARMEN SOR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024330">
            <text:p>1902433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RICEÑO RIVAS VIVIA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551047">
            <text:p>1455104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RICEÑO ROA BLANCA AIDE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732318">
            <text:p>14732318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RICEÑO TORREYES CARMEN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616664">
            <text:p>1761666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RICEÑO TORREYES CARLOS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383474">
            <text:p>1538347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BURGOS PEREZ CARMEN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291247">
            <text:p>1529124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ADENAS NIÑO ROS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986122">
            <text:p>998612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AMACHO REINA CONSUEL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554883">
            <text:p>1255488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ARRASCO DIAZ MIRIAN ALE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947538">
            <text:p>13947538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ASTILLO CASTILLO BARBAR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126949">
            <text:p>1612694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EGARRA CALDERON YOSEL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5816">
            <text:p>11715816</text:p>
          </table:table-cell>
          <table:table-cell table:style-name="ce22" office:value-type="string">
            <text:p>LICENCIADO EN GESTION AMBIENTAL</text:p>
          </table:table-cell>
          <table:table-cell table:style-name="ce31" office:value-type="string">
            <text:p>CHACON CASTILLO YILBER ALFONS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549368">
            <text:p>17549368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ONTRERAS TERAN YENNY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433640">
            <text:p>1443364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ONTRERAS TRIVIÑO ANA LU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829606">
            <text:p>15829606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ORDERO MENDOZA ALVAR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166214">
            <text:p>2316621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ORDOBA HERMEN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802476">
            <text:p>19802476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RIOLLO ESCALANTE LEO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672152">
            <text:p>1567215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CUEVAS JESUS DAVID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559191">
            <text:p>18559191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DE LOS SANTOS ANGELA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190576">
            <text:p>16190576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GALLARDO GOMEZ DIGNA YATNEL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463360">
            <text:p>15463360</text:p>
          </table:table-cell>
          <table:table-cell table:style-name="ce22" office:value-type="string">
            <text:p>LICENCIADO EN GESTION AMBIENTAL</text:p>
          </table:table-cell>
          <table:table-cell table:style-name="ce31" office:value-type="string">
            <text:p>GALLARDO PERAZA DUANY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204995">
            <text:p>17204995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GALLARDO PERAZA ROSA AIDA PASTO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161409">
            <text:p>1016140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GAMBOA GUERRERO ROSA AME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592188">
            <text:p>13592188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GARCES MIRIAN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883922">
            <text:p>1388392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GARRIDO GUEVARA DARLYN SILEY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6842293">
            <text:p>684229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GIRAUD MUJICA ELEAZ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239392">
            <text:p>2023939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GRATEROL BRAQUE MIRIAN LILI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997194">
            <text:p>999719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GUILLEN RODRIGUEZ CO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424829">
            <text:p>1842482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GUTIERREZ PINEDA LEON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280439">
            <text:p>1928043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HENRIQUEZ GUERRA YUDITH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278863">
            <text:p>1927886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HERNANDEZ AGUILAR ADOLF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013550">
            <text:p>2301355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HERNANDEZ MENDOZA SANDRA MI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059707">
            <text:p>1005970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HERNANDEZ PIMENTEL DULCE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0" office:value-type="float" office:value="9989517">
            <text:p>998951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HOYO ANGEL ALEXI DE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4534">
            <text:p>1171453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HOYO VALLADARES MARIA MIRL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239352">
            <text:p>2023935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JARA GALLARDO ADRIAN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262789">
            <text:p>926278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JIMENEZ DE PEREZ HERMELIN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062654">
            <text:p>1306265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JIMENEZ JIMENEZ NAYIBE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464274">
            <text:p>1246427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LABRADOR DE MENDEZ SOLVE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5735915">
            <text:p>5735915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LANDA EYISTA JUDI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417131">
            <text:p>9417131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LEON DE LINARES REYNA OSMAL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683851">
            <text:p>13683851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LINARES CASTILLO ANDROMEDA GIN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825010">
            <text:p>1982501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LINARES RANGEL ER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019405">
            <text:p>14019405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ANTILLA RONDON CONSUELO BERENIC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963337">
            <text:p>2096333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ANZANILLA CARBALLO KAREN RO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785703">
            <text:p>1478570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ARQUEZ AGRIMAN BLANCA MARLE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226117">
            <text:p>2022611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ARQUEZ RIVAS YOHANA YUSM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885195">
            <text:p>4885195</text:p>
          </table:table-cell>
          <table:table-cell table:style-name="ce22" office:value-type="string">
            <text:p>LICENCIADO EN GESTION AMBIENTAL</text:p>
          </table:table-cell>
          <table:table-cell table:style-name="ce31" office:value-type="string">
            <text:p>MATA GONZALEZ INIRIDA MAGDA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926966">
            <text:p>4926966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ENDEZ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967593">
            <text:p>1596759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ENDEZ GOMEZ SAND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45457">
            <text:p>814545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ENDEZ RANGEL JULIO ARNOL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383294">
            <text:p>938329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EZA JESUS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002392">
            <text:p>1400239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OLINA RUJANO HENR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869307">
            <text:p>2086930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ONTERROSA ZAPATA WINTON ELIA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191482">
            <text:p>1919148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ONTILLA MORENO DARBIN IVA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660210">
            <text:p>1766021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ORA MENDEZ MARIA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659048">
            <text:p>17659048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ORENO RONDON MARIB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710317">
            <text:p>1471031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MUJICA LOPEZ YAJAIRA BANN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600943">
            <text:p>2060094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ORTIZ MORILLO EDBERG JOHA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4824964">
            <text:p>2482496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ORTIZ RODRIGUEZ DIAN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784937">
            <text:p>1978493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PALENCIA PAREDES JOSE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278377">
            <text:p>19278377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PAREDES IRM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858163">
            <text:p>1685816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PEREZ JIMENEZ MARIA VIRGI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838259">
            <text:p>1283825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PEREZ SOLIZ MIRTHA MARGA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3985">
            <text:p>11713985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QUINTANA ROMERO JOSE RAFA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127679">
            <text:p>1612767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RAMIREZ QUINTERO NEIDYS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192342">
            <text:p>1119234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RAMIREZ RODRIGUEZ PABL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600871">
            <text:p>20600871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RANGEL CABEZAS LUIS ORTIL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48438">
            <text:p>8148438</text:p>
          </table:table-cell>
          <table:table-cell table:style-name="ce22" office:value-type="string">
            <text:p>LICENCIADO EN GESTION AMBIENTAL</text:p>
          </table:table-cell>
          <table:table-cell table:style-name="ce31" office:value-type="string">
            <text:p>RIVAS SILVESTRE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767419">
            <text:p>1776741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RIVAS QUEVEDO MARIA DEBO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528560">
            <text:p>1952856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RODRIGUEZ ARROYO NORBER JAVI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210481">
            <text:p>15210481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RODRIGUEZ PRADA GREYDIS YUSD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069609">
            <text:p>1906960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RODRIGUEZ TORRES BELKIM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207710">
            <text:p>1220771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ROJO MORENO MILANGELA NACAR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551648">
            <text:p>12551648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RONDON BENCOMO ANA VICTO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063718">
            <text:p>13063718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SANCHEZ CARMONA ALEXANDER NEPTAL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839579">
            <text:p>1883957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SANTANA YOHAN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349375">
            <text:p>19349375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SANTANA EDGAR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766548">
            <text:p>17766548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SILVA COLMENARES DELVIA MARIAN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207349">
            <text:p>1220734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TAQUIVA PEREZ JOSE GREGO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661660">
            <text:p>1766166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TERAN APONTE FRANCY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992714">
            <text:p>999271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TERAN MARQUEZ ALCI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187473">
            <text:p>1118747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TORO DE CONTRERAS RUD ESTH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024400">
            <text:p>1902440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TORO TORRES ANDREI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383272">
            <text:p>1538327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TORREYES CASTILLO ALIC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983833">
            <text:p>9983833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TRUJILLO HERNANDEZ LUZ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225464">
            <text:p>1822546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UZCATEGUI CARMONA MARIELA YURI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550926">
            <text:p>17550926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VALDES LAGUNA YURBELIS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515164">
            <text:p>16515164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VAZQUEZ MONTERO FELIX RAM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100666">
            <text:p>20100666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VILLAMIZAR FLORES NEIKER EDU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635229">
            <text:p>1063522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VILLEGAS MENDEZ EDDER MALAQU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189115">
            <text:p>16189115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VIVAS AVILA DAYAN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551972">
            <text:p>1255197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VIZCAYA GALLARDO INGRID MIGDA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034519">
            <text:p>23034519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ZAMBRANO BETANCOURT LUIS ALFRE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034520">
            <text:p>23034520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ZAMBRANO BETANCOURT FELIX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549822">
            <text:p>17549822</text:p>
          </table:table-cell>
          <table:table-cell table:style-name="ce22" office:value-type="string">
            <text:p>LICENCIADO EN GESTION AMBIENTAL</text:p>
          </table:table-cell>
          <table:table-cell table:style-name="ce30" office:value-type="string">
            <text:p>ZAMUDIA GODOY JOHANNA ANDRE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670805">
            <text:p>1567080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ALVARADO MARIA DE LOS ANGEL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204121">
            <text:p>17204121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ALVARADO USECHE JURADIS YES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024064">
            <text:p>1902406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ALVARADO USECHE EDDY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3166101">
            <text:p>23166101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ARAGON DE GAVIRIA NID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663320">
            <text:p>17663320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ARAQUE ARAQUE ARCEL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179527">
            <text:p>917952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ARAUJO TERAN ELDA MARGA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82897">
            <text:p>818289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ARCINIEGAS CHINGATE ALIR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549370">
            <text:p>17549370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ARO MEZA YESIC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406173">
            <text:p>9406173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AZUAJE DE RODRIGUEZ LIDI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620277">
            <text:p>1962027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BERRIOS MORENO YUNGER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8187035">
            <text:p>8187035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BLANCO RIVAS LUVIA MARISO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6189817">
            <text:p>16189817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BRICEÑO ALDANA YUDIT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988405">
            <text:p>998840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CAMACHO VALERO FLORENTIN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965775">
            <text:p>1196577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CANCINES DEIDCIS MARCI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260826">
            <text:p>426082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CARBALLO SONIA DE LA PA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989958">
            <text:p>9989958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CASTELLANO MATHEUS ANA MERCE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189974">
            <text:p>1118997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CASTRO VERGARA ADELAID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154187">
            <text:p>2315418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CAYAPU FERNANDEZ IRENE LOR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5566327">
            <text:p>15566327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CHACON RUIZ YSMERCY YAC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8685376">
            <text:p>18685376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COLMENAREZ D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372214">
            <text:p>1137221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CONTRERAS EMERIT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384352">
            <text:p>938435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CORTEZ MORENO ESTRELLA DEL VALL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946930">
            <text:p>13946930</text:p>
          </table:table-cell>
          <table:table-cell table:style-name="ce22" office:value-type="string">
            <text:p>LICENCIADO EN GESTION SOCIAL</text:p>
          </table:table-cell>
          <table:table-cell table:style-name="ce31" office:value-type="string">
            <text:p>CUEVAS LOBO MARIA YURA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5734597">
            <text:p>573459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DIAZ LILIA BEATR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395915">
            <text:p>1139591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ESCALONA TREJO YIRVE ROGEL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730085">
            <text:p>1073008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ESCOBAR CARMEN E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462844">
            <text:p>1546284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FALCON BANDERELA YEILYN YEDI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5987651">
            <text:p>5987651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FIGUEREDO BEISI CONSUEL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553386">
            <text:p>1255338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FIGUEREDO COLMENARES ALEXIS O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766303">
            <text:p>17766303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FLORES GONZALEZ DAXY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828192">
            <text:p>1582819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GIRALDO RAMIREZ MARLEN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2579922">
            <text:p>12579922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GOMEZ ELCIDA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160238">
            <text:p>23160238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GOMEZ DE BARVUENA GLAD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266834">
            <text:p>926683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GONZALES VILLA BETANIA ZUL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546737">
            <text:p>1554673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GONZALEZ ALVAREZ ESTHER YURA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3062433">
            <text:p>13062433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GUEDEZ SOLANDA CHIQUINQU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068098">
            <text:p>14068098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GUERRA ESCALONA FELIX ANTON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7725865">
            <text:p>1772586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GUERRERO LEIDY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0651">
            <text:p>11710651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GUTIERREZ GAUDI XIOMA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3148220">
            <text:p>23148220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HENAO DE POSSO MARIA SO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555349">
            <text:p>1055534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HERNANDEZ GUILBER AMALI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329967">
            <text:p>1532996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HERNANDEZ HOYO BLANC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6575132">
            <text:p>1657513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HERNANDEZ QUINTERO JENNIF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380130">
            <text:p>9380130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HERNANDEZ SUPERLANO NANCY ANTO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262296">
            <text:p>1026229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HERNANDEZ UZCATEGUI YADIRA JOSEF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196121">
            <text:p>12196121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HIDALGO CARMEN MAR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0814458">
            <text:p>20814458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LARA DE LA CERDA YAMILE ELE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073860">
            <text:p>15073860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LEON LEANDRO JOS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333146">
            <text:p>1333314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LIRA CHIRINOS NECDYS YADNE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1429">
            <text:p>1171142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LOZADA ALVARADO JOSE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547774">
            <text:p>954777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LOZADA MIRABAL MAGALIS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301457">
            <text:p>830145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LUNA JUANA AURE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25409577">
            <text:p>2540957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ALDONADO PEÑA MARIA LEONILDE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2811156">
            <text:p>1281115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ARTINEZ NANCY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042242">
            <text:p>1604224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ARTINEZ BETANCOURT YULI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34809">
            <text:p>813480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EJIAS FANNY YADI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3749817">
            <text:p>374981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ILANO GARRIDO CARMEN ALIC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9213629">
            <text:p>9213629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MOLINA SIMEO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558503">
            <text:p>18558503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OLINA HERRERA VANESSA K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5657564">
            <text:p>565756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ONCADA URBINA JUAN DE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933711">
            <text:p>14933711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ONTERO ARAUJO ERIKA DEL PIL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9613486">
            <text:p>1961348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ONTILLA ESCALONA ELIANA CAROL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926516">
            <text:p>492651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ORALES BENESITA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9243502">
            <text:p>9243502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MORENO BELTRAN DIO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2102">
            <text:p>1171210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ORENO HERNANDEZ MIRL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6487734">
            <text:p>1648773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ORENO TAVERA LEONOR JASMI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9192585">
            <text:p>1919258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MUJICA LEON WILLIANA YASEN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947041">
            <text:p>14947041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NEIRA VALDEZ OMAIRA YEL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9976562">
            <text:p>19976562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OSORIO PEREZ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8118141">
            <text:p>18118141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OSUNA MONTILLA YILDA MARL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1711052">
            <text:p>1171105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PALMAS VILLA MARIA ALEJANDR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101702">
            <text:p>2010170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PAREDES CABEZA LINDOMA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38369">
            <text:p>813836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PARRA MONTILLA WILFREDO EDUAR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383778">
            <text:p>15383778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PEÑA BAMBEL MIGUEL ANG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3063652">
            <text:p>13063652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PEÑA DE SULBARAN ZAID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70206">
            <text:p>817020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PEREZ MAGALIS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055848">
            <text:p>10055848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PEREZ FANNY DOLOR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7997125">
            <text:p>1799712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PEREZ MENDOZA ANA RO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0409875">
            <text:p>1040987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PLATA PRADA LUZ MARI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47197">
            <text:p>814719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QUINTERO LOZADA SARAY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2464862">
            <text:p>1246486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QUIÑONES ESTUPIÑAN ANDREA DE JESU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199227">
            <text:p>1219922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AMIREZ PAREDES JESUS ORLAND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8117826">
            <text:p>1811782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AMIREZ VALLADARES JESUS JAVIER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829495">
            <text:p>1582949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ANGEL GONZALEZ CARMEN BEL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031026">
            <text:p>803102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ANGEL MEDINA ANA EDIL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073069">
            <text:p>1507306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ATTIA MARLENIS MELI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062239">
            <text:p>1306223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IVAS PEREZ YAMILEX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5601129">
            <text:p>560112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OA HILDA MARITZ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062199">
            <text:p>1306219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ODRIGUEZ BASTIDAS YAMILE RAMO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837957">
            <text:p>9837957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ODRIGUEZ GONZALEZ GLORIA COROMOTO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4933209">
            <text:p>1493320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ROMAN ALVAREZ TABATHA MERCE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5535182">
            <text:p>1553518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SANABRIA PINEDA ALEIDA DEL CARMEN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127954">
            <text:p>1612795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SANCHEZ COLMENARES JOSE ALCIDE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205299">
            <text:p>12205299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SANGUINO LENNY YOLYT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30292">
            <text:p>8130292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SERRANO GALINDEZ ELIZABE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6476353">
            <text:p>16476353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SILVA MUJICA DORMELLIS MORELIS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3591874">
            <text:p>3591874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SUPERLANO ANGARITA MARIA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3279345">
            <text:p>1327934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TARACHE LOMBANA MARIA EDIL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2204456">
            <text:p>1220445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TERAN MARIBEL TERES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8155083">
            <text:p>8155083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TORRES BOHORQUEZ PEDRO NEL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2" office:value-type="float" office:value="13501421">
            <text:p>13501421</text:p>
          </table:table-cell>
          <table:table-cell table:style-name="ce22" office:value-type="string">
            <text:p>LICENCIADO EN GESTION SOCIAL</text:p>
          </table:table-cell>
          <table:table-cell table:style-name="ce32" office:value-type="string">
            <text:p>UYABAN CHIVATA DORA YUDITH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15906145">
            <text:p>15906145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VELOZ VIZCAYA ELIMAR DAYAN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9987326">
            <text:p>998732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VERA ROJAS YURAIM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4927031">
            <text:p>4927031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VILLEGAS BRICEÑO MORELIA ESBELTIZ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>
          <table:table-cell office:value-type="string">
            <text:p>2012-II</text:p>
          </table:table-cell>
          <table:table-cell table:style-name="ce11" office:value-type="float" office:value="20601076">
            <text:p>20601076</text:p>
          </table:table-cell>
          <table:table-cell table:style-name="ce22" office:value-type="string">
            <text:p>LICENCIADO EN GESTION SOCIAL</text:p>
          </table:table-cell>
          <table:table-cell table:style-name="ce30" office:value-type="string">
            <text:p>ZAMAR LORAN MARYURI MARIA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  <table:table-cell table:number-columns-repeated="998"/>
        </table:table-row>
        <table:table-row table:style-name="ro1" table:number-rows-repeated="1046266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Bs.Fl </number:text>
      <number:number number:decimal-places="0" number:min-integer-digits="1" number:grouping="true"/>
    </number:number-style>
    <number:number-style style:name="N106">
      <number:text>Bs.Fl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Bs.Fl </number:text>
      <number:number number:decimal-places="0" number:min-integer-digits="1" number:grouping="true"/>
    </number:number-style>
    <number:number-style style:name="N107">
      <style:text-properties fo:color="#ff0000"/>
      <number:text>Bs.Fl -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Bs.Fl </number:text>
      <number:number number:decimal-places="2" number:min-integer-digits="1" number:grouping="true"/>
    </number:number-style>
    <number:number-style style:name="N109">
      <number:text>Bs.Fl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Bs.Fl </number:text>
      <number:number number:decimal-places="2" number:min-integer-digits="1" number:grouping="true"/>
    </number:number-style>
    <number:number-style style:name="N110">
      <style:text-properties fo:color="#ff0000"/>
      <number:text>Bs.Fl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Bs.Fl </number:text>
      <number:number number:decimal-places="0" number:min-integer-digits="1" number:grouping="true"/>
      <number:text> </number:text>
    </number:number-style>
    <number:number-style style:name="N122P1" style:volatile="true">
      <number:text> Bs.Fl -</number:text>
      <number:number number:decimal-places="0" number:min-integer-digits="1" number:grouping="true"/>
      <number:text> </number:text>
    </number:number-style>
    <number:number-style style:name="N122P2" style:volatile="true">
      <number:text> Bs.Fl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Bs.Fl </number:text>
      <number:number number:decimal-places="2" number:min-integer-digits="1" number:grouping="true"/>
      <number:text> </number:text>
    </number:number-style>
    <number:number-style style:name="N130P1" style:volatile="true">
      <number:text> Bs.Fl -</number:text>
      <number:number number:decimal-places="2" number:min-integer-digits="1" number:grouping="true"/>
      <number:text> </number:text>
    </number:number-style>
    <number:number-style style:name="N130P2" style:volatile="true">
      <number:text> Bs.Fl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number number:decimal-places="0" number:min-integer-digits="1" number:grouping="true"/>
      <number:text>    </number:text>
    </number:number-style>
    <number:number-style style:name="N148P2" style:volatile="true">
      <number:text> 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integer-digits="1" number:grouping="true"/>
      <number:text> € </number:text>
    </number:number-style>
    <number:number-style style:name="N152P2" style:volatile="true">
      <number:text> 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   </number:text>
    </number:number-style>
    <number:number-style style:name="N156P1" style:volatile="true">
      <number:text>-</number:text>
      <number:number number:decimal-places="2" number:min-integer-digits="1" number:grouping="true"/>
      <number:text>    </number:text>
    </number:number-style>
    <number:number-style style:name="N156P2" style:volatile="true">
      <number:text> -</number:text>
      <number:number number: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Bs </number:text>
      <number:number number:decimal-places="0" number:min-integer-digits="1" number:grouping="true"/>
    </number:number-style>
    <number:number-style style:name="N158">
      <number:text>Bs 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Bs </number:text>
      <number:number number:decimal-places="0" number:min-integer-digits="1" number:grouping="true"/>
    </number:number-style>
    <number:number-style style:name="N159">
      <style:text-properties fo:color="#ff0000"/>
      <number:text>Bs -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Bs </number:text>
      <number:number number:decimal-places="2" number:min-integer-digits="1" number:grouping="true"/>
    </number:number-style>
    <number:number-style style:name="N161">
      <number:text>Bs -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Bs </number:text>
      <number:number number:decimal-places="2" number:min-integer-digits="1" number:grouping="true"/>
    </number:number-style>
    <number:number-style style:name="N162">
      <style:text-properties fo:color="#ff0000"/>
      <number:text>Bs -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Bs </number:text>
      <number:number number:decimal-places="0" number:min-integer-digits="1" number:grouping="true"/>
      <number:text> </number:text>
    </number:number-style>
    <number:number-style style:name="N166P1" style:volatile="true">
      <number:text> Bs -</number:text>
      <number:number number:decimal-places="0" number:min-integer-digits="1" number:grouping="true"/>
      <number:text> </number:text>
    </number:number-style>
    <number:number-style style:name="N166P2" style:volatile="true">
      <number:text> Bs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Bs </number:text>
      <number:number number:decimal-places="2" number:min-integer-digits="1" number:grouping="true"/>
      <number:text> </number:text>
    </number:number-style>
    <number:number-style style:name="N170P1" style:volatile="true">
      <number:text> Bs -</number:text>
      <number:number number:decimal-places="2" number:min-integer-digits="1" number:grouping="true"/>
      <number:text> </number:text>
    </number:number-style>
    <number:number-style style:name="N170P2" style:volatile="true">
      <number:text> Bs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0" number:min-integer-digits="1" number:grouping="true"/>
    </number:number-style>
    <number:number-style style:name="N172">
      <number:text>$ 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0" number:min-integer-digits="1" number:grouping="true"/>
    </number:number-style>
    <number:number-style style:name="N173">
      <style:text-properties fo:color="#ff0000"/>
      <number:text>$ -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2" number:min-integer-digits="1" number:grouping="true"/>
    </number:number-style>
    <number:number-style style:name="N175">
      <number:text>$ -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 </number:text>
      <number:number number:decimal-places="2" number:min-integer-digits="1" number:grouping="true"/>
    </number:number-style>
    <number:number-style style:name="N176">
      <style:text-properties fo:color="#ff0000"/>
      <number:text>$ -</number:text>
      <number:number number:decimal-places="2" number:min-integer-digits="1" number:grouping="true"/>
      <style:map style:condition="value()&gt;=0" style:apply-style-name="N176P0"/>
    </number:number-style>
    <number:number-style style:name="N180P0" style:volatile="true">
      <number:text> $ </number:text>
      <number:number number:decimal-places="0" number:min-integer-digits="1" number:grouping="true"/>
      <number:text> </number:text>
    </number:number-style>
    <number:number-style style:name="N180P1" style:volatile="true">
      <number:text> $ -</number:text>
      <number:number number:decimal-places="0" number:min-integer-digits="1" number:grouping="true"/>
      <number:text> </number:text>
    </number:number-style>
    <number:number-style style:name="N180P2" style:volatile="true">
      <number:text> $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$ </number:text>
      <number:number number:decimal-places="2" number:min-integer-digits="1" number:grouping="true"/>
      <number:text> </number:text>
    </number:number-style>
    <number:number-style style:name="N184P1" style:volatile="true">
      <number:text> $ -</number:text>
      <number:number number:decimal-places="2" number:min-integer-digits="1" number:grouping="true"/>
      <number:text> </number:text>
    </number:number-style>
    <number:number-style style:name="N184P2" style:volatile="true">
      <number:text> $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Bs. l </number:text>
      <number:number number:decimal-places="0" number:min-integer-digits="1" number:grouping="true"/>
    </number:number-style>
    <number:number-style style:name="N186">
      <number:text>Bs. l -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text>Bs. l </number:text>
      <number:number number:decimal-places="0" number:min-integer-digits="1" number:grouping="true"/>
    </number:number-style>
    <number:number-style style:name="N187">
      <style:text-properties fo:color="#ff0000"/>
      <number:text>Bs. l -</number:text>
      <number:number number:decimal-places="0" number:min-integer-digits="1" number:grouping="true"/>
      <style:map style:condition="value()&gt;=0" style:apply-style-name="N187P0"/>
    </number:number-style>
    <number:number-style style:name="N189P0" style:volatile="true">
      <number:text>Bs. l </number:text>
      <number:number number:decimal-places="2" number:min-integer-digits="1" number:grouping="true"/>
    </number:number-style>
    <number:number-style style:name="N189">
      <number:text>Bs. l -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Bs. l </number:text>
      <number:number number:decimal-places="2" number:min-integer-digits="1" number:grouping="true"/>
    </number:number-style>
    <number:number-style style:name="N190">
      <style:text-properties fo:color="#ff0000"/>
      <number:text>Bs. l -</number:text>
      <number:number number:decimal-places="2" number:min-integer-digits="1" number:grouping="true"/>
      <style:map style:condition="value()&gt;=0" style:apply-style-name="N190P0"/>
    </number:number-style>
    <number:number-style style:name="N194P0" style:volatile="true">
      <number:text> Bs. l </number:text>
      <number:number number:decimal-places="0" number:min-integer-digits="1" number:grouping="true"/>
      <number:text> </number:text>
    </number:number-style>
    <number:number-style style:name="N194P1" style:volatile="true">
      <number:text> Bs. l -</number:text>
      <number:number number:decimal-places="0" number:min-integer-digits="1" number:grouping="true"/>
      <number:text> </number:text>
    </number:number-style>
    <number:number-style style:name="N194P2" style:volatile="true">
      <number:text> Bs. l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Bs. l </number:text>
      <number:number number:decimal-places="2" number:min-integer-digits="1" number:grouping="true"/>
      <number:text> </number:text>
    </number:number-style>
    <number:number-style style:name="N198P1" style:volatile="true">
      <number:text> Bs. l -</number:text>
      <number:number number:decimal-places="2" number:min-integer-digits="1" number:grouping="true"/>
      <number:text> </number:text>
    </number:number-style>
    <number:number-style style:name="N198P2" style:volatile="true">
      <number:text> Bs. l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2" number:min-integer-digits="1" number:grouping="true"/>
      <number:text> </number:text>
    </number:number-style>
    <number:number-style style:name="N200P1" style:volatile="true">
      <number:text> (</number:text>
      <number:number number:decimal-places="2" number:min-integer-digits="1" number:grouping="true"/>
      <number:text>)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number:min-integer-digits="1" number:grouping="true"/>
      <number:text> </number:text>
    </number:number-style>
    <number:number-style style:name="N202P1" style:volatile="true">
      <number:text> (</number:text>
      <number:number number:decimal-places="0" number:min-integer-digits="1" number:grouping="true"/>
      <number:text>)</number:text>
    </number:number-style>
    <number:number-style style:name="N202P2" style:volatile="true">
      <number:text> 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$</number:text>
      <number:number number:decimal-places="0" number:min-integer-digits="1" number:grouping="true"/>
      <number:text> </number:text>
    </number:number-style>
    <number:number-style style:name="N210P1" style:volatile="true">
      <number:text> $(</number:text>
      <number:number number:decimal-places="0" number:min-integer-digits="1" number:grouping="true"/>
      <number:text>)</number:text>
    </number:number-style>
    <number:number-style style:name="N210P2" style:volatile="true">
      <number:text> $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date-style style:name="N211">
      <number:month number:textual="true"/>
      <number:text>-</number:text>
      <number:year number:style="long"/>
    </number:date-style>
    <number:number-style style:name="N212P0" style:volatile="true">
      <number:number number:decimal-places="0" number:min-integer-digits="1"/>
    </number:number-style>
    <number:number-style style:name="N212">
      <style:text-properties fo:color="#ff0000"/>
      <number:number number:decimal-places="0" number:min-integer-digits="1"/>
      <style:map style:condition="value()&gt;=0" style:apply-style-name="N212P0"/>
    </number:number-style>
    <number:number-style style:name="N214P0" style:volatile="true">
      <number:text>Sí</number:text>
    </number:number-style>
    <number:number-style style:name="N214P1" style:volatile="true">
      <number:text>Sí</number:text>
    </number:number-style>
    <number:number-style style:name="N214">
      <number:text>No</number:text>
      <style:map style:condition="value()&gt;0" style:apply-style-name="N214P0"/>
      <style:map style:condition="value()&lt;0" style:apply-style-name="N214P1"/>
    </number:number-style>
    <number:number-style style:name="N216P0" style:volatile="true">
      <number:text>Verdadero</number:text>
    </number:number-style>
    <number:number-style style:name="N216P1" style:volatile="true">
      <number:text>Verdadero</number:text>
    </number:number-style>
    <number:number-style style:name="N216">
      <number:text>Falso</number:text>
      <style:map style:condition="value()&gt;0" style:apply-style-name="N216P0"/>
      <style:map style:condition="value()&lt;0" style:apply-style-name="N216P1"/>
    </number:number-style>
    <number:number-style style:name="N218P0" style:volatile="true">
      <number:text>Activado</number:text>
    </number:number-style>
    <number:number-style style:name="N218P1" style:volatile="true">
      <number:text>Activado</number:text>
    </number:number-style>
    <number:number-style style:name="N218">
      <number:text>Desactivado</number:text>
      <style:map style:condition="value()&gt;0" style:apply-style-name="N218P0"/>
      <style:map style:condition="value()&lt;0" style:apply-style-name="N218P1"/>
    </number:number-style>
    <number:currency-style style:name="N22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0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22/10/2013</text:date>, <text:time>12:15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el Castillo</meta:initial-creator>
    <meta:creation-date>2013-10-22T11:27:30</meta:creation-date>
    <dc:date>2013-10-22T12:15:28</dc:date>
    <dc:creator>Yoel Castillo</dc:creator>
    <meta:editing-duration>PT00H01M07S</meta:editing-duration>
    <meta:editing-cycles>3</meta:editing-cycles>
    <meta:generator>OpenOffice.org/3.2$Linux OpenOffice.org_project/320m12$Build-9483</meta:generator>
    <meta:document-statistic meta:table-count="3" meta:cell-count="13854" meta:object-count="0"/>
  </office:meta>
</office:document-meta>
</file>